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7.116cm" style:rel-column-width="27432*"/>
    </style:style>
    <style:style style:name="Таблица5.B" style:family="table-column">
      <style:table-column-properties style:column-width="9.883cm" style:rel-column-width="3810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7.116cm" style:rel-column-width="27432*"/>
    </style:style>
    <style:style style:name="Таблица1.B" style:family="table-column">
      <style:table-column-properties style:column-width="9.883cm" style:rel-column-width="38103*"/>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7.116cm" style:rel-column-width="27432*"/>
    </style:style>
    <style:style style:name="Таблица2.B" style:family="table-column">
      <style:table-column-properties style:column-width="9.883cm" style:rel-column-width="38103*"/>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6" style:family="table">
      <style:table-properties style:width="16.999cm" table:align="margins"/>
    </style:style>
    <style:style style:name="Таблица6.A" style:family="table-column">
      <style:table-column-properties style:column-width="3.628cm" style:rel-column-width="13988*"/>
    </style:style>
    <style:style style:name="Таблица6.B" style:family="table-column">
      <style:table-column-properties style:column-width="13.37cm" style:rel-column-width="51547*"/>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7" style:family="table">
      <style:table-properties style:width="16.999cm" table:align="margins"/>
    </style:style>
    <style:style style:name="Таблица7.A" style:family="table-column">
      <style:table-column-properties style:column-width="3.572cm" style:rel-column-width="13770*"/>
    </style:style>
    <style:style style:name="Таблица7.B" style:family="table-column">
      <style:table-column-properties style:column-width="13.427cm" style:rel-column-width="51765*"/>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3.572cm" style:rel-column-width="13770*"/>
    </style:style>
    <style:style style:name="Таблица8.B" style:family="table-column">
      <style:table-column-properties style:column-width="13.427cm" style:rel-column-width="51765*"/>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background-color="transparent" fo:padding="0.097cm" fo:border-left="0.002cm solid #000000" fo:border-right="none" fo:border-top="none" fo:border-bottom="0.002cm solid #000000">
        <style:background-image/>
      </style:table-cell-properties>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7.009cm" fo:margin-left="0cm" fo:margin-right="-0.011cm" table:align="margins"/>
    </style:style>
    <style:style style:name="Таблица9.A" style:family="table-column">
      <style:table-column-properties style:column-width="3.579cm" style:rel-column-width="13789*"/>
    </style:style>
    <style:style style:name="Таблица9.B" style:family="table-column">
      <style:table-column-properties style:column-width="13.43cm" style:rel-column-width="51746*"/>
    </style:style>
    <style:style style:name="Таблица9.1" style:family="table-row">
      <style:table-row-properties style:min-row-height="2.394cm"/>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2" style:family="table-row">
      <style:table-row-properties style:min-row-height="1.238cm"/>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7.009cm" fo:margin-left="0cm" fo:margin-right="-0.011cm" table:align="margins"/>
    </style:style>
    <style:style style:name="Таблица10.A" style:family="table-column">
      <style:table-column-properties style:column-width="3.552cm" style:rel-column-width="13687*"/>
    </style:style>
    <style:style style:name="Таблица10.B" style:family="table-column">
      <style:table-column-properties style:column-width="13.457cm" style:rel-column-width="5184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Обычный1">
      <style:paragraph-properties fo:line-height="100%" fo:text-align="center" style:justify-single-word="false"/>
      <style:text-properties fo:font-size="14pt" fo:language="ru" fo:country="RU" style:font-size-asian="14pt"/>
    </style:style>
    <style:style style:name="P3"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4"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6" style:family="paragraph" style:parent-style-name="Обычный1">
      <style:paragraph-properties fo:line-height="100%">
        <style:tab-stops>
          <style:tab-stop style:position="12.002cm"/>
          <style:tab-stop style:position="17.253cm"/>
        </style:tab-stops>
      </style:paragraph-properties>
    </style:style>
    <style:style style:name="P7" style:family="paragraph" style:parent-style-name="Обычный1">
      <style:paragraph-properties fo:line-height="100%">
        <style:tab-stops>
          <style:tab-stop style:position="12.019cm"/>
          <style:tab-stop style:position="17.253cm"/>
        </style:tab-stops>
      </style:paragraph-properties>
    </style:style>
    <style:style style:name="P8"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9"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635cm" fo:text-align="center" style:justify-single-word="false" fo:orphans="0" fo:widows="0" fo:text-indent="0cm" style:auto-text-indent="false"/>
    </style:style>
    <style:style style:name="P11" style:family="paragraph" style:parent-style-name="Обычный1">
      <style:paragraph-properties fo:margin-left="0.981cm" fo:margin-right="-0.004cm" fo:line-height="0.776cm" fo:text-indent="1.27cm" style:auto-text-indent="false">
        <style:tab-stops/>
      </style:paragraph-properties>
      <style:text-properties fo:font-size="14pt" fo:language="ru" fo:country="RU" style:font-size-asian="14pt"/>
    </style:style>
    <style:style style:name="P12" style:family="paragraph" style:parent-style-name="Обычный1">
      <style:paragraph-properties fo:margin-left="1.27cm" fo:margin-right="-0.004cm" fo:line-height="0.776cm" fo:text-indent="0.981cm" style:auto-text-indent="false">
        <style:tab-stops/>
      </style:paragraph-properties>
      <style:text-properties fo:font-size="14pt" fo:language="ru" fo:country="RU" style:font-size-asian="14pt"/>
    </style:style>
    <style:style style:name="P13"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ab-stops/>
      </style:paragraph-properties>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text-properties fo:font-size="14pt" fo:language="ru" fo:country="RU" style:font-size-asian="14pt"/>
    </style:style>
    <style:style style:name="P16" style:family="paragraph" style:parent-style-name="Standard">
      <style:paragraph-properties fo:text-align="center" style:justify-single-word="false"/>
      <style:text-properties fo:font-size="22pt" style:font-size-asian="22pt" style:font-size-complex="22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ab-stops/>
      </style:paragraph-properties>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ab-stops/>
      </style:paragraph-properties>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4pt" fo:language="ru" fo:country="RU" style:font-size-asian="14pt" style:font-size-complex="14pt"/>
    </style:style>
    <style:style style:name="P21" style:family="paragraph" style:parent-style-name="Обычный1">
      <style:paragraph-properties fo:margin-left="3.034cm" fo:margin-right="3.528cm" fo:line-height="0.459cm" fo:text-align="center" style:justify-single-word="false" fo:orphans="0" fo:widows="0" fo:text-indent="0cm" style:auto-text-indent="false">
        <style:tab-stops/>
      </style:paragraph-properties>
      <style:text-properties fo:font-size="14pt" fo:language="ru" fo:country="RU" style:font-size-asian="14pt"/>
    </style:style>
    <style:style style:name="P22"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8pt" fo:language="ru" fo:country="RU" style:font-size-asian="18pt"/>
    </style:style>
    <style:style style:name="P23"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24" style:family="paragraph" style:parent-style-name="Обычный1">
      <style:paragraph-properties fo:margin-left="0.501cm" fo:margin-right="0cm" fo:line-height="100%" fo:text-indent="0cm" style:auto-text-indent="false">
        <style:tab-stops>
          <style:tab-stop style:position="11.481cm"/>
          <style:tab-stop style:position="16.925cm"/>
        </style:tab-stops>
      </style:paragraph-properties>
    </style:style>
    <style:style style:name="P25"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6" style:family="paragraph" style:parent-style-name="Text_20_body">
      <style:text-properties style:font-size-complex="14pt"/>
    </style:style>
    <style:style style:name="P27" style:family="paragraph" style:parent-style-name="Text_20_body">
      <style:text-properties style:font-name-asian="TimesNewRomanPSMT" style:font-name-complex="TimesNewRomanPSMT"/>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italic" style:font-name-asian="Verdana" style:font-style-asian="italic" style:font-name-complex="Verdana" style:font-size-complex="14pt" style:font-style-complex="italic"/>
    </style:style>
    <style:style style:name="P30" style:family="paragraph" style:parent-style-name="Text_20_body">
      <style:text-properties style:font-name="TimesNewRomanPSMT" style:font-name-asian="TimesNewRomanPSMT" style:font-name-complex="TimesNewRomanPSMT"/>
    </style:style>
    <style:style style:name="P31" style:family="paragraph" style:parent-style-name="Text_20_body">
      <style:text-properties style:font-name="Times New Roman" fo:font-size="14pt" fo:language="en" fo:country="US" style:letter-kerning="false" style:font-size-asian="14pt" style:font-name-complex="LucidaGrande" style:font-size-complex="14pt"/>
    </style:style>
    <style:style style:name="P32" style:family="paragraph" style:parent-style-name="Text_20_body">
      <style:paragraph-properties fo:text-align="justify" style:justify-single-word="false"/>
      <style:text-properties style:font-name="Times New Roman" fo:font-size="14pt" fo:language="en" fo:country="US" style:letter-kerning="false" style:font-size-asian="14pt" style:font-name-complex="LucidaGrande" style:font-size-complex="14pt"/>
    </style:style>
    <style:style style:name="P33" style:family="paragraph" style:parent-style-name="Text_20_body">
      <style:text-properties style:text-underline-style="none" fo:font-weight="normal" style:font-weight-asian="normal" style:font-weight-complex="normal"/>
    </style:style>
    <style:style style:name="P34" style:family="paragraph" style:parent-style-name="Text_20_body">
      <style:text-properties fo:color="#000000"/>
    </style:style>
    <style:style style:name="P35" style:family="paragraph" style:parent-style-name="Text_20_body">
      <style:paragraph-properties fo:margin-left="0cm" fo:margin-right="0cm" fo:text-indent="1.199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indent="0cm" style:auto-text-indent="false"/>
      <style:text-properties fo:color="#000000"/>
    </style:style>
    <style:style style:name="P38" style:family="paragraph" style:parent-style-name="Table">
      <style:paragraph-properties fo:keep-with-next="always"/>
    </style:style>
    <style:style style:name="P39" style:family="paragraph" style:parent-style-name="Table_20_Contents">
      <style:paragraph-properties fo:text-align="center" style:justify-single-word="false"/>
      <style:text-properties fo:font-size="14pt" fo:font-weight="bold" style:font-size-asian="14pt" style:font-weight-asian="bold" style:font-weight-complex="bold"/>
    </style:style>
    <style:style style:name="P40" style:family="paragraph" style:parent-style-name="Table_20_Contents">
      <style:paragraph-properties fo:text-align="justify" style:justify-single-word="false"/>
      <style:text-properties fo:font-size="14pt" style:font-size-asian="14pt"/>
    </style:style>
    <style:style style:name="P41" style:family="paragraph" style:parent-style-name="Text_20_body">
      <style:paragraph-properties fo:margin-left="0cm" fo:margin-right="0cm" fo:text-indent="0.9cm" style:auto-text-indent="false"/>
    </style:style>
    <style:style style:name="P42" style:family="paragraph" style:parent-style-name="Листинг_20_кода">
      <style:text-properties style:font-name="Times New Roman" fo:font-size="12pt" style:font-size-asian="12pt" style:font-size-complex="12pt"/>
    </style:style>
    <style:style style:name="P43" style:family="paragraph" style:parent-style-name="Листинг_20_кода">
      <style:text-properties style:font-name="Times New Roman" fo:font-size="12pt" style:font-name-asian="Menlo-Regular" style:font-size-asian="12pt" style:font-name-complex="Menlo-Regular" style:font-size-complex="12pt"/>
    </style:style>
    <style:style style:name="P44" style:family="paragraph" style:parent-style-name="Листинг_20_кода">
      <style:text-properties fo:color="#000000" style:font-name="Times New Roman" fo:font-size="12pt" style:font-name-asian="Menlo-Regular" style:font-size-asian="12pt" style:font-name-complex="Menlo-Regular" style:font-size-complex="12pt"/>
    </style:style>
    <style:style style:name="P45" style:family="paragraph" style:parent-style-name="Листинг_20_кода">
      <style:text-properties style:font-name-asian="Menlo-Regular" style:font-name-complex="Menlo-Regular"/>
    </style:style>
    <style:style style:name="P46" style:family="paragraph" style:parent-style-name="Листинг_20_кода">
      <style:text-properties fo:font-size="13pt" style:font-name-asian="Menlo-Regular" style:font-size-asian="13pt" style:font-name-complex="Menlo-Regular" style:font-size-complex="13pt"/>
    </style:style>
    <style:style style:name="P47" style:family="paragraph" style:parent-style-name="Листинг_20_кода">
      <style:text-properties fo:font-size="12pt" style:font-size-asian="12pt" style:font-size-complex="12pt"/>
    </style:style>
    <style:style style:name="P48" style:family="paragraph" style:parent-style-name="Заголовок_20_Без_20_Нумерации">
      <style:paragraph-properties fo:break-before="page"/>
    </style:style>
    <style:style style:name="P49" style:family="paragraph" style:parent-style-name="Contents_20_Heading">
      <style:paragraph-properties fo:break-before="page"/>
    </style:style>
    <style:style style:name="P50" style:family="paragraph" style:parent-style-name="Заголовок_20_Без_20_Нумерации" style:master-page-name="">
      <style:paragraph-properties style:page-number="auto"/>
    </style:style>
    <style:style style:name="P51" style:family="paragraph" style:parent-style-name="Основной_20_текст_20_содержания">
      <style:paragraph-properties>
        <style:tab-stops>
          <style:tab-stop style:position="16.999cm" style:type="right" style:leader-style="dotted" style:leader-text="."/>
        </style:tab-stops>
      </style:paragraph-properties>
    </style:style>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6">
      <style:text-properties style:font-name-asian="Verdana" style:font-name-complex="Verdana" style:font-size-complex="14pt"/>
    </style:style>
    <style:style style:name="P55" style:family="paragraph" style:parent-style-name="Text_20_body" style:list-style-name="L7">
      <style:text-properties style:font-name-asian="Verdana" style:font-name-complex="Verdana" style:font-size-complex="14pt"/>
    </style:style>
    <style:style style:name="P56" style:family="paragraph" style:parent-style-name="Text_20_body" style:list-style-name="L8">
      <style:text-properties style:font-name-asian="Verdana" style:font-name-complex="Verdana" style:font-size-complex="14pt"/>
    </style:style>
    <style:style style:name="P57" style:family="paragraph" style:parent-style-name="Text_20_body" style:list-style-name="L9">
      <style:text-properties style:font-name-asian="Verdana" style:font-name-complex="Verdana" style:font-size-complex="14pt"/>
    </style:style>
    <style:style style:name="P58" style:family="paragraph" style:parent-style-name="Text_20_body" style:list-style-name="L10">
      <style:text-properties style:font-name-asian="Verdana" style:font-name-complex="Verdana" style:font-size-complex="14pt"/>
    </style:style>
    <style:style style:name="P59" style:family="paragraph" style:parent-style-name="Text_20_body" style:list-style-name="L11">
      <style:text-properties style:font-name-asian="Verdana" style:font-name-complex="Verdana" style:font-size-complex="14pt"/>
    </style:style>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1"/>
    <style:style style:name="P63" style:family="paragraph" style:parent-style-name="Text_20_body" style:list-style-name="L15"/>
    <style:style style:name="P64" style:family="paragraph" style:parent-style-name="Text_20_body" style:list-style-name="L17"/>
    <style:style style:name="P65" style:family="paragraph" style:parent-style-name="Text_20_body" style:list-style-name="L18">
      <style:text-properties fo:color="#000000"/>
    </style:style>
    <style:style style:name="P66" style:family="paragraph" style:parent-style-name="Text_20_body" style:list-style-name="L19">
      <style:text-properties fo:color="#000000"/>
    </style:style>
    <style:style style:name="P67" style:family="paragraph" style:parent-style-name="Text_20_body" style:list-style-name="L19"/>
    <style:style style:name="P68" style:family="paragraph" style:parent-style-name="Text_20_body" style:list-style-name="L1">
      <style:paragraph-properties fo:margin-left="0cm" fo:margin-right="0cm" fo:text-indent="0cm" style:auto-text-indent="false"/>
      <style:text-properties style:font-name-asian="TimesNewRomanPSMT" style:font-name-complex="TimesNewRomanPSMT" style:font-size-complex="14pt"/>
    </style:style>
    <style:style style:name="P69" style:family="paragraph" style:parent-style-name="Text_20_body" style:list-style-name="L2">
      <style:paragraph-properties fo:margin-left="0cm" fo:margin-right="0cm" fo:text-indent="0cm" style:auto-text-indent="false"/>
      <style:text-properties style:font-name-asian="TimesNewRomanPSMT" style:font-name-complex="TimesNewRomanPSMT"/>
    </style:style>
    <style:style style:name="P70" style:family="paragraph" style:parent-style-name="Text_20_body" style:list-style-name="L12">
      <style:paragraph-properties fo:margin-left="0cm" fo:margin-right="0cm" fo:text-indent="0cm" style:auto-text-indent="false"/>
    </style:style>
    <style:style style:name="P71" style:family="paragraph" style:parent-style-name="Text_20_body" style:list-style-name="L13">
      <style:paragraph-properties fo:margin-left="0cm" fo:margin-right="0cm" fo:text-indent="0cm" style:auto-text-indent="false"/>
    </style:style>
    <style:style style:name="P72" style:family="paragraph" style:parent-style-name="Text_20_body" style:list-style-name="L14">
      <style:paragraph-properties fo:margin-left="0cm" fo:margin-right="0cm" fo:text-indent="0cm" style:auto-text-indent="false">
        <style:tab-stops>
          <style:tab-stop style:position="15.998cm" style:type="right" style:leader-style="dotted" style:leader-text="."/>
        </style:tab-stops>
      </style:paragraph-properties>
    </style:style>
    <style:style style:name="P73" style:family="paragraph" style:parent-style-name="Text_20_body" style:list-style-name="L16">
      <style:paragraph-properties fo:margin-left="0cm" fo:margin-right="0cm" fo:text-indent="0cm" style:auto-text-indent="false"/>
    </style:style>
    <style:style style:name="P74" style:family="paragraph" style:parent-style-name="Text_20_body" style:list-style-name="L3">
      <style:paragraph-properties fo:margin-left="0.647cm" fo:margin-right="0cm" fo:text-indent="-0.647cm" style:auto-text-indent="false">
        <style:tab-stops/>
      </style:paragraph-properties>
      <style:text-properties style:font-name-asian="TimesNewRomanPSMT" style:font-name-complex="TimesNewRomanPSMT"/>
    </style:style>
    <style:style style:name="P75" style:family="paragraph" style:parent-style-name="Text_20_body" style:list-style-name="L4">
      <style:paragraph-properties fo:margin-left="0.626cm" fo:margin-right="0cm" fo:text-indent="-0.635cm" style:auto-text-indent="false">
        <style:tab-stops>
          <style:tab-stop style:position="15.998cm" style:type="right" style:leader-style="dotted" style:leader-text="."/>
        </style:tab-stops>
      </style:paragraph-properties>
      <style:text-properties style:font-name-asian="TimesNewRomanPSMT" style:font-name-complex="TimesNewRomanPSMT"/>
    </style:style>
    <style:style style:name="P76" style:family="paragraph" style:parent-style-name="Text_20_body" style:list-style-name="L4">
      <style:paragraph-properties fo:margin-left="0.626cm" fo:margin-right="0cm" fo:text-indent="-0.635cm" style:auto-text-indent="false">
        <style:tab-stops>
          <style:tab-stop style:position="15.998cm" style:type="right" style:leader-style="dotted" style:leader-text="."/>
        </style:tab-stops>
      </style:paragraph-properties>
    </style:style>
    <style:style style:name="P77" style:family="paragraph" style:parent-style-name="Heading_20_1">
      <style:paragraph-properties fo:break-before="page"/>
    </style:style>
    <style:style style:name="P78" style:family="paragraph" style:parent-style-name="Обычный1" style:master-page-name="MPF0">
      <style:paragraph-properties fo:line-height="100%" fo:text-align="center" style:justify-single-word="false" style:page-number="3" fo:break-before="page"/>
      <style:text-properties fo:font-size="14pt" fo:language="ru" fo:country="RU" style:font-size-asian="14pt"/>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fo:font-style="italic" style:font-size-asian="14pt" style:font-style-asian="italic"/>
    </style:style>
    <style:style style:name="T4" style:family="text">
      <style:text-properties fo:font-size="14pt" style:font-size-asian="14pt" style:font-size-complex="14pt"/>
    </style:style>
    <style:style style:name="T5" style:family="text">
      <style:text-properties fo:color="#000000" fo:font-size="14pt" fo:language="ru" fo:country="RU" style:font-size-asian="14pt" style:font-size-complex="14pt"/>
    </style:style>
    <style:style style:name="T6" style:family="text">
      <style:text-properties fo:color="#000000" style:font-name="Times New Roman" fo:font-size="12pt" style:font-name-asian="Menlo-Regular" style:font-size-asian="12pt" style:font-name-complex="Menlo-Regular" style:font-size-complex="12pt"/>
    </style:style>
    <style:style style:name="T7" style:family="text">
      <style:text-properties fo:color="#000000" style:font-name="Times New Roman" fo:font-size="13pt" style:font-name-asian="Menlo-Regular" style:font-size-asian="13pt" style:font-name-complex="Menlo-Regular" style:font-size-complex="13pt"/>
    </style:style>
    <style:style style:name="T8" style:family="text">
      <style:text-properties fo:color="#000000" style:font-name="Times New Roman"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9" style:family="text">
      <style:text-properties fo:color="#000000" style:font-name="Times New Roman" fo:font-size="14pt" fo:font-style="italic"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0" style:family="text">
      <style:text-properties fo:color="#000000" style:font-name="Times New Roman" fo:font-size="14pt" fo:font-style="italic" style:text-underline-style="none" fo:font-weight="bold" style:font-name-asian="TimesNewRomanPSMT" style:font-size-asian="14pt" style:font-style-asian="italic" style:font-weight-asian="bold" style:font-name-complex="TimesNewRomanPSMT" style:font-size-complex="14pt" style:font-style-complex="normal" style:font-weight-complex="bold"/>
    </style:style>
    <style:style style:name="T11" style:family="text">
      <style:text-properties fo:color="#000000" style:font-name="Times New Roman" fo:font-size="14pt" fo:font-style="italic" style:font-name-asian="TimesNewRomanPSMT" style:font-size-asian="14pt" style:font-style-asian="italic" style:font-name-complex="TimesNewRomanPSMT" style:font-size-complex="14pt" style:font-style-complex="italic"/>
    </style:style>
    <style:style style:name="T12" style:family="text">
      <style:text-properties fo:color="#000000" style:font-name="Times New Roman"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3" style:family="text">
      <style:text-properties fo:color="#000000" style:font-name="Times New Roman" fo:font-size="14pt" fo:font-style="normal" style:font-name-asian="TimesNewRomanPSMT" style:font-size-asian="14pt" style:font-style-asian="normal" style:font-name-complex="TimesNewRomanPSMT" style:font-size-complex="14pt" style:font-style-complex="normal"/>
    </style:style>
    <style:style style:name="T14" style:family="text">
      <style:text-properties fo:color="#000000" style:font-name="Times New Roman" fo:font-size="14pt" fo:language="en" fo:country="US" fo:font-style="normal" style:text-underline-style="none" fo:font-weight="bold" style:font-name-asian="TimesNewRomanPSMT" style:font-size-asian="14pt" style:font-style-asian="normal" style:font-weight-asian="bold" style:font-name-complex="TimesNewRomanPSMT" style:font-size-complex="14pt" style:font-style-complex="normal" style:font-weight-complex="bold"/>
    </style:style>
    <style:style style:name="T15" style:family="text">
      <style:text-properties fo:color="#000000" style:font-name="Times New Roman" fo:font-size="14pt" fo:language="en" fo:country="US" style:font-name-asian="TimesNewRomanPSMT" style:font-size-asian="14pt" style:font-name-complex="TimesNewRomanPSMT" style:font-size-complex="14pt"/>
    </style:style>
    <style:style style:name="T16" style:family="text">
      <style:text-properties fo:color="#000000" style:font-name="TimesNewRomanPSMT"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17" style:family="text">
      <style:text-properties fo:color="#000000" style:font-name="TimesNewRomanPSMT" fo:font-size="14pt" fo:font-style="italic" style:font-name-asian="TimesNewRomanPSMT" style:font-size-asian="14pt" style:font-style-asian="italic" style:font-name-complex="TimesNewRomanPSMT" style:font-size-complex="14pt" style:font-style-complex="italic"/>
    </style:style>
    <style:style style:name="T18" style:family="text">
      <style:text-properties fo:color="#000000"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9" style:family="text">
      <style:text-properties fo:color="#000000" fo:font-style="italic" style:text-underline-style="none" fo:font-weight="normal" style:font-style-asian="italic" style:font-weight-asian="normal" style:font-style-complex="italic" style:font-weight-complex="normal"/>
    </style:style>
    <style:style style:name="T20" style:family="text">
      <style:text-properties fo:color="#000000" fo:font-style="normal" style:text-underline-style="none" fo:font-weight="normal" style:font-style-asian="normal" style:font-weight-asian="normal" style:font-style-complex="normal" style:font-weight-complex="normal"/>
    </style:style>
    <style:style style:name="T21" style:family="text">
      <style:text-properties fo:color="#000000" fo:language="en" fo:country="US"/>
    </style:style>
    <style:style style:name="T22" style:family="text">
      <style:text-properties style:font-name-asian="Arial" style:font-name-complex="Arial"/>
    </style:style>
    <style:style style:name="T23" style:family="text">
      <style:text-properties style:font-size-complex="14pt"/>
    </style:style>
    <style:style style:name="T24" style:family="text">
      <style:text-properties fo:language="en" fo:country="US"/>
    </style:style>
    <style:style style:name="T25" style:family="text">
      <style:text-properties fo:language="en" fo:country="US" style:font-size-complex="14pt"/>
    </style:style>
    <style:style style:name="T26" style:family="text">
      <style:text-properties fo:language="en" fo:country="US" style:font-name-asian="TimesNewRomanPSMT" style:font-name-complex="TimesNewRomanPSMT" style:font-size-complex="14pt"/>
    </style:style>
    <style:style style:name="T27" style:family="text">
      <style:text-properties fo:language="en" fo:country="US" fo:font-weight="normal" style:font-weight-asian="normal" style:font-weight-complex="normal"/>
    </style:style>
    <style:style style:name="T28" style:family="text">
      <style:text-properties style:font-name-asian="TimesNewRomanPSMT" style:font-name-complex="TimesNewRomanPSMT"/>
    </style:style>
    <style:style style:name="T29" style:family="text">
      <style:text-properties style:font-name-asian="TimesNewRomanPSMT" style:font-name-complex="TimesNewRomanPSMT" style:font-size-complex="14pt"/>
    </style:style>
    <style:style style:name="T30" style:family="text">
      <style:text-properties style:font-name-asian="Helvetica" style:font-name-complex="Helvetica" style:font-size-complex="14pt"/>
    </style:style>
    <style:style style:name="T31" style:family="text">
      <style:text-properties style:font-name="TimesNewRomanPSMT" style:font-name-asian="TimesNewRomanPSMT" style:font-name-complex="TimesNewRomanPSMT"/>
    </style:style>
    <style:style style:name="T32" style:family="text">
      <style:text-properties style:font-name-asian="Verdana" style:font-name-complex="Verdana" style:font-size-complex="14pt"/>
    </style:style>
    <style:style style:name="T33" style:family="text">
      <style:text-properties fo:font-style="italic" style:font-name-asian="Verdana" style:font-style-asian="italic" style:font-name-complex="Verdana" style:font-size-complex="14pt" style:font-style-complex="italic"/>
    </style:style>
    <style:style style:name="T34" style:family="text">
      <style:text-properties style:font-name="LucidaGrande" fo:font-size="11pt" fo:language="en" fo:country="US" style:letter-kerning="false" style:font-size-asian="11pt" style:font-name-complex="LucidaGrande" style:font-size-complex="11pt"/>
    </style:style>
    <style:style style:name="T35" style:family="text">
      <style:text-properties fo:language="en" fo:country="GB"/>
    </style:style>
    <style:style style:name="T36" style:family="text">
      <style:text-properties style:font-name="Times New Roman"/>
    </style:style>
    <style:style style:name="T37" style:family="text">
      <style:text-properties style:font-name="Times New Roman" fo:font-size="12pt" fo:language="en" fo:country="US" style:letter-kerning="false" style:font-size-asian="12pt" style:font-name-complex="LucidaGrande" style:font-size-complex="12pt"/>
    </style:style>
    <style:style style:name="T38" style:family="text">
      <style:text-properties style:font-name="Times New Roman" fo:font-size="12pt" style:letter-kerning="false" style:font-size-asian="12pt" style:font-name-complex="LucidaGrande" style:font-size-complex="12pt"/>
    </style:style>
    <style:style style:name="T39" style:family="text">
      <style:text-properties style:font-name="Times New Roman" fo:font-size="12pt" style:font-name-asian="Menlo-Regular" style:font-size-asian="12pt" style:font-name-complex="Menlo-Regular" style:font-size-complex="12pt"/>
    </style:style>
    <style:style style:name="T40" style:family="text">
      <style:text-properties style:font-name="Times New Roman" fo:font-size="12pt" style:font-size-asian="12pt" style:font-size-complex="12pt"/>
    </style:style>
    <style:style style:name="T41" style:family="text">
      <style:text-properties style:font-name="Times New Roman" fo:font-size="14pt" style:font-size-asian="14pt" style:font-size-complex="14pt"/>
    </style:style>
    <style:style style:name="T42" style:family="text">
      <style:text-properties style:font-name="Times New Roman" fo:font-size="14pt" fo:language="en" fo:country="US" style:font-size-asian="14pt" style:font-size-complex="14pt"/>
    </style:style>
    <style:style style:name="T43" style:family="text">
      <style:text-properties style:font-name="Times New Roman" fo:font-size="14pt" fo:language="en" fo:country="US" style:letter-kerning="false" style:font-size-asian="14pt" style:font-name-complex="LucidaGrande" style:font-size-complex="14pt"/>
    </style:style>
    <style:style style:name="T44" style:family="text">
      <style:text-properties style:font-name="Times New Roman" fo:font-size="14pt" fo:language="en" fo:country="US"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45" style:family="text">
      <style:text-properties style:font-name="Times New Roman" fo:font-style="italic" style:text-underline-style="none" fo:font-weight="normal" style:font-style-asian="italic" style:font-weight-asian="normal" style:font-style-complex="italic" style:font-weight-complex="normal"/>
    </style:style>
    <style:style style:name="T46" style:family="text">
      <style:text-properties style:use-window-font-color="true" style:font-name="Times New Roman" fo:font-size="14pt" style:font-name-asian="ArialMT" style:font-size-asian="14pt" style:font-name-complex="ArialMT" style:font-size-complex="14pt"/>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71cm" fo:text-indent="-0.635cm" fo:margin-left="2.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format="1">
        <style:list-level-properties text:min-label-distance="0.199cm"/>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78">Министерство образования Республики Беларусь</text:p>
      <text:p text:style-name="P2"/>
      <text:p text:style-name="P8">Учреждение образования</text:p>
      <text:p text:style-name="P10"><text:span text:style-name="Default_20_Paragraph_20_Font"><text:span text:style-name="T1">“Белорусский государственный университет информатики и радиоэлектроники”</text:span></text:span></text:p>
      <text:p text:style-name="P9"/>
      <text:p text:style-name="P11">Кафедра <text:bookmark-start text:name="OCRUncertain002"/>интеллектуальных информа<text:bookmark-end text:name="OCRUncertain002"/>ционных технологий</text:p>
      <text:p text:style-name="P12">Факультет информационных технологий и управления</text:p>
      <text:p text:style-name="P13"><text:span text:style-name="Default_20_Paragraph_20_Font"><text:span text:style-name="T3">К защите допустит</text:span></text:span><text:bookmark-start text:name="OCRUncertain003"/><text:span text:style-name="Default_20_Paragraph_20_Font"><text:span text:style-name="T3">ь </text:span></text:span><text:bookmark-end text:name="OCRUncertain003"/><text:span text:style-name="Default_20_Paragraph_20_Font"><text:span text:style-name="T3"><text:line-break/></text:span></text:span><text:span text:style-name="Default_20_Paragraph_20_Font"><text:span text:style-name="T1">Заведующий кафедрой</text:span></text:span></text:p>
      <text:p text:style-name="P14"><text:span text:style-name="Default_20_Paragraph_20_Font"><text:span text:style-name="T1">( В.В. Голенков )</text:span></text:span></text:p>
      <text:p text:style-name="P15"/>
      <text:p text:style-name="P15"/>
      <text:p text:style-name="P15"/>
      <text:p text:style-name="P16"><text:bookmark-start text:name="OCRUncertain006"/>ПОЯСНИТЕЛЬНАЯ<text:bookmark-end text:name="OCRUncertain006"/> ЗАПИСКА</text:p>
      <text:p text:style-name="P17">к дипломному проекту</text:p>
      <text:p text:style-name="P18">НА ТЕМУ</text:p>
      <text:p text:style-name="P19"><text:bookmark-start text:name="OCRUncertain007"/><text:span text:style-name="Default_20_Paragraph_20_Font"><text:span text:style-name="T2">“</text:span></text:span><text:bookmark-end text:name="OCRUncertain007"/><text:span text:style-name="Default_20_Paragraph_20_Font"><text:span text:style-name="T2">Интернет-приложение классифицирующее юридические услуги”</text:span></text:span></text:p>
      <text:p text:style-name="P20">БГУИР ДП 1 – 40 03 01 01  60 ПЗ</text:p>
      <text:p text:style-name="P22"/>
      <text:p text:style-name="P22"/>
      <text:p text:style-name="P22"/>
      <text:p text:style-name="P6"><text:span text:style-name="Default_20_Paragraph_20_Font"><text:span text:style-name="T1">Дип</text:span></text:span><text:bookmark-start text:name="OCRUncertain016"/><text:span text:style-name="Default_20_Paragraph_20_Font"><text:span text:style-name="T1">л</text:span></text:span><text:bookmark-end text:name="OCRUncertain016"/><text:span text:style-name="Default_20_Paragraph_20_Font"><text:span text:style-name="T1">омник: </text:span></text:span><text:span text:style-name="Default_20_Paragraph_20_Font"><text:span text:style-name="T1"><text:tab/>( Сидоров И.С. <text:s text:c="10"/>)</text:span></text:span></text:p>
      <text:p text:style-name="P6"><text:span text:style-name="Default_20_Paragraph_20_Font"><text:span text:style-name="T1">Руководитель: </text:span></text:span><text:span text:style-name="Default_20_Paragraph_20_Font"><text:span text:style-name="T1"><text:tab/></text:span></text:span><text:span text:style-name="Default_20_Paragraph_20_Font"><text:span text:style-name="T2">( Степанова</text:span></text:span><text:span text:style-name="Default_20_Paragraph_20_Font"><text:span text:style-name="T5"> М.Д. <text:s text:c="6"/></text:span></text:span><text:span text:style-name="Default_20_Paragraph_20_Font"><text:span text:style-name="T2">)</text:span></text:span></text:p>
      <text:p text:style-name="P3">Консультан<text:bookmark-start text:name="OCRUncertain017"/>т<text:bookmark-end text:name="OCRUncertain017"/>ы:</text:p>
      <text:p text:style-name="P23"><text:span text:style-name="Default_20_Paragraph_20_Font"><text:span text:style-name="T1">по специальности<text:tab/>( Степанова М.Д.</text:span></text:span><text:span text:style-name="Default_20_Paragraph_20_Font"><text:span text:style-name="T5"> <text:s text:c="6"/></text:span></text:span><text:span text:style-name="Default_20_Paragraph_20_Font"><text:span text:style-name="T2">)</text:span></text:span></text:p>
      <text:p text:style-name="P23"><text:span text:style-name="Default_20_Paragraph_20_Font"><text:span text:style-name="T1">по эконо</text:span></text:span><text:bookmark-start text:name="OCRUncertain021"/><text:span text:style-name="Default_20_Paragraph_20_Font"><text:span text:style-name="T1">м</text:span></text:span><text:bookmark-end text:name="OCRUncertain021"/><text:span text:style-name="Default_20_Paragraph_20_Font"><text:span text:style-name="T1">ике<text:tab/>( Грицай А.В. <text:s text:c="12"/>)</text:span></text:span></text:p>
      <text:p text:style-name="P23"><text:span text:style-name="Default_20_Paragraph_20_Font"><text:span text:style-name="T1">по охра</text:span></text:span><text:bookmark-start text:name="OCRUncertain018"/><text:span text:style-name="Default_20_Paragraph_20_Font"><text:span text:style-name="T1">н</text:span></text:span><text:bookmark-end text:name="OCRUncertain018"/><text:span text:style-name="Default_20_Paragraph_20_Font"><text:span text:style-name="T1">е труда и </text:span></text:span></text:p>
      <text:p text:style-name="P23"><text:span text:style-name="Default_20_Paragraph_20_Font"><text:span text:style-name="T1">экологической безопастности<text:tab/>( Мельниченко Д.А. <text:s/>)</text:span></text:span></text:p>
      <text:p text:style-name="P24"><text:span text:style-name="Default_20_Paragraph_20_Font"><text:span text:style-name="T1">по нормоконтролю<text:tab/>( Самодумкин С.А <text:s text:c="4"/>)</text:span></text:span></text:p>
      <text:p text:style-name="P3"/>
      <text:p text:style-name="P7"><text:span text:style-name="Default_20_Paragraph_20_Font"><text:span text:style-name="T1">Рецензент: </text:span></text:span><text:span text:style-name="Default_20_Paragraph_20_Font"><text:span text:style-name="T1"><text:tab/>( <text:s text:c="33"/>)</text:span></text:span></text:p>
      <text:p text:style-name="P25"/>
      <text:p text:style-name="P25"/>
      <text:p text:style-name="P25"/>
      <text:p text:style-name="P25"/>
      <text:p text:style-name="P25"/>
      <text:p text:style-name="P25"/>
      <text:p text:style-name="P4">МИНСК</text:p>
      <text:p text:style-name="P21"/>
      <text:p text:style-name="P5">2010</text:p>
      <text:table-of-content text:style-name="Sect1" text:name="_TOC0">
        <text:table-of-content-source text:outline-level="2" text:use-index-marks="false" text:use-index-source-styles="true">
          <text:index-title-template text:style-name="Contents_20_Heading">СОДЕРЖАНИЕ</text:index-title-template>
          <text:table-of-content-entry-template text:outline-level="1" text:style-name="Основной_20_текст_20_содержания">
            <text:index-entry-chapter/>
            <text:index-entry-text/>
            <text:index-entry-tab-stop style:type="right" style:leader-char="."/>
            <text:index-entry-page-number/>
          </text:table-of-content-entry-template>
          <text:table-of-content-entry-template text:outline-level="2" text:style-name="Основной_20_текст_20_содержания">
            <text:index-entry-chapter text:outline-level="2"/>
            <text:index-entry-text/>
            <text:index-entry-tab-stop style:type="right" style:leader-char="."/>
            <text:index-entry-page-number/>
          </text:table-of-content-entry-template>
          <text:table-of-content-entry-template text:outline-level="3" text:style-name="Contents_20_3">
            <text:index-entry-chapter text:outline-level="2"/>
            <text:index-entry-text/>
            <text:index-entry-tab-stop style:type="right" style:leader-char="."/>
            <text:index-entry-page-number/>
          </text:table-of-content-entry-template>
          <text:table-of-content-entry-template text:outline-level="4" text:style-name="Contents_20_4">
            <text:index-entry-chapter text:outline-level="2"/>
            <text:index-entry-text/>
            <text:index-entry-tab-stop style:type="right" style:leader-char="."/>
            <text:index-entry-page-number/>
          </text:table-of-content-entry-template>
          <text:table-of-content-entry-template text:outline-level="5" text:style-name="Contents_20_5">
            <text:index-entry-chapter text:outline-level="2"/>
            <text:index-entry-text/>
            <text:index-entry-tab-stop style:type="right" style:leader-char="."/>
            <text:index-entry-page-number/>
          </text:table-of-content-entry-template>
          <text:table-of-content-entry-template text:outline-level="6" text:style-name="Contents_20_6">
            <text:index-entry-chapter text:outline-level="2"/>
            <text:index-entry-text/>
            <text:index-entry-tab-stop style:type="right" style:leader-char="."/>
            <text:index-entry-page-number/>
          </text:table-of-content-entry-template>
          <text:table-of-content-entry-template text:outline-level="7" text:style-name="Contents_20_7">
            <text:index-entry-chapter text:outline-level="2"/>
            <text:index-entry-text/>
            <text:index-entry-tab-stop style:type="right" style:leader-char="."/>
            <text:index-entry-page-number/>
          </text:table-of-content-entry-template>
          <text:table-of-content-entry-template text:outline-level="8" text:style-name="Contents_20_8">
            <text:index-entry-chapter text:outline-level="2"/>
            <text:index-entry-text/>
            <text:index-entry-tab-stop style:type="right" style:leader-char="."/>
            <text:index-entry-page-number/>
          </text:table-of-content-entry-template>
          <text:table-of-content-entry-template text:outline-level="9" text:style-name="Contents_20_9">
            <text:index-entry-chapter text:outline-level="2"/>
            <text:index-entry-text/>
            <text:index-entry-tab-stop style:type="right" style:leader-char="."/>
            <text:index-entry-page-number/>
          </text:table-of-content-entry-template>
          <text:table-of-content-entry-template text:outline-level="10" text:style-name="Contents_20_10">
            <text:index-entry-chapter text:outline-level="2"/>
            <text:index-entry-text/>
            <text:index-entry-tab-stop style:type="right" style:leader-char="."/>
            <text:index-entry-page-number/>
          </text:table-of-content-entry-template>
          <text:index-source-styles text:outline-level="1">
            <text:index-source-style text:style-name="Заголовок_20_Без_20_Нумерации"/>
          </text:index-source-styles>
        </text:table-of-content-source>
        <text:index-body>
          <text:index-title text:style-name="Sect2" text:name="_TOC0_Head">
            <text:p text:style-name="P49">СОДЕРЖАНИЕ</text:p>
          </text:index-title>
          <text:p text:style-name="P51">ПЕРЕЧЕНЬ УСЛОВНЫХ ОБОЗНАЧЕНИЙ, СИМВОЛОВ И ТЕРМИНОВ<text:tab/>6</text:p>
          <text:p text:style-name="P51">ВВЕДЕНИЕ<text:tab/>7</text:p>
          <text:p text:style-name="P51"><text:s/>1 МЕТОДЫ И ТЕХНОЛОГИИ ПОСТРОЕНИЯ ИНТЕРНЕТ-ПРИЛОЖЕНИЙ<text:tab/>9</text:p>
          <text:p text:style-name="P51"><text:s/>1.1 Анализ требований к системе<text:tab/>9</text:p>
          <text:p text:style-name="P51"><text:s/>1.2 Язык разметки гипертекста<text:tab/>11</text:p>
          <text:p text:style-name="P51"><text:s/>1.3 Анализ режима работы системы<text:tab/>12</text:p>
          <text:p text:style-name="P51"><text:s/>1.4 Информационно-справочные системы предоставляющие информацию юридического характера<text:tab/>13</text:p>
          <text:p text:style-name="P51"><text:s/>1.5 Классификация юридических услуг<text:tab/>15</text:p>
          <text:p text:style-name="P51"><text:s/>1.6 Библиотеки для построения Интернет-приложений<text:tab/>16</text:p>
          <text:p text:style-name="P51"><text:s/>1.7 Технические требования к разрабатываемой системе<text:tab/>19</text:p>
          <text:p text:style-name="P51"><text:s/>2 ПРОЕКТИРОВАНИЕ ИНТЕРНЕТ-ПРИЛОЖЕНИЯ<text:tab/>20</text:p>
          <text:p text:style-name="P51"><text:s/>2.1 Проектирование основного алгоритма работы пользователя с Интернет-приложением<text:tab/>20</text:p>
          <text:p text:style-name="P51"><text:s/>2.2 Проектирование вариантов использования системы<text:tab/>21</text:p>
          <text:p text:style-name="P51"><text:s/>2.3 Проектирование подсистемы хранения информации<text:tab/>23</text:p>
          <text:p text:style-name="P51"><text:s/>2.4 Проектирование пользовательского интерфейса системы<text:tab/>26</text:p>
          <text:p text:style-name="P51"><text:s/>2.5 Проектирование подсистемы преобразования и подготовки данных для подачи пользователю<text:tab/>32</text:p>
          <text:p text:style-name="P51"><text:s/>2.6 Проектирование взаимосвязи между компонентами системы<text:tab/>34</text:p>
          <text:p text:style-name="P51"><text:s/>3 РАЗРАБОТКА ИНТЕРНЕТ-ПРИЛОЖЕНИЯ<text:tab/>36</text:p>
          <text:p text:style-name="P51"><text:s/>3.1 Настройка библиотеки «Joomla» для развертывания Интернет-приложения<text:tab/>36</text:p>
          <text:p text:style-name="P51"><text:s/>3.2 Разработка дизайна представления пользовательских страниц Интернет-приложения<text:tab/>37</text:p>
          <text:p text:style-name="P51"><text:s/>3.3 Результаты разработки структуры нормативных документов<text:tab/>44</text:p>
          <text:p text:style-name="P51"><text:s/>4 ОХРАНА ТРУДА, ЭКОЛОГИЧЕСКАЯ БЕЗОПАСНОСТЬ, ЭНЕРГОСБЕРЕЖЕНИЕ<text:tab/>48</text:p>
          <text:p text:style-name="P51"><text:s/>4.1 Проектирование мер по обеспечению эргономических требований к организации рабочего места разработчика Интернет – приложений<text:tab/>48</text:p>
          <text:p text:style-name="P51"><text:s/>4.2 Описание условий организации рабочего места разработчика Интернет-приложения<text:tab/>50</text:p>
          <text:p text:style-name="P51"><text:soft-page-break/>ЗАКЛЮЧЕНИЕ<text:tab/>54</text:p>
          <text:p text:style-name="P51">СПИСОК ЛИТЕРАТУРЫ<text:tab/>55</text:p>
          <text:p text:style-name="P51">Приложение А<text:tab/>57</text:p>
          <text:p text:style-name="P51">Приложение Б<text:tab/>58</text:p>
          <text:p text:style-name="P51">Приложение В<text:tab/>59</text:p>
          <text:p text:style-name="P51">Приложение Г<text:tab/>60</text:p>
          <text:p text:style-name="P51">Приложение Д<text:tab/>61</text:p>
        </text:index-body>
      </text:table-of-content>
      <text:p text:style-name="Contents_20_1"/>
      <text:p text:style-name="P50">ПЕРЕЧЕНЬ УСЛОВНЫХ ОБОЗНАЧЕНИЙ, СИМВОЛОВ И ТЕРМИНОВ</text:p>
      <text:p text:style-name="P26">ОС - операционная система,</text:p>
      <text:p text:style-name="P26">Файловая подсистема - регламент, определяющий способ организации, хранения и именования данных на носителях информации,</text:p>
      <text:p text:style-name="Text_20_body"><text:span text:style-name="Default_20_Paragraph_20_Font"><text:span text:style-name="T22">СУБД - система управления базами данных,</text:span></text:span></text:p>
      <text:p text:style-name="Text_20_body"><text:span text:style-name="Default_20_Paragraph_20_Font"><text:span text:style-name="T23">API - </text:span></text:span><text:span text:style-name="Default_20_Paragraph_20_Font"><text:span text:style-name="T25">application</text:span></text:span><text:span text:style-name="Default_20_Paragraph_20_Font"><text:span text:style-name="T23"> </text:span></text:span><text:span text:style-name="Default_20_Paragraph_20_Font"><text:span text:style-name="T25">programming</text:span></text:span><text:span text:style-name="Default_20_Paragraph_20_Font"><text:span text:style-name="T23"> </text:span></text:span><text:span text:style-name="Default_20_Paragraph_20_Font"><text:span text:style-name="T25">interface</text:span></text:span><text:span text:style-name="Default_20_Paragraph_20_Font"><text:span text:style-name="T23"> (интерфейс программирования приложений),</text:span></text:span></text:p>
      <text:p text:style-name="Text_20_body"><text:span text:style-name="Default_20_Paragraph_20_Font"><text:span text:style-name="T23">GUI - </text:span></text:span><text:span text:style-name="Default_20_Paragraph_20_Font"><text:span text:style-name="T25">graphical</text:span></text:span><text:span text:style-name="Default_20_Paragraph_20_Font"><text:span text:style-name="T23"> </text:span></text:span><text:span text:style-name="Default_20_Paragraph_20_Font"><text:span text:style-name="T25">user</text:span></text:span><text:span text:style-name="Default_20_Paragraph_20_Font"><text:span text:style-name="T23"> </text:span></text:span><text:span text:style-name="Default_20_Paragraph_20_Font"><text:span text:style-name="T25">interface</text:span></text:span><text:span text:style-name="Default_20_Paragraph_20_Font"><text:span text:style-name="T23"> (графический интерфейс пользователя)</text:span></text:span><text:span text:style-name="Default_20_Paragraph_20_Font"><text:span text:style-name="T23">,</text:span></text:span></text:p>
      <text:p text:style-name="Text_20_body"><text:span text:style-name="Default_20_Paragraph_20_Font"><text:span text:style-name="T23">SDK - </text:span></text:span><text:span text:style-name="Default_20_Paragraph_20_Font"><text:span text:style-name="T25">software</text:span></text:span><text:span text:style-name="Default_20_Paragraph_20_Font"><text:span text:style-name="T23"> </text:span></text:span><text:span text:style-name="Default_20_Paragraph_20_Font"><text:span text:style-name="T25">development</text:span></text:span><text:span text:style-name="Default_20_Paragraph_20_Font"><text:span text:style-name="T23"> </text:span></text:span><text:span text:style-name="Default_20_Paragraph_20_Font"><text:span text:style-name="T25">kit</text:span></text:span><text:span text:style-name="Default_20_Paragraph_20_Font"><text:span text:style-name="T23"> (средства для разработки программного обеспечения),</text:span></text:span></text:p>
      <text:p text:style-name="Text_20_body"><text:span text:style-name="Default_20_Paragraph_20_Font"><text:span text:style-name="T25">XML - extensible markup language (</text:span></text:span><text:span text:style-name="Default_20_Paragraph_20_Font"><text:span text:style-name="T23">расширяемый</text:span></text:span><text:span text:style-name="Default_20_Paragraph_20_Font"><text:span text:style-name="T25"> </text:span></text:span><text:span text:style-name="Default_20_Paragraph_20_Font"><text:span text:style-name="T23">язык</text:span></text:span><text:span text:style-name="Default_20_Paragraph_20_Font"><text:span text:style-name="T25"> </text:span></text:span><text:span text:style-name="Default_20_Paragraph_20_Font"><text:span text:style-name="T23">разметки</text:span></text:span><text:span text:style-name="Default_20_Paragraph_20_Font"><text:span text:style-name="T25">),</text:span></text:span></text:p>
      <text:p text:style-name="P26">MVC - Model View Controller (модель, представление, контроллер),</text:p>
      <text:p text:style-name="P26">HTML - HyperText Markup Language (язык разметки гипертекста),</text:p>
      <text:p text:style-name="P26">SQL - Structured Query Language (язык структурированных запросов),</text:p>
      <text:p text:style-name="Text_20_body">CGI - Common Gateway Interface (общий интерфейс шлюза), стандарт <text:span text:style-name="Default_20_Paragraph_20_Font"><text:span text:style-name="T22">связи программы с веб-сервером,</text:span></text:span></text:p>
      <text:p text:style-name="Text_20_body">Веб-браузер (от англ. Web browser) - программное обеспечение для просмотра веб-сайтов,</text:p>
      <text:p text:style-name="Text_20_body">Веб-страница (от англ. Web page) - документ или информационный ресурс к которому осуществляется доступ с помощью веб-браузера,</text:p>
      <text:p text:style-name="Text_20_body">PHP - PHP: Hypertext Preprocessor (PHP: препроцессор гипертекста),</text:p>
      <text:p text:style-name="Text_20_body">HTTP - HyperText Transport Protocol (протокол передачи гипертекста),</text:p>
      <text:p text:style-name="Text_20_body">Ссылка - запись, связывающая между собой части документа, классификационные деления или предметные рубрики,</text:p>
      <text:p text:style-name="Text_20_body">Кеширование - процесс занесения информации в промежуточный буфер с быстрым доступом, для уменьшения нагрузки на веб-сервер,</text:p>
      <text:p text:style-name="Text_20_body"><text:span text:style-name="Default_20_Paragraph_20_Font"><text:span text:style-name="T24">Apache</text:span></text:span> HTTP сервер (англ. A <text:span text:style-name="Default_20_Paragraph_20_Font"><text:span text:style-name="T24">patchy</text:span></text:span> <text:span text:style-name="Default_20_Paragraph_20_Font"><text:span text:style-name="T24">server</text:span></text:span>) - свободный веб-сервер, задачами которого являются: принятие запросов HTTP, выдача HTTP-ответов.</text:p>
      <text:p text:style-name="Заголовок_20_Без_20_Нумерации">ВВЕДЕНИЕ</text:p>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бесплатной возможностью создать рекламу для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К числу компаний, которые заинтересованы в создании информационно-справочной системы, привлекающей клиентов и являющейся дополнительной рекламной площадкой относится ООО «Надежный выбор». На момент начала разработки компания уже имела своё Интернет-приложение. Данная система имеет краткое описание предоставляемых услуг. </text:p>
      <text:p text:style-name="Text_20_body">В сфере юридических услуг самым известным приемом привлечения клиентов является рекламирование собственных услуг. Реклама предоставляемых услуг сопровождается дополнительной информацией. Такой информацией могут стать: описание правовых норм, хорошо сгруппированное описание взаимосвязанных правовых норм (возможно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Целью данного дипломного проекта является создание нового Интернет приложения, для компании ООО «Надежный выбор», задачей которого, будет являться привлечение новых клиентов в компанию. Ключевыми изменениями при разработке Интернет приложения должны стать: возможность простым образом расширять набор предоставляемых услуг, увеличение количества предметной информации предоставляемой системой, создание возможности администрирования сайта. </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Данная система должна быть разработана в сжатые сроки, для минимизации времени потраченного на разработку. Для достижения поставленной цели необходимо выполнить следующие задачи:</text:p>
      <text:list xml:id="list719068098" text:style-name="L1">
        <text:list-item>
          <text:p text:style-name="P68">изучение и анализ существующих систем рекламирующих услуги компаний, предоставляющих юридические услуги;</text:p>
        </text:list-item>
        <text:list-item>
          <text:p text:style-name="P68">анализ технологий построения Интернет приложений;</text:p>
        </text:list-item>
        <text:list-item>
          <text:p text:style-name="P68">анализ предоставляемых услуг, нормативных документов и их <text:soft-page-break/>классификация для дальнейшей подачи пользователю;</text:p>
        </text:list-item>
        <text:list-item>
          <text:p text:style-name="P68">проектирование Интернет приложения, предоставляющего рекламную информацию, о предоставляемых услугах;</text:p>
        </text:list-item>
        <text:list-item>
          <text:p text:style-name="P68">разработка и развёртывание Интернет приложения;</text:p>
        </text:list-item>
        <text:list-item>
          <text:p text:style-name="P68">проведение технико-экономического обоснования разработки приложения и расчёта сметы затрат, цены, прибыли, экономического эффекта от применения приложения.</text:p>
        </text:list-item>
      </text:list>
      <text:p text:style-name="Text_20_body"/>
      <text:h text:style-name="Heading_20_1" text:outline-level="1" text:restart-numbering="true" text:start-value="1">МЕТОДЫ И ТЕХНОЛОГИИ ПОСТРОЕНИЯ ИНТЕРНЕТ-ПРИЛОЖЕНИЙ</text:h>
      <text:p text:style-name="P35">Создание интернет-приложений является хорошо изученной, проработанной и нормированной областью. Для разработки интернет-приложений можно воспользоваться множеством библиотек и систем. Построение такого рода систем во многом зависит от поставленных перед ней задач. Поэтому для создания интернет-приложения нам требуется проанализировать требования к системе, изучить цикл работы систем, рассмотреть аналогичные системы и изучить средства построения таких приложений.</text:p>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P41">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Описание примеров работы таких приложений можно узнать в [<text:bookmark-ref text:reference-format="number" text:ref-name="__RefNumPara__3478_2125587064">2</text:bookmark-ref>]. Поэтому главным требованием к системе является её постоянная работа и готовность к обработке запросов пользователя.</text:p>
      <text:p text:style-name="Text_20_body">Программные системы, являющиеся Интернет сайтами требуют определённые условия для работы. Для работы таких систем требуется веб-сервер. Веб-сервера отвечает за передачу данных по сети (используя протокол <text:span text:style-name="Default_20_Paragraph_20_Font"><text:span text:style-name="T24">TCP</text:span></text:span>/<text:span text:style-name="Default_20_Paragraph_20_Font"><text:span text:style-name="T24">IP</text:span></text:span>). В качестве такого сервера используют программные приложения «<text:span text:style-name="Default_20_Paragraph_20_Font"><text:span text:style-name="T24">Apache</text:span></text:span>» или «<text:span text:style-name="Default_20_Paragraph_20_Font"><text:span text:style-name="T24">Nginx</text:span></text:span>». В нашем случае использование «<text:span text:style-name="Default_20_Paragraph_20_Font"><text:span text:style-name="T24">Apache</text:span></text:span>» является оптимальным потому, что для него существует множество конфигурационных программ, позволяющих настроить веб-сервер для работы с любыми языками, генерации текстовой информации (“<text:span text:style-name="Default_20_Paragraph_20_Font"><text:span text:style-name="T24">php</text:span></text:span>”, “<text:span text:style-name="Default_20_Paragraph_20_Font"><text:span text:style-name="T24">ruby</text:span></text:span>”, “<text:span text:style-name="Default_20_Paragraph_20_Font"><text:span text:style-name="T24">perl</text:span></text:span>”) [<text:bookmark-ref text:reference-format="number" text:ref-name="__RefNumPara__3756_2125587064">6</text:bookmark-ref>]. Язык генерации текстовой информации необходим для систем имеющих динамическое содержимое. Однако язык генерации текстовой информации <text:s/>используется также для ускорения разработки Интернет-приложений. Поэтому использование такого языка программирования, является требованием <text:soft-page-break/>разработки системы.</text:p>
      <text:p text:style-name="Text_20_body">Для разработки программных систем, являющихся Интернет сайтами, существует общепринятый шаблон проектирования MVC [<text:bookmark-ref text:reference-format="number" text:ref-name="__RefNumPara__3804_2125587064">1</text:bookmark-ref>]. Данный шаблон показывает, что Интернет сайты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Согласно [<text:bookmark-ref text:reference-format="number" text:ref-name="__RefNumPara__3806_2125587064">3</text:bookmark-ref>] и [<text:bookmark-ref text:reference-format="number" text:ref-name="__RefNumPara__3808_2125587064">4</text:bookmark-ref>],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А также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актик разработки такой подсистемы, как сказано в [<text:bookmark-ref text:reference-format="number" text:ref-name="__RefNumPara__3756_2125587064">6</text:bookmark-ref>]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 Подробнее о данном формате в главе <text:bookmark-ref text:reference-format="chapter" text:ref-name="__RefHeading__3856_2125587064">1.2</text:bookmark-ref>.</text:p>
      <text:p text:style-name="Text_20_body">Задачей разрабатываемой системы является подача требуемой информации пользователю. Таким образом, система является информационно-поисковой. <text:soft-page-break/>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становки особого порядка подачи списка оказываемых услуг). В качестве средства для классификации нормативных документов, наиболее подходящим будет возможность отображать определенный каталог файловой системы пользователю. Такая возможность позволит администратору системы простым образом классифицировать документы с помощью размещения их в каталог. Название каталога автоматически станет названием группы нормативных документов. Простым переносом файла, каталога администратор сможет реорганизовать структуру классифицированных документов.</text:p>
      <text:p text:style-name="Text_20_body"><text:span text:style-name="Default_20_Paragraph_20_Font"><text:span text:style-name="T29">Таким образом, можно выдвинуть следующие требования к системе: наличие реляционной СУБД для хранения данных, наличие «web»-сервера “</text:span></text:span><text:span text:style-name="Default_20_Paragraph_20_Font"><text:span text:style-name="T26">Apache</text:span></text:span><text:span text:style-name="Default_20_Paragraph_20_Font"><text:span text:style-name="T29">”,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 [2].</text:span></text:span></text:p>
      <text:h text:style-name="Heading_20_2" text:outline-level="2"><text:bookmark text:name="__RefNumPara__39204015"/><text:bookmark text:name="__RefHeading__3856_2125587064"/>Язык разметки гипертекста<text:bookmark-end text:name="__RefNumPara__39204015"/><text:bookmark-end text:name="__RefHeading__3856_2125587064"/></text:h>
      <text:p text:style-name="Text_20_body">Язык разметки гипертекста [<text:bookmark-ref text:reference-format="number" text:ref-name="__RefNumPara__3906_2125587064">20</text:bookmark-ref>] - HTML (англ. HyperText Markup Language) - стандартный язык разметки документов во Всемирной паутине. Большинство веб-страниц создаются при помощи языка HTML. Язык HTML интерпретируется браузером и отображается в виде документа, в удобной для человека форме.</text:p>
      <text:p text:style-name="Text_20_body"><text:span text:style-name="Default_20_Paragraph_20_Font"><text:span text:style-name="T23">HTML является частным случаем SGML (стандартного обобщенного языка разметки). </text:span></text:span><text:span text:style-name="Default_20_Paragraph_20_Font"><text:span text:style-name="T30">HTML создавался как язык для обмена научной и</text:span></text:span><text:span text:style-name="Default_20_Paragraph_20_Font"><text:span text:style-name="T30"> технической документацией, пригодный для использования людьми, не являющимися специалистами в области верстки. HTML успешно справлялся с проблемой сложности SGML путём определения небольшого набора структурных и семантических элементов - дескрипторов. Дес</text:span></text:span><text:span text:style-name="Default_20_Paragraph_20_Font"><text:span text:style-name="T30">крипторы также часто называют «тегами». С помощью HTML можно легко создать относительно простой, но красиво оформленный документ. Помимо упрощения структуры документа, в </text:span></text:span><text:span text:style-name="Default_20_Paragraph_20_Font"><text:span text:style-name="T30">HTML внесена поддержка гипертекста. Мультимедийные возможности были </text:span></text:span><text:soft-page-break/><text:span text:style-name="Default_20_Paragraph_20_Font"><text:span text:style-name="T30">добавлены позже. И</text:span></text:span><text:span text:style-name="Default_20_Paragraph_20_Font"><text:span text:style-name="T30">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text:span></text:span><text:span text:style-name="Default_20_Paragraph_20_Font"><text:span text:style-name="T30">иться на оборудовании с различной технической оснащённостью (цветной экран 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text:span></text:span></text:p>
      <text:p text:style-name="Text_20_body"><text:span text:style-name="Default_20_Paragraph_20_Font"><text:span text:style-name="T30">Текстовые </text:span></text:span><text:span text:style-name="Default_20_Paragraph_20_Font"><text:span text:style-name="T30">документы, содержащие код на языке HTML, обрабатываются специальными приложениями, которые отображают документ в его форматированном виде. Такие приложения, называемые «браузерами» или «интернет-обозревателями», обычно предоставляют пользователю удобный ин</text:span></text:span><text:span text:style-name="Default_20_Paragraph_20_Font"><text:span text:style-name="T30">терфейс для запроса веб-страниц, их просмотра (и вывода на иные внешние устройства) и, при необходимости, отправки введённых пользователем данных на сервер.</text:span></text:span></text:p>
      <text:h text:style-name="Heading_20_2" text:outline-level="2">Анализ режима работы системы</text:h>
      <text:p text:style-name="Text_20_body">Режимом работы системы называется -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е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text:bookmark-ref text:reference-format="number" text:ref-name="__RefNumPara__3962_2125587064">15</text:bookmark-ref>],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text:soft-page-break/>допустимо использовать открытые системы управления данными базирующиеся на различных языках программирования, например «Joomla» [<text:bookmark-ref text:reference-format="number" text:ref-name="__RefNumPara__3964_2125587064">5</text:bookmark-ref>] для «PHP», «Ruby On Rails» [<text:bookmark-ref text:reference-format="number" text:ref-name="__RefNumPara__3966_2125587064">21</text:bookmark-ref>]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Text_20_body"><text:span text:style-name="Default_20_Paragraph_20_Font"><text:span text:style-name="T31">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pan></text:span><text:span text:style-name="Default_20_Paragraph_20_Font"><text:span text:style-name="T31"><text:bookmark-ref text:reference-format="number" text:ref-name="__RefNumPara__3478_2125587064">2</text:bookmark-ref></text:span></text:span><text:span text:style-name="Default_20_Paragraph_20_Font"><text:span text:style-name="T31">].</text:span></text:span></text:p>
      <text:h text:style-name="Heading_20_2" text:outline-level="2">Информационно-справочные системы предоставляющие информацию юридического характера</text:h>
      <text:p text:style-name="P30">Проанализируем существующие системы, представляющие информацию об оказываемых юридических услугах. Воспользовавшись Интернет-поисковиком «Google» (строка поиска: «юридическая компания») можно найти множество Интернет-приложений рекламирующих различных юридические услуги. Выберем первые два приложения: «<text:span text:style-name="Default_20_Paragraph_20_Font">Юридическое агентство Владимира Глазунова</text:span>» и «<text:span text:style-name="Default_20_Paragraph_20_Font">Ол Инклюзив</text:span>».</text:p>
      <text:p text:style-name="Text_20_body"><text:span text:style-name="Default_20_Paragraph_20_Font"><text:span text:style-name="T31">Система компании «Юридическое агентство Владимира Глазунова» (</text:span></text:span><text:a xlink:type="simple" xlink:href="http://www.glazunov.by/index.html" office:target-frame-name="_top" xlink:show="replace">http://www.glazunov.by/index.html</text:a><text:span text:style-name="Default_20_Paragraph_20_Font"><text:span text:style-name="T31">) представляет информацию об </text:span></text:span><text:span text:style-name="Default_20_Paragraph_20_Font"><text:span text:style-name="T31">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text:span></text:span><text:span text:style-name="Default_20_Paragraph_20_Font"><text:span text:style-name="T31">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text:span></text:span><text:span text:style-name="Default_20_Paragraph_20_Font"><text:span text:style-name="T31">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text:span></text:span><text:span text:style-name="Default_20_Paragraph_20_Font"><text:span text:style-name="T31">а не предоставляет информации: с какими клиентами работает, каких результатов достигли клиенты при работе с юридическим агентством.</text:span></text:span></text:p>
      <text:p text:style-name="Text_20_body"><text:span text:style-name="Default_20_Paragraph_20_Font"><text:span text:style-name="T31">Система компании «Ол Инклюзив» (</text:span></text:span><text:a xlink:type="simple" xlink:href="http://www.all-inclusive.com.ua/ru/" office:target-frame-name="_top" xlink:show="replace">http://www.all-inclusive.com.ua/ru/</text:a><text:span text:style-name="Default_20_Paragraph_20_Font"><text:span text:style-name="T31">) пр</text:span></text:span><text:span text:style-name="Default_20_Paragraph_20_Font"><text:span text:style-name="T31">едставляет информацию рекламного характера по оказываемым </text:span></text:span><text:span text:style-name="Default_20_Paragraph_20_Font"><text:span text:style-name="T31">юридическим услугам. Данная система содержит набор статических страниц, </text:span></text:span><text:soft-page-break/><text:span text:style-name="Default_20_Paragraph_20_Font"><text:span text:style-name="T31">на которых описывается информация, касающаяся оказываемой услуги. </text:span></text:span><text:span text:style-name="Default_20_Paragraph_20_Font"><text:span text:style-name="T28">Оказываемые услуги объединены в группы:</text:span></text:span></text:p>
      <text:list xml:id="list535778981" text:style-name="L2">
        <text:list-item>
          <text:p text:style-name="P69">«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дополнительные услуги при регистрации»).</text:p>
        </text:list-item>
        <text:list-item>
          <text:p text:style-name="P69">«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69">«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69">«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69">«Исполнение судебных решений»;</text:p>
        </text:list-item>
        <text:list-item>
          <text:p text:style-name="P69">«Третейский суд» (включает в себя «компетенция третейского суда», «разрешение спорных вопросов в третейском суде»);</text:p>
        </text:list-item>
        <text:list-item>
          <text:p text:style-name="P69">«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69">«Регистрация прав собственности на объекты недвижимости»;</text:p>
        </text:list-item>
        <text:list-item>
          <text:p text:style-name="P69">«Юридическое сопровождение государственных закупок»;</text:p>
        </text:list-item>
        <text:list-item>
          <text:p text:style-name="P69">«Корпоративное управление и обслуживание организаций»;</text:p>
        </text:list-item>
        <text:list-item>
          <text:p text:style-name="P69">«Составление, анализ и сопровождение контрактов и договоров»;</text:p>
        </text:list-item>
        <text:list-item>
          <text:p text:style-name="P69">«Регистрация прав интеллектуальной собственности»;</text:p>
        </text:list-item>
        <text:list-item>
          <text:p text:style-name="P69">«Абонентское юридическое обслуживание»;</text:p>
        </text:list-item>
        <text:list-item>
          <text:p text:style-name="P69">«Абонентское бухгалтерское обслуживание».</text:p>
        </text:list-item>
      </text:list>
      <text:p text:style-name="P27">Стоит отметить, что некоторые страницы не содержат информации, а 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text:soft-page-break/>информации по некоторым из услуг, отсутствие списка клиентов и приносимой компанией «Ол Инклюзив» прибыли для клиентов.</text:p>
      <text:p text:style-name="P27">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Классификация юридических услуг</text:h>
      <text:p text:style-name="P27">Задачами разрабатываемого приложения по классификации юридических услуг предоставляемых компанией, являются:</text:p>
      <text:list xml:id="list1634623007" text:style-name="L3">
        <text:list-item>
          <text:p text:style-name="P74">предоставление возможности администратору (человеку со знаниями в юридической области) устанавливать список оказываемых услуг;</text:p>
        </text:list-item>
        <text:list-item>
          <text:p text:style-name="P74">предоставление возможности классифицирования (создания категорий, каталогов) нормативных документов связанных с предоставляемыми услугами;</text:p>
        </text:list-item>
        <text:list-item>
          <text:p text:style-name="P74">подача обработанной классифицированной информации о предоставляемых услугах пользователю.</text:p>
        </text:list-item>
      </text:list>
      <text:p text:style-name="P27">Таким образом, задача классификации решается в полуавтоматическом режиме. И выражается в следующем алгоритме:</text:p>
      <text:list xml:id="list1546803789" text:style-name="L4">
        <text:list-item>
          <text:p text:style-name="P75">Администратор системы упорядочивает набор услуг, оказываемых компанией;</text:p>
        </text:list-item>
        <text:list-item>
          <text:p text:style-name="P75">Администратор системы заносит данный набор в систему в определённом порядке (используя возможности системы по упорядочиванию и сортировке записей);</text:p>
        </text:list-item>
        <text:list-item>
          <text:p text:style-name="P75">Система генерирует список предоставляемых услуг в виде набора ссылок и создаёт специализированный набор страниц. Данный набор страниц содержит информацию касающуюся оказываемых услуг;</text:p>
        </text:list-item>
        <text:list-item>
          <text:p text:style-name="P75">Администратор системы группирует нормативные документы, используя систему файлов и каталогов файловой подсистемы ОС;</text:p>
        </text:list-item>
        <text:list-item>
          <text:p text:style-name="P76"><text:span text:style-name="Default_20_Paragraph_20_Font"><text:span text:style-name="T28">Система, используя каталог, в котором происходила группировка, генерирует набор страниц, соответствующий группам документов. Данные страницы должны содержать набор ссылок, используемых пользователем для получения документов той группы, информацию о которой он </text:span></text:span><text:soft-page-break/><text:span text:style-name="Default_20_Paragraph_20_Font"><text:span text:style-name="T28">просматривает.</text:span></text:span></text:p>
        </text:list-item>
      </text:list>
      <text:h text:style-name="Heading_20_2" text:outline-level="2">Библиотеки для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8">Сравнение количества выпущенных версий, найденных ошибок (безопасность систем):</text:p>
      <text:list xml:id="list890472352" text:style-name="L5">
        <text:list-item>
          <text:p text:style-name="P52">«Drupal», согласно [<text:bookmark-ref text:reference-format="number" text:ref-name="__RefNumPara__4132_2125587064">8</text:bookmark-ref>],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52">«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 Данный вывод сделан на основе [<text:bookmark-ref text:reference-format="number" text:ref-name="__RefNumPara__4134_2125587064">11</text:bookmark-ref>].</text:p>
        </text:list-item>
        <text:list-item>
          <text:p text:style-name="P52">«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 Информация получена с [<text:bookmark-ref text:reference-format="number" text:ref-name="__RefNumPara__4136_2125587064">18</text:bookmark-ref>].</text:p>
        </text:list-item>
      </text:list>
      <text:p text:style-name="P28">Сравнение наличия и качества русской документации, для сравнения количества разработчиков использующих системы:</text:p>
      <text:list xml:id="list1551505332" text:style-name="L6">
        <text:list-item>
          <text:p text:style-name="P53">«<text:span text:style-name="Default_20_Paragraph_20_Font"><text:span text:style-name="T23">Drupal», несмотря на то, что р</text:span></text:span><text:span text:style-name="Default_20_Paragraph_20_Font"><text:span text:style-name="T32">усское сообщество занимается переводом документации на D</text:span></text:span><text:span text:style-name="Default_20_Paragraph_20_Font"><text:span text:style-name="T32">rupal, белых пятен еще много. Ситуация отчасти компенсируется самописными статьями и руководствами. Документация на модули по большей части не переведена.</text:span></text:span></text:p>
        </text:list-item>
        <text:list-item>
          <text:p text:style-name="P54">«Joomla», русскоязычной документации достаточно много, включая не только переводы официальных документов, но и авторские статьи.</text:p>
        </text:list-item>
        <text:list-item>
          <text:p text:style-name="P53"><text:soft-page-break/><text:span text:style-name="Default_20_Paragraph_20_Font"><text:span text:style-name="T32">«WordPress», русскоязычной документации нет, однако англоязычная документация построена очень удобно для программиста [</text:span></text:span><text:span text:style-name="Default_20_Paragraph_20_Font"><text:span text:style-name="T32"><text:bookmark-ref text:reference-format="number" text:ref-name="__RefNumPara__4138_2125587064">17</text:bookmark-ref></text:span></text:span><text:span text:style-name="Default_20_Paragraph_20_Font"><text:span text:style-name="T32">].</text:span></text:span></text:p>
        </text:list-item>
      </text:list>
      <text:p text:style-name="Text_20_body"><text:span text:style-name="Default_20_Paragraph_20_Font"><text:span text:style-name="T33">Способы борьбы с нежелательным содержимым:</text:span></text:span><text:span text:style-name="Default_20_Paragraph_20_Font"><text:span text:style-name="T32"> все библиотеки имеют возможность</text:span></text:span><text:span text:style-name="Default_20_Paragraph_20_Font"><text:span text:style-name="T32">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span></text:p>
      <text:p text:style-name="P29">Возможности интеграции с технологиями построения форума, для возможного последующего расширения:</text:p>
      <text:list xml:id="list452410614" text:style-name="L7">
        <text:list-item>
          <text:p text:style-name="P55">«Drupal», существует возможность интеграции с форумной системой «phpBB» [<text:bookmark-ref text:reference-format="number" text:ref-name="__RefNumPara__4140_2125587064">10</text:bookmark-ref>].</text:p>
        </text:list-item>
        <text:list-item>
          <text:p text:style-name="P55">«Joomla», существует возможность запуска встроенного форума «FireBoard».</text:p>
        </text:list-item>
        <text:list-item>
          <text:p text:style-name="P55">«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9">Наличие визуального редактора:</text:p>
      <text:list xml:id="list621816682" text:style-name="L8">
        <text:list-item>
          <text:p text:style-name="P60"><text:span text:style-name="Default_20_Paragraph_20_Font"><text:span text:style-name="T32">«Drupal», существует возможность использования известных визуальных редакторов «TinyMCE», «FCKEditor». Данные редакторы </text:span></text:span><text:span text:style-name="Default_20_Paragraph_20_Font"><text:span text:style-name="T32">имеют широкие возможности изменения интерфейса пользователя (добавление, удаление элементов интерфейса) [</text:span></text:span><text:span text:style-name="Default_20_Paragraph_20_Font"><text:span text:style-name="T32"><text:bookmark-ref text:reference-format="number" text:ref-name="__RefNumPara__4142_2125587064">9</text:bookmark-ref></text:span></text:span><text:span text:style-name="Default_20_Paragraph_20_Font"><text:span text:style-name="T32">].</text:span></text:span></text:p>
        </text:list-item>
        <text:list-item>
          <text:p text:style-name="P56">«Joomla», имеет возможность подключения большого количества таких редакторов. Наиболее известным для интегрирования является «JCE».</text:p>
        </text:list-item>
        <text:list-item>
          <text:p text:style-name="P56">«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9">Возможность использования шаблонов оформления:</text:p>
      <text:list xml:id="list266285636" text:style-name="L9">
        <text:list-item>
          <text:p text:style-name="P57">«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61"><text:span text:style-name="Default_20_Paragraph_20_Font"><text:span text:style-name="T32">«Joomla» имеет специальную систему «ContentTemplater» </text:span></text:span><text:span text:style-name="Default_20_Paragraph_20_Font"><text:span text:style-name="T32">предназначенную для создания шаблонов. Также имеется возможность </text:span></text:span><text:soft-page-break/><text:span text:style-name="Default_20_Paragraph_20_Font"><text:span text:style-name="T32">управления страницами при помощи модулей, которые могут изменять интерфейс различных страниц [</text:span></text:span><text:span text:style-name="Default_20_Paragraph_20_Font"><text:span text:style-name="T32"><text:bookmark-ref text:reference-format="number" text:ref-name="__RefNumPara__4144_2125587064">12</text:bookmark-ref></text:span></text:span><text:span text:style-name="Default_20_Paragraph_20_Font"><text:span text:style-name="T32">].</text:span></text:span></text:p>
        </text:list-item>
        <text:list-item>
          <text:p text:style-name="P61"><text:span text:style-name="Default_20_Paragraph_20_Font"><text:span text:style-name="T32">«WordPress» им</text:span></text:span><text:span text:style-name="Default_20_Paragraph_20_Font"><text:span text:style-name="T32">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 [</text:span></text:span><text:span text:style-name="Default_20_Paragraph_20_Font"><text:span text:style-name="T32"><text:bookmark-ref text:reference-format="number" text:ref-name="__RefNumPara__4138_2125587064">17</text:bookmark-ref></text:span></text:span><text:span text:style-name="Default_20_Paragraph_20_Font"><text:span text:style-name="T32">].</text:span></text:span></text:p>
        </text:list-item>
      </text:list>
      <text:p text:style-name="P29">Расширенная функциональность:</text:p>
      <text:list xml:id="list1302985115" text:style-name="L10">
        <text:list-item>
          <text:p text:style-name="P58">«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58">«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58">«WordPress» расширения представляют собой «php»-скрипты. Эти скрипты позволяют дополнять и перекрывать существующую функциональность.</text:p>
        </text:list-item>
      </text:list>
      <text:p text:style-name="P29">Кодировки:</text:p>
      <text:list xml:id="list1600580030" text:continue-numbering="true" text:style-name="L10">
        <text:list-item>
          <text:p text:style-name="P58">«Drupal» использует UTF-8, поэтому проблем с кодировками нет.</text:p>
        </text:list-item>
        <text:list-item>
          <text:p text:style-name="P58">«Joomla» даёт возможность использовать как UTF-8 так кодировку «CP1251», однако последняя может приводить к наличию различных проблем.</text:p>
        </text:list-item>
        <text:list-item>
          <text:p text:style-name="P58">«WordPress» позволяет использовать любую кодировку, однако для корректной работы требуется установить ту же кодировку, в используемой базе данных.</text:p>
        </text:list-item>
      </text:list>
      <text:p text:style-name="P29">Экспортирование и импортирование данных:</text:p>
      <text:list xml:id="list428816910" text:style-name="L11">
        <text:list-item>
          <text:p text:style-name="P62"><text:span text:style-name="Default_20_Paragraph_20_Font"><text:span text:style-name="T32">«Drupal» обладает во</text:span></text:span><text:span text:style-name="Default_20_Paragraph_20_Font"><text:span text:style-name="T32">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 [</text:span></text:span><text:span text:style-name="Default_20_Paragraph_20_Font"><text:span text:style-name="T32"><text:bookmark-ref text:reference-format="number" text:ref-name="__RefNumPara__4132_2125587064">8</text:bookmark-ref></text:span></text:span><text:span text:style-name="Default_20_Paragraph_20_Font"><text:span text:style-name="T32">].</text:span></text:span></text:p>
        </text:list-item>
        <text:list-item>
          <text:p text:style-name="P62"><text:span text:style-name="Default_20_Paragraph_20_Font"><text:span text:style-name="T32">«Joomla» не имеет встроенных </text:span></text:span><text:span text:style-name="Default_20_Paragraph_20_Font"><text:span text:style-name="T32">способов конвертации, это связано, что основной задачей «Joomla» не является поддержка различных движков для </text:span></text:span><text:span text:style-name="Default_20_Paragraph_20_Font"><text:span text:style-name="T32">общения. Поэтому программист использующий «Joomla» должен сам создать </text:span></text:span><text:span text:style-name="Default_20_Paragraph_20_Font"><text:span text:style-name="T32">возможность экспорта [</text:span></text:span><text:span text:style-name="Default_20_Paragraph_20_Font"><text:span text:style-name="T32"><text:bookmark-ref text:reference-format="number" text:ref-name="__RefNumPara__3964_2125587064">5</text:bookmark-ref></text:span></text:span><text:span text:style-name="Default_20_Paragraph_20_Font"><text:span text:style-name="T32">].</text:span></text:span></text:p>
        </text:list-item>
        <text:list-item>
          <text:p text:style-name="P59"><text:soft-page-break/>«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ри выборе библиотеки требуется учитывать её популярность. Наиболее популярная библиотека имеет наибольшее количество использующих её программистов. Поэтому при проектировании и разработке можно учитывать особенности реализации приложения с помощью библиотеки «Joomla» языка программирования PHP.</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366908249" text:style-name="L12">
        <text:list-item>
          <text:p text:style-name="P70">обеспечение наиболее оптимального использования технических ресурсов используемого ЭВМ, что обеспечивается использованием наиболее быстрого языка генерации содержимого «PHP» [<text:bookmark-ref text:reference-format="number" text:ref-name="__RefNumPara__4146_2125587064">14</text:bookmark-ref>];</text:p>
        </text:list-item>
        <text:list-item>
          <text:p text:style-name="P70">возможность запуска со стандартным для библиотеки «Joomla» программными серверами («Apache», «MySQL»);</text:p>
        </text:list-item>
        <text:list-item>
          <text:p text:style-name="P70">работа под операционными системами семейства «Linux»;</text:p>
        </text:list-item>
        <text:list-item>
          <text:p text:style-name="P70">по возможности минимальные изменения в пользовательском интерфейсе; </text:p>
        </text:list-item>
      </text:list>
      <text:h text:style-name="Heading_20_1" text:outline-level="1">ПРОЕКТИРОВАНИЕ ИНТЕРНЕТ-ПРИЛОЖЕНИЯ</text:h>
      <text:h text:style-name="Heading_20_2" text:outline-level="2">Проектирование основного алгоритма работы пользователя с Интернет-приложением</text:h>
      <text:p text:style-name="Text_20_body">Все Интернет-приложения характеризуются общим алгоритмом работы с пользователем. Представим данный алгоритм на рисунке <text:sequence-ref text:reference-format="value" text:ref-name="refDrawing0">2.1</text:sequence-ref>.</text:p>
      <text:p text:style-name="Text_20_body"><draw:frame draw:style-name="fr1" draw:name="Врезка11" text:anchor-type="paragraph" svg:y="0cm" svg:width="13.836cm" draw:z-index="0"><draw:text-box fo:min-height="18.648cm"><text:p text:style-name="Drawing"><draw:frame draw:style-name="fr7" draw:name="Графический объект11" text:anchor-type="paragraph" svg:x="0.004cm" svg:y="0.002cm" svg:width="13.836cm" style:rel-width="100%" svg:height="18.648cm" style:rel-height="scale" draw:z-index="1"><draw:image xlink:href="../../../../../../../../_dev/univer/Diploma/SidarauIS/doc/диаграмма_алгоритма_работы_интернет_приложений.png" xlink:type="simple" xlink:show="embed" xlink:actuate="onLoad"/></draw:frame>Рисунок <text:sequence text:ref-name="refDrawing0" text:name="Drawing" text:formula="ooow:Drawing+1" style:num-format="1">2.1</text:sequence> - Блок-схема алгоритма работы приложения с пользователем</text:p></draw:text-box></draw:frame></text:p>
      <text:p text:style-name="Text_20_body"><text:soft-page-break/>Данный алгоритм показывает общую структуру алгоритма работы пользователя с любым Интернет-приложением. Используя его как общий вариант использования системы всеми пользователями, спроектируем конкретные алгоритмы использования системы каждым из возможных пользователей и создадим диаграммы вариантов использования системы.</text:p>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1043106548" text:style-name="L13">
        <text:list-item>
          <text:p text:style-name="P71">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71">просмотр информации о предоставляемых предприятием услугах (юридические и бухгалтерские услуги);</text:p>
        </text:list-item>
        <text:list-item>
          <text:p text:style-name="P71">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text:p>
        </text:list-item>
        <text:list-item>
          <text:p text:style-name="P71">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71">просмотр пользователем новостей в юридическом законодательстве;</text:p>
        </text:list-item>
        <text:list-item>
          <text:p text:style-name="P71">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1">2.2</text:sequence-ref>.</text:p>
      <text:p text:style-name="Text_20_body"><draw:frame draw:style-name="fr1" draw:name="Врезка1" text:anchor-type="paragraph" svg:y="0cm" svg:width="10.746cm" draw:z-index="2"><draw:text-box fo:min-height="11.382cm"><text:p text:style-name="Drawing"><draw:frame draw:style-name="fr7" draw:name="Графический объект1" text:anchor-type="paragraph" svg:x="0.004cm" svg:y="0.002cm" svg:width="10.746cm" style:rel-width="100%" svg:height="11.382cm" style:rel-height="scale" draw:z-index="3"><draw:image xlink:href="../../../../../../../../_dev/univer/Diploma/SidarauIS/doc/диаграмма_вариантов_использования21_famonitortool.png" xlink:type="simple" xlink:show="embed" xlink:actuate="onLoad"/></draw:frame>Рисунок <text:sequence text:ref-name="refDrawing1" text:name="Drawing" text:formula="ooow:Drawing+1" style:num-format="1">2.2</text:sequence> - Диаграмма вариантов использования системы клиентом</text:p></draw:text-box></draw:frame><text:soft-page-break/></text:p>
      <text:p text:style-name="Text_20_body">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text:p>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2">2.3</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труктуры нормативных документов, доступных для просмотра.</text:p>
      <text:p text:style-name="Text_20_body"><draw:frame draw:style-name="fr1" draw:name="Врезка2" text:anchor-type="paragraph" svg:y="0cm" svg:width="13.24cm" draw:z-index="4"><draw:text-box fo:min-height="11.626cm"><text:p text:style-name="Drawing"><draw:frame draw:style-name="fr8" draw:name="Графический объект2" text:anchor-type="paragraph" svg:y="0.002cm" svg:width="11.725cm" style:rel-width="88%" svg:height="10.446cm" style:rel-height="scale" draw:z-index="5"><draw:image xlink:href="../../../../../../../../_dev/univer/Diploma/SidarauIS/doc/диаграмма_вариантов_использования22_famonitortool.png" xlink:type="simple" xlink:show="embed" xlink:actuate="onLoad"/></draw:frame>Рисунок <text:sequence text:ref-name="refDrawing2" text:name="Drawing" text:formula="ooow:Drawing+1" style:num-format="1">2.3</text:sequence> - Диаграмма вариантов использования системы администратором</text:p></draw:text-box></draw:frame><text:soft-page-break/></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text:soft-page-break/>класса «Клиент» представлена на рисунке <text:sequence-ref text:reference-format="value" text:ref-name="refDrawing3">2.4</text:sequence-ref>.</text:p>
      <text:p text:style-name="Text_20_body"><draw:frame draw:style-name="fr2" draw:name="Врезка4" text:anchor-type="paragraph" svg:y="0cm" svg:width="8.848cm" draw:z-index="6"><draw:text-box fo:min-height="4.207cm"><text:p text:style-name="Drawing"><draw:frame draw:style-name="fr8" draw:name="Графический объект4" text:anchor-type="paragraph" svg:y="0.002cm" svg:width="8.483cm" style:rel-width="95%" svg:height="4.175cm" style:rel-height="scale" draw:z-index="7"><draw:image xlink:href="../../../../../../../../_dev/univer/Diploma/SidarauIS/doc/диаграмма_класса_клиент.png" xlink:type="simple" xlink:show="embed" xlink:actuate="onLoad"/></draw:frame>Рисунок <text:sequence text:ref-name="refDrawing3" text:name="Drawing" text:formula="ooow:Drawing+1" style:num-format="1">2.4</text:sequence> - Диаграмма класса "Клиент"</text:p></draw:text-box></draw:frame></text:p>
      <text:p text:style-name="Text_20_body">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4">2.5</text:sequence-ref>.</text:p>
      <text:p text:style-name="Text_20_body"><draw:frame draw:style-name="fr1" draw:name="Врезка5" text:anchor-type="paragraph" svg:y="0cm" svg:width="9.227cm" draw:z-index="8"><draw:text-box fo:min-height="4.819cm"><text:p text:style-name="Drawing"><draw:frame draw:style-name="fr7" draw:name="Графический объект5" text:anchor-type="paragraph" svg:x="0.004cm" svg:y="0.002cm" svg:width="8.915cm" style:rel-width="100%" svg:height="3.485cm" style:rel-height="scale" draw:z-index="9"><draw:image xlink:href="../../../../../../../../_dev/univer/Diploma/SidarauIS/doc/диаграмма_класса_новость.png" xlink:type="simple" xlink:show="embed" xlink:actuate="onLoad"/></draw:frame>Рисунок <text:sequence text:ref-name="refDrawing4" text:name="Drawing" text:formula="ooow:Drawing+1" style:num-format="1">2.5</text:sequence> - Диаграмма класса "Новость"</text:p></draw:text-box></draw:frame></text:p>
      <text:p text:style-name="Text_20_body">Модель элементов «Услуги» содержит поля: «Название», «Краткое описание», «Полное описание». Диаграмма класса «Услуга» представлена на рисунке <text:sequence-ref text:reference-format="value" text:ref-name="refDrawing5">2.6</text:sequence-ref>.</text:p>
      <text:p text:style-name="Text_20_body"><draw:frame draw:style-name="fr1" draw:name="Врезка6" text:anchor-type="paragraph" svg:y="0cm" svg:width="8.851cm" draw:z-index="10"><draw:text-box fo:min-height="3.473cm"><text:p text:style-name="Drawing"><draw:frame draw:style-name="fr7" draw:name="Графический объект6" text:anchor-type="paragraph" svg:x="0.004cm" svg:y="0.002cm" svg:width="8.851cm" style:rel-width="100%" svg:height="3.473cm" style:rel-height="scale" draw:z-index="11"><draw:image xlink:href="../../../../../../../../_dev/univer/Diploma/SidarauIS/doc/диаграмма_класса_услуга.png" xlink:type="simple" xlink:show="embed" xlink:actuate="onLoad"/></draw:frame>Рисунок <text:sequence text:ref-name="refDrawing5" text:name="Drawing" text:formula="ooow:Drawing+1" style:num-format="1">2.6</text:sequence> - Диаграмма класса "Услуга"</text:p></draw:text-box></draw:frame></text:p>
      <text:p text:style-name="Text_20_body"><text:tab/>Учитывая особенности библиотеки «Joomla», все элементы, используемые в системе, требуют создания возможности привязки типов элементов к страницам Интернет 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text:soft-page-break/>«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который указывает, к какой категории относится элемент. Для проектирования соответствий между спроектированными моделями и моделью используемой в библиотеках построения Интернет-приложений. Представим таблицы соответствий между спроектированной моделью и моделью библиотеки «Joomla» (таблицы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6">2.7</text:sequence-ref>).</text:p>
      <text:p text:style-name="P38">Таблица <text:sequence text:ref-name="refTable0" text:name="Table" text:formula="ooow:Table+1" style:num-format="1">2.1</text:sequence> - Соответствие между классом "Клиент" и классом 'content' "Joomla"</text:p>
      <table:table table:name="Таблица5" table:style-name="Таблица5">
        <table:table-column table:style-name="Таблица5.A"/>
        <table:table-column table:style-name="Таблица5.B"/>
        <table:table-row>
          <table:table-cell table:style-name="Таблица5.A1" office:value-type="string">
            <text:p text:style-name="P39">Член класса «Клиент»</text:p>
          </table:table-cell>
          <table:table-cell table:style-name="Таблица5.B1" office:value-type="string">
            <text:p text:style-name="P39">Член класса 'content' системы «Joomla»</text:p>
          </table:table-cell>
        </table:table-row>
        <table:table-row>
          <table:table-cell table:style-name="Таблица5.A2" office:value-type="string">
            <text:p text:style-name="P40">Заголовок</text:p>
          </table:table-cell>
          <table:table-cell table:style-name="Таблица5.B2" office:value-type="string">
            <text:p text:style-name="P40">'title'</text:p>
          </table:table-cell>
        </table:table-row>
        <table:table-row>
          <table:table-cell table:style-name="Таблица5.A2" office:value-type="string">
            <text:p text:style-name="P40">Содержание</text:p>
          </table:table-cell>
          <table:table-cell table:style-name="Таблица5.B2" office:value-type="string">
            <text:p text:style-name="P40">'fulltext'</text:p>
          </table:table-cell>
        </table:table-row>
        <table:table-row>
          <table:table-cell table:style-name="Таблица5.A2" office:value-type="string">
            <text:p text:style-name="P40">Дата окончания публикации</text:p>
          </table:table-cell>
          <table:table-cell table:style-name="Таблица5.B2" office:value-type="string">
            <text:p text:style-name="P40">'publish_down'</text:p>
          </table:table-cell>
        </table:table-row>
        <table:table-row>
          <table:table-cell table:style-name="Таблица5.A2" office:value-type="string">
            <text:p text:style-name="P40">Изображение малого размера</text:p>
          </table:table-cell>
          <table:table-cell table:style-name="Таблица5.B2" office:value-type="string">
            <text:p text:style-name="P40">'images'</text:p>
          </table:table-cell>
        </table:table-row>
        <table:table-row>
          <table:table-cell table:style-name="Таблица5.A2" office:value-type="string">
            <text:p text:style-name="P40">Изображение большого размера</text:p>
          </table:table-cell>
          <table:table-cell table:style-name="Таблица5.B2" office:value-type="string">
            <text:p text:style-name="P40">'images'</text:p>
          </table:table-cell>
        </table:table-row>
      </table:table>
      <text:p text:style-name="Text_20_body"/>
      <text:p text:style-name="P38">Таблица <text:sequence text:ref-name="refTable1" text:name="Table" text:formula="ooow:Table+1" style:num-format="1">2.2</text:sequence> -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39">Член класса «Новость»</text:p>
          </table:table-cell>
          <table:table-cell table:style-name="Таблица1.B1" office:value-type="string">
            <text:p text:style-name="P39">Член класса 'content' системы «Joomla»</text:p>
          </table:table-cell>
        </table:table-row>
        <table:table-row>
          <table:table-cell table:style-name="Таблица1.A2" office:value-type="string">
            <text:p text:style-name="P40">Название</text:p>
          </table:table-cell>
          <table:table-cell table:style-name="Таблица1.B2" office:value-type="string">
            <text:p text:style-name="P40">'title'</text:p>
          </table:table-cell>
        </table:table-row>
        <table:table-row>
          <table:table-cell table:style-name="Таблица1.A2" office:value-type="string">
            <text:p text:style-name="P40">Короткое название</text:p>
          </table:table-cell>
          <table:table-cell table:style-name="Таблица1.B2" office:value-type="string">
            <text:p text:style-name="P40">'title_alias'</text:p>
          </table:table-cell>
        </table:table-row>
        <table:table-row>
          <table:table-cell table:style-name="Таблица1.A2" office:value-type="string">
            <text:p text:style-name="P40">Содержание</text:p>
          </table:table-cell>
          <table:table-cell table:style-name="Таблица1.B2" office:value-type="string">
            <text:p text:style-name="P40">'fulltext'</text:p>
          </table:table-cell>
        </table:table-row>
      </table:table>
      <text:p text:style-name="Text_20_body"/>
      <text:p text:style-name="P38">Таблица <text:sequence text:ref-name="refTable2" text:name="Table" text:formula="ooow:Table+1" style:num-format="1">2.3</text:sequence> -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39">Член класса «Услуга»</text:p>
          </table:table-cell>
          <table:table-cell table:style-name="Таблица2.B1" office:value-type="string">
            <text:p text:style-name="P39">Член класса 'content' системы «Joomla»</text:p>
          </table:table-cell>
        </table:table-row>
        <table:table-row>
          <table:table-cell table:style-name="Таблица2.A2" office:value-type="string">
            <text:p text:style-name="P40">Название</text:p>
          </table:table-cell>
          <table:table-cell table:style-name="Таблица2.B2" office:value-type="string">
            <text:p text:style-name="P40">'title'</text:p>
          </table:table-cell>
        </table:table-row>
        <table:table-row>
          <table:table-cell table:style-name="Таблица2.A2" office:value-type="string">
            <text:p text:style-name="P40">Короткое название</text:p>
          </table:table-cell>
          <table:table-cell table:style-name="Таблица2.B2" office:value-type="string">
            <text:p text:style-name="P40">'title_alias'</text:p>
          </table:table-cell>
        </table:table-row>
        <table:table-row>
          <table:table-cell table:style-name="Таблица2.A2" office:value-type="string">
            <text:p text:style-name="P40">Полное описание</text:p>
          </table:table-cell>
          <table:table-cell table:style-name="Таблица2.B2" office:value-type="string">
            <text:p text:style-name="P40">'fulltext'</text:p>
          </table:table-cell>
        </table:table-row>
      </table:table>
      <text:p text:style-name="P36"/>
      <text:p text:style-name="Text_20_body"><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text:soft-page-break/>списка пользователю для получения дальнейших указаний, какой каталог или файл его интересует.</text:p>
      <text:p text:style-name="Text_20_body"><draw:frame draw:style-name="fr1" draw:name="Врезка7" text:anchor-type="paragraph" svg:y="0cm" svg:width="14.827cm" draw:z-index="12"><draw:text-box fo:min-height="12.979cm"><text:p text:style-name="Drawing"><draw:frame draw:style-name="fr7" draw:name="Графический объект7" text:anchor-type="paragraph" svg:x="0.004cm" svg:y="0.002cm" svg:width="14.827cm" style:rel-width="100%" svg:height="12.529cm" style:rel-height="scale" draw:z-index="41"><draw:image xlink:href="../../../../../../../../_dev/univer/Diploma/SidarauIS/doc/диаграмма_адаптированных_классов_для_joomla.png" xlink:type="simple" xlink:show="embed" xlink:actuate="onLoad"/></draw:frame>Рисунок <text:sequence text:ref-name="refDrawing6" text:name="Drawing" text:formula="ooow:Drawing+1" style:num-format="1">2.7</text:sequence> - Схема классов используемой модели</text:p></draw:text-box></draw:frame></text:p>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631479339" text:style-name="L14">
        <text:list-item>
          <text:p text:style-name="P72">Интерфейс должен быть наиболее простым для использования, что означает <text:soft-page-break/>создание только необходимых элементов интерфейса и изображений, не отвлекающих пользователя от содержимого;</text:p>
        </text:list-item>
        <text:list-item>
          <text:p text:style-name="P72">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item>
          <text:p text:style-name="P72">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ленты в левой части страницы. Шаблон страницы представлен на рисунке <text:sequence-ref text:reference-format="value" text:ref-name="refDrawing7">2.8</text:sequence-ref>.</text:p>
      <text:p text:style-name="Text_20_body"><draw:frame draw:style-name="fr1" draw:name="Врезка3" text:anchor-type="paragraph" svg:y="0cm" svg:width="14.827cm" draw:z-index="13"><draw:text-box fo:min-height="7.811cm"><text:p text:style-name="Drawing"><draw:frame draw:style-name="fr7" draw:name="Графический объект3" text:anchor-type="paragraph" svg:x="0.004cm" svg:y="0.002cm" svg:width="14.827cm" style:rel-width="100%" svg:height="7.811cm" style:rel-height="scale" draw:z-index="14"><draw:image xlink:href="../../../../../../../../_dev/univer/Diploma/SidarauIS/doc/диаграмма_пользовательского_интерфейса.png" xlink:type="simple" xlink:show="embed" xlink:actuate="onLoad"/></draw:frame>Рисунок <text:sequence text:ref-name="refDrawing7" text:name="Drawing" text:formula="ooow:Drawing+1" style:num-format="1">2.8</text:sequence> - Шаблон страницы Интернет-приложения</text:p></draw:text-box></draw:frame></text:p>
      <text:p text:style-name="Text_20_body"><text:soft-page-break/>Данный шаблон полностью удовлетворяет требованию минимизации изменений пользовательского интерфейса по сравнению с системой используемой в прошлом (рисунок <text:sequence-ref text:reference-format="value" text:ref-name="refDrawing8">2.9</text:sequence-ref>).</text:p>
      <text:p text:style-name="Text_20_body"><draw:frame draw:style-name="fr1" draw:name="Врезка13" text:anchor-type="paragraph" svg:y="0cm" svg:width="16.415cm" draw:z-index="23"><draw:text-box fo:min-height="11.688cm"><text:p text:style-name="Drawing"><draw:frame draw:style-name="fr7" draw:name="Графический объект13" text:anchor-type="paragraph" svg:x="0.004cm" svg:y="0.002cm" svg:width="16.415cm" style:rel-width="100%" svg:height="11.688cm" style:rel-height="scale" draw:z-index="24"><draw:image xlink:href="../../../../../../../../_dev/univer/Diploma/SidarauIS/doc/пример_дизайна_страниц_старой_системы.png" xlink:type="simple" xlink:show="embed" xlink:actuate="onLoad"/></draw:frame>Рисунок <text:sequence text:ref-name="refDrawing8" text:name="Drawing" text:formula="ooow:Drawing+1" style:num-format="1">2.9</text:sequence> - Пример пользовательского интерфейса старой системы</text:p></draw:text-box></draw:frame></text:p>
      <text:p text:style-name="Text_20_body">Опишем содержимое шаблона страницы имеющейся системы. </text:p>
      <text:p text:style-name="Text_20_body">Блок «Малое название» содержит текст «Юридические услуги и регистрация фирм в Минске.» при нажатии на который происходит переход на главну страницу приложения.</text:p>
      <text:p text:style-name="Text_20_body">Блок «Название» состоит из изображения содержащего фирменный знак и наименование компании. Представим схему алгоритма генерации программного HTML кода «Название» на рисунке <text:sequence-ref text:reference-format="value" text:ref-name="refDrawing9">2.10</text:sequence-ref>.</text:p>
      <text:p text:style-name="Text_20_body"><draw:frame draw:style-name="fr1" draw:name="Врезка25" text:anchor-type="paragraph" svg:y="0cm" svg:width="8.416cm" draw:z-index="48"><draw:text-box fo:min-height="8.959cm"><text:p text:style-name="Drawing"><draw:frame draw:style-name="fr7" draw:name="Графический объект25" text:anchor-type="paragraph" svg:x="0.004cm" svg:y="0.002cm" svg:width="8.416cm" style:rel-width="100%" svg:height="8.959cm" style:rel-height="scale" draw:z-index="49"><draw:image xlink:href="../../../../../../../../_dev/univer/Diploma/SidarauIS/doc/алгоритм_генерации_программного_блока_название.png" xlink:type="simple" xlink:show="embed" xlink:actuate="onLoad"/></draw:frame>Рисунок <text:sequence text:ref-name="refDrawing9" text:name="Drawing" text:formula="ooow:Drawing+1" style:num-format="1">2.10</text:sequence> - Схема алгоритма работы приложения при генерации программного блока "Название"</text:p></draw:text-box></draw:frame></text:p>
      <text:p text:style-name="Text_20_body"><text:soft-page-break/>Блок «Меню приложения» состоит из списка названий разделов Интернет приложения. По нажатии на которые происходит переход на необходимую <text:s/>страницу приложения.</text:p>
      <text:p text:style-name="Text_20_body">Представим схему алгоритма генерации блока «Меню приложения» на рисунке <text:sequence-ref text:reference-format="value" text:ref-name="refDrawing10">2.11</text:sequence-ref>.</text:p>
      <text:p text:style-name="Text_20_body"><draw:frame draw:style-name="fr3" draw:name="Врезка26" text:anchor-type="paragraph" svg:x="3.022cm" svg:y="0.196cm" svg:width="9.564cm" draw:z-index="50"><draw:text-box fo:min-height="8.571cm"><text:p text:style-name="Drawing"><draw:frame draw:style-name="fr7" draw:name="Графический объект26" text:anchor-type="paragraph" svg:x="0.004cm" svg:y="0.002cm" svg:width="9.564cm" style:rel-width="100%" svg:height="8.571cm" style:rel-height="scale" draw:z-index="51"><draw:image xlink:href="../../../../../../../../_dev/univer/Diploma/SidarauIS/doc/алгоритм_генерации_программного_блока_меню_приложения.png" xlink:type="simple" xlink:show="embed" xlink:actuate="onLoad"/></draw:frame>Рисунок <text:sequence text:ref-name="refDrawing10" text:name="Drawing" text:formula="ooow:Drawing+1" style:num-format="1">2.11</text:sequence> - Схема алгоритма работы приложения при генерации программного блока "Меню приложения"</text:p></draw:text-box></draw:frame></text:p>
      <text:p text:style-name="Text_20_body"><text:soft-page-break/>Представим схему алгоритма для блока «Новостная лента» на рисунке <text:sequence-ref text:reference-format="value" text:ref-name="refDrawing11">2.12</text:sequence-ref>.</text:p>
      <text:p text:style-name="Text_20_body"><draw:frame draw:style-name="fr4" draw:name="Врезка27" text:anchor-type="paragraph" svg:y="-0.164cm" svg:width="11.083cm" draw:z-index="52"><draw:text-box fo:min-height="11.815cm"><text:p text:style-name="Drawing"><draw:frame draw:style-name="fr7" draw:name="Графический объект27" text:anchor-type="paragraph" svg:x="0.004cm" svg:y="0.002cm" svg:width="11.083cm" style:rel-width="100%" svg:height="11.815cm" style:rel-height="scale" draw:z-index="53"><draw:image xlink:href="../../../../../../../../_dev/univer/Diploma/SidarauIS/doc/алгоритм_генерации_программного_блока_новостная_лента.png" xlink:type="simple" xlink:show="embed" xlink:actuate="onLoad"/></draw:frame>Рисунок <text:sequence text:ref-name="refDrawing11" text:name="Drawing" text:formula="ooow:Drawing+1" style:num-format="1">2.12</text:sequence> - Схема алгоритма работы приложения при генерации программного блока "Новостная лента"</text:p></draw:text-box></draw:frame></text:p>
      <text:p text:style-name="Text_20_body">Блок «Основная информация» содержит элементы выбранной страницы.</text:p>
      <text:p text:style-name="Text_20_body">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text:soft-page-break/>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text:soft-page-break/>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коллекций.</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12">2.13</text:sequence-ref>.</text:p>
      <text:p text:style-name="Text_20_body"><draw:frame draw:style-name="fr1" draw:name="Врезка8" text:anchor-type="paragraph" svg:y="0cm" svg:width="16.999cm" draw:z-index="15"><draw:text-box fo:min-height="10.689cm"><text:p text:style-name="Drawing"><draw:frame draw:style-name="fr7" draw:name="Графический объект8" text:anchor-type="paragraph" svg:x="0.004cm" svg:y="0.002cm" svg:width="16.999cm" style:rel-width="100%" svg:height="10.689cm" style:rel-height="scale" draw:z-index="16"><draw:image xlink:href="../../../../../../../../_dev/univer/Diploma/SidarauIS/doc/Диаграмма_последовательности_для_варианта_Главная_страница.png" xlink:type="simple" xlink:show="embed" xlink:actuate="onLoad"/></draw:frame>Рисунок <text:sequence text:ref-name="refDrawing12" text:name="Drawing" text:formula="ooow:Drawing+1" style:num-format="1">2.13</text:sequence> - Диаграмма последовательности действий при открытии главной страницы приложения</text:p></draw:text-box></draw:frame><text:soft-page-break/></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рисунок <text:sequence-ref text:reference-format="value" text:ref-name="refDrawing13">2.14</text:sequence-ref>).</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draw:frame draw:style-name="fr1" draw:name="Врезка9" text:anchor-type="paragraph" svg:y="0cm" svg:width="16.999cm" draw:z-index="17"><draw:text-box fo:min-height="8.296cm"><text:p text:style-name="Drawing"><draw:frame draw:style-name="fr7" draw:name="Графический объект9" text:anchor-type="paragraph" svg:x="0.004cm" svg:y="0.002cm" svg:width="16.999cm" style:rel-width="100%" svg:height="8.296cm" style:rel-height="scale" draw:z-index="18"><draw:image xlink:href="../../../../../../../../_dev/univer/Diploma/SidarauIS/doc/Диаграмма_последовательности_для_нормативных_документов.png" xlink:type="simple" xlink:show="embed" xlink:actuate="onLoad"/></draw:frame>Рисунок <text:sequence text:ref-name="refDrawing13" text:name="Drawing" text:formula="ooow:Drawing+1" style:num-format="1">2.14</text:sequence> - Диаграмма последовательности действий при открытии страницы нормативных документов приложения</text:p></draw:text-box></draw:frame></text:p>
      <text:p text:style-name="Text_20_body"><text:soft-page-break/></text:p>
      <text:h text:style-name="Heading_20_2" text:outline-level="2">Проектирование взаимосвязи между компонентами системы</text:h>
      <text:p text:style-name="Text_20_body">Компонентами называются составные части, выделенные по определённому признаку или совокупности признаков, при этом эти части можно рассмотреть как единое целое. Подсистема от компоненты отличается тем, что компонента меньшего либо равного размера, а также компоненты могут включать друг друга. Т.е. Подсистема хранения информации включает в себя две компоненты: компоненту СУБД и компоненту Модели системы. Таким образом, наша система состоит из следующих компонент: </text:p>
      <text:list xml:id="list1605288310" text:style-name="L15">
        <text:list-item>
          <text:p text:style-name="P63">компонента «СУБД»<text:span text:style-name="Default_20_Paragraph_20_Font"><text:span text:style-name="T24">;</text:span></text:span> </text:p>
        </text:list-item>
        <text:list-item>
          <text:p text:style-name="P63">компонента «Модель»<text:span text:style-name="Default_20_Paragraph_20_Font"><text:span text:style-name="T24">;</text:span></text:span> </text:p>
        </text:list-item>
        <text:list-item>
          <text:p text:style-name="P63">компонента «Представление»<text:span text:style-name="Default_20_Paragraph_20_Font"><text:span text:style-name="T24">;</text:span></text:span></text:p>
        </text:list-item>
        <text:list-item>
          <text:p text:style-name="P63">компонента «Контроллер»<text:span text:style-name="Default_20_Paragraph_20_Font"><text:span text:style-name="T24">;</text:span></text:span></text:p>
        </text:list-item>
        <text:list-item>
          <text:p text:style-name="P63">компонента «Веб-сервер»<text:span text:style-name="Default_20_Paragraph_20_Font"><text:span text:style-name="T24">;</text:span></text:span></text:p>
        </text:list-item>
        <text:list-item>
          <text:p text:style-name="P63">компонента «PHP препроцессор». </text:p>
        </text:list-item>
      </text:list>
      <text:p text:style-name="Text_20_body">А также компоненты «Клиент», «Новость», «Услуга», «Клиент» которые, представляют собой программные оболочки для соответствующих таблиц компоненты СУБД. Использование таких компонент, является широко распространённой практикой web-программирования [<text:bookmark-ref text:reference-format="number" text:ref-name="__RefNumPara__3222_820469989">23</text:bookmark-ref>].</text:p>
      <text:p text:style-name="Text_20_body"><text:soft-page-break/>Взаимосвязь между компонентами определяется посредствам предоставляемых интерфейсов (компонента должна представить интерфейс для работы с данной компонентой). Представим диаграмму компонент на рисунке <text:sequence-ref text:reference-format="value" text:ref-name="refDrawing14">2.15</text:sequence-ref>. Обозначения даны в соответствии с нотацией UML 1.4.</text:p>
      <text:p text:style-name="Text_20_body"><draw:frame draw:style-name="fr5" draw:name="Врезка10" text:anchor-type="paragraph" svg:x="0cm" svg:y="0cm" svg:width="16.999cm" draw:z-index="19"><draw:text-box fo:min-height="11.314cm"><text:p text:style-name="Drawing"><draw:frame draw:style-name="fr7" draw:name="Графический объект10" text:anchor-type="paragraph" svg:x="0.004cm" svg:y="0.002cm" svg:width="16.999cm" style:rel-width="100%" svg:height="11.314cm" style:rel-height="scale" draw:z-index="20"><draw:image xlink:href="../../../../../../../../_dev/univer/Diploma/SidarauIS/doc/диаграмма_компонент.png" xlink:type="simple" xlink:show="embed" xlink:actuate="onLoad"/></draw:frame>Рисунок <text:sequence text:ref-name="refDrawing14" text:name="Drawing" text:formula="ooow:Drawing+1" style:num-format="1">2.15</text:sequence> - Диаграмма компонент Интернет приложения</text:p></draw:text-box></draw:frame></text:p>
      <text:p text:style-name="Text_20_body">Таким образом, диаграмма показывает, что приложение использует язык структурированных запросов SQL для доступа к СУБД, и общий интерфейс шлюза CGI для связи Веб-сервиса и PHP препроцессора. Данная связь является очень распространённой при разработке интернет приложений [<text:bookmark-ref text:reference-format="number" text:ref-name="__RefNumPara__1956_1823942306">22</text:bookmark-ref>].</text:p>
      <text:h text:style-name="Heading_20_1" text:outline-level="1">РАЗРАБОТКА ИНТЕРНЕТ-ПРИЛОЖЕНИЯ</text:h>
      <text:h text:style-name="Heading_20_2" text:outline-level="2">Настройка библиотеки «<text:span text:style-name="Default_20_Paragraph_20_Font"><text:span text:style-name="T24">Joomla</text:span></text:span>» для развертывания Интернет-приложения</text:h>
      <text:p text:style-name="Text_20_body">Первым, что требуется сделать при настройке «<text:span text:style-name="Default_20_Paragraph_20_Font"><text:span text:style-name="T24">Joomla</text:span></text:span>» это создать и задать определения в файле «<text:span text:style-name="Default_20_Paragraph_20_Font"><text:span text:style-name="T24">configuration</text:span></text:span>.<text:span text:style-name="Default_20_Paragraph_20_Font"><text:span text:style-name="T24">php</text:span></text:span>» [<text:bookmark-ref text:reference-format="number" text:ref-name="__RefNumPara__2194_1823942306">25</text:bookmark-ref>]. Данный файл представляет собой текстовый файл содержащий набор переменных языка «<text:span text:style-name="Default_20_Paragraph_20_Font"><text:span text:style-name="T24">PHP</text:span></text:span>». Представим полученный листинг данного в файла в приложении А.</text:p>
      <text:p text:style-name="Text_20_body"><text:span text:style-name="T41">Структура базы данных для приложений, построенных с помощью библиотеки «</text:span><text:span text:style-name="Default_20_Paragraph_20_Font"><text:span text:style-name="T42">Joomla</text:span></text:span><text:span text:style-name="T41">» требуется создавать соответствуя определённому шаблону настройки которого можно найти в листинге «configuration.php» (</text:span><text:span text:style-name="T43">“$mosConfig_db”, “$mosConfig_dbprefix”). Для создания такой базы данных существует шаблон файла “sql” предоставляемый библиотекой. Установка шаблона производится с помощью специальной системы управления базами данных “phpMyAdmin” [</text:span><text:span text:style-name="T43"><text:bookmark-ref text:reference-format="number" text:ref-name="__RefNumPara__3546_1823942306">26</text:bookmark-ref></text:span><text:span text:style-name="T43">].</text:span></text:p>
      <text:p text:style-name="Text_20_body"><text:span text:style-name="T43">Для работы в качестве администратора требуется создать запись администратора в “Joomla”. Для этого требуется выполнить скрипт представленный в таблице </text:span><text:span text:style-name="T43"><text:sequence-ref text:reference-format="value" text:ref-name="refTable3">3.1</text:sequence-ref></text:span><text:span text:style-name="T43">.</text:span></text:p>
      <text:p text:style-name="P38">Таблица <text:sequence text:ref-name="refTable3" text:name="Table" text:formula="ooow:Table+1" style:num-format="1">3.1</text:sequence> - Пример запросов для создания записи администратора</text:p>
      <table:table table:name="Таблица4" table:style-name="Таблица4">
        <table:table-column table:style-name="Таблица4.A"/>
        <table:table-row>
          <table:table-cell table:style-name="Таблица4.A1" office:value-type="string">
            <text:p text:style-name="Листинг_20_кода">INSERT INTO `inn_users` VALUES (62, 'Administrator', 'admin', 'your-email@email.com', '21232f297a57a5a743894a0e4a801fc3', 'Super Administrator', 0, 1, 25, '2005-09-28 00:00:00', '2005-09-28 00:00:00', '', ''); </text:p>
            <text:p text:style-name="Листинг_20_кода">INSERT INTO `inn_core_acl_aro` VALUES (10,'users','62',0,'Administrator',0); </text:p>
            <text:p text:style-name="Листинг_20_кода">INSERT INTO `inn_core_acl_groups_aro_map` VALUES (25,'',10);</text:p>
          </table:table-cell>
        </table:table-row>
      </table:table>
      <text:p text:style-name="P31"/>
      <text:p text:style-name="Text_20_body"><text:span text:style-name="T43">В результате работы данного скрипта, в системе появлятся пользователь с ролью “Администратор” имеющий персональное имя и пароль для входа в систему (“admin”, “admin”). Персональное имя и пароль требуется изменить после входа в систему администратором для этого библиотека “Joomla” предоставляет модуль “Менеджер пользователей”. Пример использования данного модуля представлен на рисунке </text:span><text:span text:style-name="T43"><text:sequence-ref text:reference-format="value" text:ref-name="refDrawing15">3.1</text:sequence-ref></text:span><text:span text:style-name="T43">.</text:span></text:p>
      <text:p text:style-name="P31"><draw:frame draw:style-name="fr4" draw:name="Врезка12" text:anchor-type="paragraph" svg:y="0.104cm" svg:width="11.472cm" draw:z-index="21"><draw:text-box fo:min-height="15.436cm"><text:p text:style-name="Drawing"><draw:frame draw:style-name="fr7" draw:name="Графический объект12" text:anchor-type="paragraph" svg:x="0.004cm" svg:y="0.002cm" svg:width="12.326cm" style:rel-width="100%" svg:height="15.236cm" style:rel-height="scale" draw:z-index="22"><draw:image xlink:href="../../../../../../../../_dev/univer/Diploma/SidarauIS/doc/пример_использования_менеджера_пользователей.png" xlink:type="simple" xlink:show="embed" xlink:actuate="onLoad"/></draw:frame>Рисунок <text:sequence text:ref-name="refDrawing15" text:name="Drawing" text:formula="ooow:Drawing+1" style:num-format="1">3.1</text:sequence> - Пример использования менеджера пользователей "Joomla"</text:p></draw:text-box></draw:frame></text:p>
      <text:p text:style-name="P32"><text:soft-page-break/></text:p>
      <text:p text:style-name="P32">Настроив таким образом библиотеку “Joomla” мы можем перейти к разработке дизайна страниц Интернет-приложения.</text:p>
      <text:h text:style-name="Heading_20_2" text:outline-level="2">Разработка дизайна представления пользовательских страниц Интернет-приложения</text:h>
      <text:p text:style-name="Text_20_body">При проектировании и разработке дизайна пользовательских страниц, требовалось учитывать условие внесения минимальных изменений в пользовательский интерфейс. </text:p>
      <text:p text:style-name="Text_20_body">При разработке пользовательского интерфейса для систем использующих библиотеку «Joomla» требуется создавать необходимые элементы представлений (изображения, файлы генерации «html» кода) в каталоге «./templates/». Для форматирования элементов интерфейса можно использовать <text:soft-page-break/>различные подходы. Подход программирования блоками («div»), является распространённым и удобным для дизайна интернет приложения.</text:p>
      <text:p text:style-name="Text_20_body">Разработка пользовательского интерфейса сводится к разработке шаблона страниц с помощью блочных элементов страницы.</text:p>
      <text:p text:style-name="Text_20_body">Программный код блока «Малое название» представлен в таблице <text:sequence-ref text:reference-format="value" text:ref-name="refTable4">3.2</text:sequence-ref>. Графическое представление изображено на рисунке <text:sequence-ref text:reference-format="value" text:ref-name="refDrawing16">3.2</text:sequence-ref>.</text:p>
      <text:p text:style-name="P38">Таблица <text:sequence text:ref-name="refTable4" text:name="Table" text:formula="ooow:Table+1" style:num-format="1">3.2</text:sequence> - Программный код блока "Малое название"</text:p>
      <table:table table:name="Таблица6" table:style-name="Таблица6">
        <table:table-column table:style-name="Таблица6.A"/>
        <table:table-column table:style-name="Таблица6.B"/>
        <table:table-row>
          <table:table-cell table:style-name="Таблица6.A1" office:value-type="string">
            <text:p text:style-name="P44">Программный код препроцессора</text:p>
          </table:table-cell>
          <table:table-cell table:style-name="Таблица6.B1" office:value-type="string">
            <text:p text:style-name="P42">&lt;div class="litext"&gt;&lt;a href="http://jyristov.net/" title="Юридическая фирма Надежный выбор"&gt;&lt;b&gt;Юридические услуги и регистрация фирм в Минске.&lt;/b&gt;&lt;/a&gt;&lt;/div&gt;</text:p>
          </table:table-cell>
        </table:table-row>
        <table:table-row>
          <table:table-cell table:style-name="Таблица6.A2" office:value-type="string">
            <text:p text:style-name="Листинг_20_кода">Программный код браузера</text:p>
          </table:table-cell>
          <table:table-cell table:style-name="Таблица6.B2" office:value-type="string">
            <text:p text:style-name="Листинг_20_кода"><text:span text:style-name="T6">&lt;div class="litext"&gt;&lt;a href="</text:span><text:a xlink:type="simple" xlink:href="http://jyristov.net/">http://jyristov.net/</text:a><text:span text:style-name="T6">" title="Юридическая фирма Надежный выбор"&gt;&lt;b&gt;Юридические услуги и регистрация фирм в Минске.&lt;/b&gt;&lt;/a&gt;&lt;/div&gt;</text:span></text:p>
          </table:table-cell>
        </table:table-row>
      </table:table>
      <text:p text:style-name="Text_20_body"><draw:frame draw:style-name="fr3" draw:name="Врезка14" text:anchor-type="paragraph" svg:x="2.291cm" svg:y="0.935cm" svg:width="12.416cm" draw:z-index="25"><draw:text-box fo:min-height="1.021cm"><text:p text:style-name="Drawing"><draw:frame draw:style-name="fr7" draw:name="Графический объект14" text:anchor-type="paragraph" svg:x="0.004cm" svg:y="0.002cm" svg:width="12.416cm" style:rel-width="100%" svg:height="1.021cm" style:rel-height="scale" draw:z-index="26"><draw:image xlink:href="../../../../../../../../_dev/univer/Diploma/SidarauIS/doc/пример_пк_малое%20название.png" xlink:type="simple" xlink:show="embed" xlink:actuate="onLoad"/></draw:frame>Рисунок <text:sequence text:ref-name="refDrawing16" text:name="Drawing" text:formula="ooow:Drawing+1" style:num-format="1">3.2</text:sequence> - Графическое представление блока "Малое название"</text:p></draw:text-box></draw:frame></text:p>
      <text:p text:style-name="Text_20_body"/>
      <text:p text:style-name="Text_20_body">Перечислим какие переменные и функций мы использовали для генерации программного HTML кода:</text:p>
      <text:list xml:id="list292306473" text:style-name="L16">
        <text:list-item>
          <text:p text:style-name="P73">$mosConfig_live_site, для получения полной ссылки к адресу сайта (приложение А).</text:p>
        </text:list-item>
        <text:list-item>
          <text:p text:style-name="P73">$mainframe-&gt;getTemplate(), для получения названия текущего используемого шаблона.</text:p>
        </text:list-item>
        <text:list-item>
          <text:p text:style-name="P73">mosLoadModules( 'left' , -1 ), для загрузки главного меню приложения, описание работы функции «mosLoadModules» представлено в [<text:bookmark-ref text:reference-format="number" text:ref-name="__RefNumPara__3020_917514657">27</text:bookmark-ref>].</text:p>
        </text:list-item>
        <text:list-item>
          <text:p text:style-name="P73">mosLoadModules( 'latestnews' , 0), для загрузки блока «Новостная лента».</text:p>
        </text:list-item>
        <text:list-item>
          <text:p text:style-name="P73">MosMainBody, для отображения Содержимого страницы (содержимое уже должно быть настроено [<text:bookmark-ref text:reference-format="number" text:ref-name="__RefNumPara__6501_851631234">32</text:bookmark-ref>]). Описание работы функции «mosMainBody» представлено в [<text:bookmark-ref text:reference-format="number" text:ref-name="__RefNumPara__5055_917514657">28</text:bookmark-ref>].</text:p>
        </text:list-item>
      </text:list>
      <text:p text:style-name="Text_20_body">Для генерации программного HTML кода блока «Название» использовались следующие функции и переменные библиотеки «Joomla»: $mosConfig_live_site, $mainframe-&gt;getTemplate().</text:p>
      <text:p text:style-name="Text_20_body">Программный код блока «Название» представлен в приложении Б. <text:soft-page-break/>Графическое представление изображено на рисунке <text:sequence-ref text:reference-format="value" text:ref-name="refDrawing17">3.3</text:sequence-ref>.</text:p>
      <text:p text:style-name="Text_20_body"><draw:frame draw:style-name="fr3" draw:name="Врезка15" text:anchor-type="paragraph" svg:x="0.122cm" svg:y="-0.085cm" svg:width="16.999cm" draw:z-index="27"><draw:text-box fo:min-height="3.037cm"><text:p text:style-name="Drawing"><draw:frame draw:style-name="fr9" draw:name="Графический объект15" text:anchor-type="paragraph" svg:x="0cm" svg:y="0cm" svg:width="16.999cm" style:rel-width="100%" svg:height="3.037cm" style:rel-height="scale" draw:z-index="28"><draw:image xlink:href="../../../../../../../../_dev/univer/Diploma/SidarauIS/doc/пример_пк_название.png" xlink:type="simple" xlink:show="embed" xlink:actuate="onLoad"/></draw:frame>Рисунок <text:sequence text:ref-name="refDrawing17" text:name="Drawing" text:formula="ooow:Drawing+1" style:num-format="1">3.3</text:sequence> - Графическое представление блока "Название"</text:p></draw:text-box></draw:frame></text:p>
      <text:p text:style-name="Text_20_body">Для генерации программного HTML кода блока «Меню приложения» использовались следующие функции и переменные библиотеки «Joomla»: $mosConfig_live_site, $mainframe-&gt;getTemplate(<text:span text:style-name="T4">), </text:span><text:span text:style-name="T41">mosLoadModules ( 'left' , -1). </text:span></text:p>
      <text:p text:style-name="Text_20_body">Программный код блока «Меню приложения» представлен в приложении В. Графическое представление изображено на рисунке <text:sequence-ref text:reference-format="value" text:ref-name="refDrawing18">3.4</text:sequence-ref>.</text:p>
      <text:p text:style-name="Text_20_body"><draw:frame draw:style-name="fr1" draw:name="Врезка16" text:anchor-type="paragraph" svg:y="0cm" svg:width="16.999cm" draw:z-index="29"><draw:text-box fo:min-height="1.625cm"><text:p text:style-name="Drawing"><draw:frame draw:style-name="fr7" draw:name="Графический объект16" text:anchor-type="paragraph" svg:x="0.004cm" svg:y="0.002cm" svg:width="16.999cm" style:rel-width="100%" svg:height="1.625cm" style:rel-height="scale" draw:z-index="30"><draw:image xlink:href="../../../../../../../../_dev/univer/Diploma/SidarauIS/doc/пример_пк_меню_приложения.png" xlink:type="simple" xlink:show="embed" xlink:actuate="onLoad"/></draw:frame>Рисунок <text:sequence text:ref-name="refDrawing18" text:name="Drawing" text:formula="ooow:Drawing+1" style:num-format="1">3.4</text:sequence> - Графическое представление блока "Меню приложения"</text:p></draw:text-box></draw:frame></text:p>
      <text:p text:style-name="Text_20_body">Блок «Основная информация» разделяется на два блока «Новостная лента» и «Содержимое страницы».</text:p>
      <text:p text:style-name="Text_20_body">Программный код блока «Новостная лента» зависит от новостей введенных в систему администратором. Для генерации программного HTML кода блока «Новостная лента» использовались следующие функции и переменные библиотеки «Joomla»: mosLoadModules( 'latestnews', 0 ).</text:p>
      <text:p text:style-name="Text_20_body">Пример кода блока «Новостная лента» представлен в приложении Г. Графическое представление изображено на рисунке <text:sequence-ref text:reference-format="value" text:ref-name="refDrawing19">3.5</text:sequence-ref>.</text:p>
      <text:p text:style-name="Text_20_body">Программный код блока «Содержимое страницы» зависит от выбранной страницы. Представим примеры для каждой группы разработанный страниц (главная страница, страница нормативных документов, страница услуг, страница новостей, страница клиентов, страница контактов). Для данных страниц пример генерации текстовой информации представим в приложении Д.</text:p>
      <text:p text:style-name="Text_20_body">Данное содержимое может исправляться администратором при помощи администраторской утилиты «Joomla», используя редактор HTML-кода «fckeditor» (приложение А).</text:p>
      <text:p text:style-name="Text_20_body"><draw:frame draw:style-name="fr3" draw:name="Врезка17" text:anchor-type="paragraph" svg:x="2.552cm" svg:y="0.016cm" svg:width="11.719cm" draw:z-index="44"><draw:text-box fo:min-height="9.599cm"><text:p text:style-name="Drawing"><draw:frame draw:style-name="fr10" draw:name="Графический объект17" text:anchor-type="paragraph" svg:y="0cm" svg:width="6.805cm" style:rel-width="58%" svg:height="8.871cm" style:rel-height="scale" draw:z-index="45"><draw:image xlink:href="../../../../../../../../_dev/univer/Diploma/SidarauIS/doc/пример_пк_новостная_лента.png" xlink:type="simple" xlink:show="embed" xlink:actuate="onLoad"/></draw:frame>Рисунок <text:sequence text:ref-name="refDrawing19" text:name="Drawing" text:formula="ooow:Drawing+1" style:num-format="1">3.5</text:sequence> - Пример графического представления блока "Новостная лента"</text:p></draw:text-box></draw:frame>Алгоритм для программного кода «Содержимое страницы», представляет из себя вывод хранимого статического содержимого страницы из БД.</text:p>
      <text:p text:style-name="Text_20_body"><text:soft-page-break/></text:p>
      <text:p text:style-name="Text_20_body">Графическое представление блока «Содержимое страницы» для «Главной страницы» изображено на рисунке <text:sequence-ref text:reference-format="value" text:ref-name="refDrawing20">3.6</text:sequence-ref>.</text:p>
      <text:p text:style-name="Text_20_body"><draw:frame draw:style-name="fr4" draw:name="Врезка18" text:anchor-type="paragraph" svg:y="-0.286cm" svg:width="15.577cm" draw:z-index="31"><draw:text-box fo:min-height="12.402cm"><text:p text:style-name="Drawing"><draw:frame draw:style-name="fr8" draw:name="Графический объект18" text:anchor-type="paragraph" svg:y="0.002cm" svg:width="14.767cm" style:rel-width="94%" svg:height="12.123cm" style:rel-height="scale" draw:z-index="32"><draw:image xlink:href="../../../../../../../../_dev/univer/Diploma/SidarauIS/doc/пример_сс_главная_страница.png" xlink:type="simple" xlink:show="embed" xlink:actuate="onLoad"/></draw:frame>Рисунок <text:sequence text:ref-name="refDrawing20" text:name="Drawing" text:formula="ooow:Drawing+1" style:num-format="1">3.6</text:sequence> - Графическое представление содержимого главной страницы</text:p></draw:text-box></draw:frame></text:p>
      <text:p text:style-name="Text_20_body"><text:soft-page-break/>Для страницы «Страница нормативных документов» графическое представление блока «Содержимое страницы»изображено на рисунке <text:sequence-ref text:reference-format="value" text:ref-name="refDrawing21">3.7</text:sequence-ref>.</text:p>
      <text:p text:style-name="Text_20_body"><draw:frame draw:style-name="fr3" draw:name="Врезка19" text:anchor-type="paragraph" svg:x="0.788cm" svg:y="-0.085cm" svg:width="15.249cm" draw:z-index="33"><draw:text-box fo:min-height="5.68cm"><text:p text:style-name="Drawing"><draw:frame draw:style-name="fr7" draw:name="Графический объект19" text:anchor-type="paragraph" svg:x="0.004cm" svg:y="0.002cm" svg:width="15.249cm" style:rel-width="100%" svg:height="5.68cm" style:rel-height="scale" draw:z-index="34"><draw:image xlink:href="../../../../../../../../_dev/univer/Diploma/SidarauIS/doc/пример_сс_страница_нормативных_документов.png" xlink:type="simple" xlink:show="embed" xlink:actuate="onLoad"/></draw:frame>Рисунок <text:sequence text:ref-name="refDrawing21" text:name="Drawing" text:formula="ooow:Drawing+1" style:num-format="1">3.7</text:sequence> - Графическое представление содержимого страницы нормативных документов</text:p></draw:text-box></draw:frame>Для страницы «Страница услуг» графическое представление блока «Содержимое страницы» изображено на рисунке <text:sequence-ref text:reference-format="value" text:ref-name="refDrawing22">3.8</text:sequence-ref>.</text:p>
      <text:p text:style-name="Text_20_body"><draw:frame draw:style-name="fr6" draw:name="Врезка20" text:anchor-type="as-char" svg:width="15.446cm" draw:z-index="46"><draw:text-box fo:min-height="13.691cm"><text:p text:style-name="Drawing"><draw:frame draw:style-name="fr8" draw:name="Графический объект20" text:anchor-type="paragraph" svg:y="0.002cm" svg:width="14.501cm" style:rel-width="93%" svg:height="13.381cm" style:rel-height="scale" draw:z-index="47"><draw:image xlink:href="../../../../../../../../_dev/univer/Diploma/SidarauIS/doc/пример_сс_страница_услуг.png" xlink:type="simple" xlink:show="embed" xlink:actuate="onLoad"/></draw:frame>Рисунок <text:sequence text:ref-name="refDrawing22" text:name="Drawing" text:formula="ooow:Drawing+1" style:num-format="1">3.8</text:sequence> - Графическое представление содержимого страницы услуг</text:p></draw:text-box></draw:frame></text:p>
      <text:p text:style-name="Text_20_body"/>
      <text:p text:style-name="Text_20_body"/>
      <text:p text:style-name="Text_20_body"><text:soft-page-break/>Для страницы «Страница новостей» графическое представление блока «Содержимое страницы» изображено на рисунке <text:sequence-ref text:reference-format="value" text:ref-name="refDrawing23">3.9</text:sequence-ref>.</text:p>
      <text:p text:style-name="Text_20_body"><draw:frame draw:style-name="fr4" draw:name="Врезка21" text:anchor-type="paragraph" svg:y="0cm" svg:width="13.709cm" draw:z-index="35"><draw:text-box fo:min-height="13.675cm"><text:p text:style-name="Drawing"><draw:frame draw:style-name="fr7" draw:name="Графический объект21" text:anchor-type="paragraph" svg:x="0.004cm" svg:y="0.002cm" svg:width="13.709cm" style:rel-width="100%" svg:height="13.675cm" style:rel-height="scale" draw:z-index="36"><draw:image xlink:href="../../../../../../../../_dev/univer/Diploma/SidarauIS/doc/пример_сс_страница_новостей.png" xlink:type="simple" xlink:show="embed" xlink:actuate="onLoad"/></draw:frame>Рисунок <text:sequence text:ref-name="refDrawing23" text:name="Drawing" text:formula="ooow:Drawing+1" style:num-format="1">3.9</text:sequence> - Графическое представление содержимого страницы новостей</text:p></draw:text-box></draw:frame></text:p>
      <text:p text:style-name="Text_20_body">Для страницы «Страница клиентов» графическое представление блока «Содержимое страницы» изображено на рисунке <text:sequence-ref text:reference-format="value" text:ref-name="refDrawing24">3.10</text:sequence-ref>.</text:p>
      <text:p text:style-name="Text_20_body">Для страницы «Контактная информация» графическое представление блока «Содержимое страницы» изображено на рисунке <text:sequence-ref text:reference-format="value" text:ref-name="refDrawing25">3.11</text:sequence-ref>.</text:p>
      <text:p text:style-name="Standard"><draw:frame draw:style-name="fr4" draw:name="Врезка22" text:anchor-type="paragraph" svg:y="-0.002cm" svg:width="14.355cm" draw:z-index="37"><draw:text-box fo:min-height="12.308cm"><text:p text:style-name="Drawing"><draw:frame draw:style-name="fr8" draw:name="Графический объект22" text:anchor-type="paragraph" svg:y="0.002cm" svg:width="13.185cm" style:rel-width="91%" svg:height="11.587cm" style:rel-height="scale" draw:z-index="38"><draw:image xlink:href="../../../../../../../../_dev/univer/Diploma/SidarauIS/doc/пример_сс_страница_клиентов.png" xlink:type="simple" xlink:show="embed" xlink:actuate="onLoad"/></draw:frame>Рисунок <text:sequence text:ref-name="refDrawing24" text:name="Drawing" text:formula="ooow:Drawing+1" style:num-format="1">3.10</text:sequence> - Графическое представление содержимого страницы клиентов</text:p></draw:text-box></draw:frame></text:p>
      <text:p text:style-name="Standard"><text:soft-page-break/></text:p>
      <text:p text:style-name="Standard"><draw:frame draw:style-name="fr1" draw:name="Врезка23" text:anchor-type="paragraph" svg:y="0cm" svg:width="12.427cm" draw:z-index="39"><draw:text-box fo:min-height="11.601cm"><text:p text:style-name="Drawing"><draw:frame draw:style-name="fr8" draw:name="Графический объект23" text:anchor-type="paragraph" svg:y="0.002cm" svg:width="11.268cm" style:rel-width="90%" svg:height="11.289cm" style:rel-height="scale" draw:z-index="40"><draw:image xlink:href="../../../../../../../../_dev/univer/Diploma/SidarauIS/doc/пример_сс_контактная_информация.png" xlink:type="simple" xlink:show="embed" xlink:actuate="onLoad"/></draw:frame>Рисунок <text:sequence text:ref-name="refDrawing25" text:name="Drawing" text:formula="ooow:Drawing+1" style:num-format="1">3.11</text:sequence> - Графическое представление содержимого "Контактная информация"</text:p></draw:text-box></draw:frame></text:p>
      <text:h text:style-name="Heading_20_2" text:outline-level="2"><text:soft-page-break/>Результаты разработки структуры нормативных документов</text:h>
      <text:p text:style-name="Text_20_body">Структура каталогов и файлов нормативных документов разрабатывается из условий корректной группировки схожих нормативных документов в соответствующие группы.</text:p>
      <text:p text:style-name="Text_20_body">В результате мы получили следующую структуру каталогов:</text:p>
      <text:list xml:id="list548528586" text:style-name="L17">
        <text:list-item>
          <text:p text:style-name="P64">Нормативные документы:</text:p>
          <text:list>
            <text:list-item>
              <text:p text:style-name="P64">Регистрация и ликвидация коммерческих организаций;</text:p>
              <text:list>
                <text:list-item>
                  <text:p text:style-name="P64">Справочная информация;</text:p>
                </text:list-item>
              </text:list>
            </text:list-item>
            <text:list-item>
              <text:p text:style-name="P64">Хозяйственный процесс;</text:p>
            </text:list-item>
            <text:list-item>
              <text:p text:style-name="P64">Налогооблажение;</text:p>
            </text:list-item>
            <text:list-item>
              <text:p text:style-name="P64">Внешнеэкономическая деятельность;</text:p>
            </text:list-item>
            <text:list-item>
              <text:p text:style-name="P64">Недвижимость;</text:p>
            </text:list-item>
            <text:list-item>
              <text:p text:style-name="P64">Розничная торговля;</text:p>
            </text:list-item>
            <text:list-item>
              <text:p text:style-name="P64">Строительство (Строительный подряд);</text:p>
            </text:list-item>
            <text:list-item>
              <text:p text:style-name="P64">Договор поставки;</text:p>
            </text:list-item>
            <text:list-item>
              <text:p text:style-name="P64">Кодексы;</text:p>
            </text:list-item>
            <text:list-item>
              <text:p text:style-name="P64">Лицензирование;</text:p>
            </text:list-item>
            <text:list-item>
              <text:p text:style-name="P64">Сертификация и гигиеническая регистрация;</text:p>
            </text:list-item>
            <text:list-item>
              <text:p text:style-name="P64">Банкротство.</text:p>
            </text:list-item>
          </text:list>
        </text:list-item>
      </text:list>
      <text:p text:style-name="Text_20_body">Опишем распределение документов между каталогами:</text:p>
      <text:p text:style-name="Text_20_body"><text:span text:style-name="T36">Регистрация и ликвидация коммерческих организаций: </text:span><text:span text:style-name="T45">«</text:span><text:span text:style-name="T8">Перечень документов, необходимых для регистрации коммерческой организации с участием иностранных лицпопулярный», «</text:span><text:span text:style-name="T16">Перечень документов, необходимых для смены состава участников коммерческой организации</text:span><text:span text:style-name="T8">», «</text:span><text:span text:style-name="T16">Перечень документов, необходимых для регистрации коммерческой организации</text:span><text:span text:style-name="T8">», «</text:span><text:span text:style-name="T16">Общая характеристика Общества с дополнительной ответственностью</text:span><text:span text:style-name="T8">», «</text:span><text:span text:style-name="T16">Общая характеристика Общества с ограниченной ответственностью</text:span><text:span text:style-name="T8">», «</text:span><text:span text:style-name="T16">Общая характеристика унитарного предприятия</text:span><text:span text:style-name="T8">», «</text:span><text:span text:style-name="T16">Перечень документов, необходимых для открытия текущего (расчетного) счета</text:span><text:span text:style-name="T8">», «</text:span><text:span text:style-name="T16">Положение о ликвидации (прекращении деятельности) субъектов хозяйствования, утвержденное Декретом Пр</text:span><text:span text:style-name="T8">», «</text:span><text:span text:style-name="T16">Положение о государственной регистрации </text:span><text:soft-page-break/><text:span text:style-name="T16">субъектов хозяйствования, утвержденное Декретом Президента</text:span><text:span text:style-name="T8">».</text:span></text:p>
      <text:p text:style-name="Text_20_body"><text:span text:style-name="T12">Справочная информация: </text:span><text:span text:style-name="T8">«Режимы работы Мингорисполкома и Администраций районов г.Минска», «Режим работы отдела по согласованию наименований Мингорисполкома», «Размеры уставного фонда коммерческих организаций», «Основания для признания государственной регистрации недействительной», «Реквизиты РАЙФО для оплаты пошлины за государственную регистрацию», «Перечень лицензируемых видов деятельности согласно Декрету №17», «Общегосударственный классификатор видов экономической деятельности ОКРБ 005-2006».</text:span></text:p>
      <text:p text:style-name="Text_20_body"><text:span text:style-name="T12">Хозяйственный процесс: </text:span><text:span text:style-name="T8">«</text:span><text:span text:style-name="T16">Закон о государственной пошлине</text:span><text:span text:style-name="T8">», «</text:span><text:span text:style-name="T16">Документы, прилагаемые к исковому заявлению</text:span><text:span text:style-name="T8">», «</text:span><text:span text:style-name="T16">Содержание искового заявления</text:span><text:span text:style-name="T8">», «</text:span><text:span text:style-name="T16">Постановление Пленума ВХС «О применени хозяйственными судами законодательства о гос.пошлине</text:span><text:span text:style-name="T8">», «</text:span><text:span text:style-name="T16">Размеры пошлин для подачи </text:span><text:span text:style-name="T16">искового заявления в хозяйственный суд</text:span><text:span text:style-name="T10">»</text:span><text:span text:style-name="T9">.</text:span></text:p>
      <text:p text:style-name="Text_20_body"><text:span text:style-name="T12">Налогооблажение: </text:span><text:span text:style-name="T8">«</text:span><text:span text:style-name="T16">Указ Президента Об упрощенной системе налогообложения от 9 марта 2007 г. № 119</text:span><text:span text:style-name="T8">», «</text:span><text:span text:style-name="T16">Закон Республики Беларусь О налогах на доходы и прибыль от 22.12.1991 г. N 1330-ХII</text:span><text:span text:style-name="T8">», «</text:span><text:span text:style-name="T16">Закон Республики Беларусь "О налоге на добавленную стоимость" от 16 ноября 1999 г. N 324-З</text:span><text:span text:style-name="T8">», «</text:span><text:span text:style-name="T16">Положение о едином налоге с индивидуальных предпринимателей. Указ 285 от 18.06.2005</text:span><text:span text:style-name="T8">», «</text:span><text:span text:style-name="T16">Закон о подоходном налоге с физических лиц</text:span><text:span text:style-name="T8">», «</text:span><text:span text:style-name="T16">Ставки по единому налогу для Минска. Решение Мингорсовета от 17.06.2009 N 241</text:span><text:span text:style-name="T8">».</text:span></text:p>
      <text:p text:style-name="Text_20_body"><text:span text:style-name="T12">Внешнеэкономическая деятельность: </text:span><text:span text:style-name="T8">«</text:span><text:span text:style-name="T16">Постановление Правления НацБанка от 11.11.2008 г. N 165 О порядке осуществления расчетов по импорту</text:span><text:span text:style-name="T8">», «</text:span><text:span text:style-name="T16">ИНСТРУКЦИЯ О ПОРЯДКЕ РЕГИСТРАЦИИ ПАСПОРТА СДЕЛКИ</text:span><text:span text:style-name="T8">», «</text:span><text:span text:style-name="T16">О ПОРЯДКЕ ОСУЩЕСТВЛЕНИЯ РАСЧЕТОВ ПО ВНЕШНЕТОРГОВЫМ ДОГОВОРАМ, ПРЕДУСМАТРИВАЮЩИМ ИМПОРТ</text:span><text:span text:style-name="T8">», «</text:span><text:span text:style-name="T16">Указ Президента О порядке проведения и контроля внешнеторговых операций 27 марта 2008 г. № 178</text:span><text:span text:style-name="T8">».</text:span></text:p>
      <text:p text:style-name="Text_20_body"><text:span text:style-name="T12">Недвижимость: </text:span><text:span text:style-name="T8">«</text:span><text:span text:style-name="T16">ЗАКОН О ГОСУДАРСТВЕННОЙ РЕГИСТРАЦИИ НЕДВИЖИМОГО ИМУЩЕСТВА, ПРАВ НА НЕГО И СДЕЛОК С НИМ</text:span><text:span text:style-name="T8">»</text:span><text:span text:style-name="T12">.</text:span></text:p>
      <text:p text:style-name="Text_20_body"><text:span text:style-name="T12">Розничная торговля: </text:span><text:span text:style-name="T8">«</text:span><text:span text:style-name="T16">ПОСТАНОВЛЕНИЕ СОВМИНА от 02.11.2005 г. № 1221 О НЕКОТОРЫХ ВОПРОСАХ ЛИЦЕНЗИРОВАНИЯ РОЗНИЧНОЙ ТОРГОВЛИ</text:span><text:span text:style-name="T8">», «</text:span><text:span text:style-name="T16">О НЕКОТОРЫХ ВОПРОСАХ ОСУЩЕСТВЛЕНИЯ РОЗНИЧНОЙ ТОРГОВЛИ ПО ОБРАЗЦАМ С ИСПОЛЬЗОВАНИЕМ СЕТИ ИНТЕРНЕТ</text:span><text:span text:style-name="T8">», «</text:span><text:span text:style-name="T16">Правила розничной торговли по образцам Постановление СовМина от 15 января 2009 Г. № 31</text:span><text:span text:style-name="T8">», «</text:span><text:span text:style-name="T16">Рекомендации об отнесении торговых </text:span><text:soft-page-break/><text:span text:style-name="T16">объектов к различным форматам</text:span><text:span text:style-name="T8">», «</text:span><text:span text:style-name="T16">Правила осуществления розничной торговли отдельными видами товаров и общественного питания</text:span><text:span text:style-name="T8">», «</text:span><text:span text:style-name="T16">Перечень документов, которые должны находиться в объектах розничной торговли и общественного питания</text:span><text:span text:style-name="T8">», «</text:span><text:span text:style-name="T16">Закон О торговле</text:span><text:span text:style-name="T8">».</text:span></text:p>
      <text:p text:style-name="P33"><text:span text:style-name="T13">Строительство (Строительный подряд): </text:span><text:span text:style-name="T11">«</text:span><text:span text:style-name="T17">Правила заключения и исполнения договоров (контрактов) строительного подряда</text:span><text:span text:style-name="T11">», «</text:span><text:span text:style-name="T17">Примерный договор строительного подряда</text:span><text:span text:style-name="T11">», «</text:span><text:span text:style-name="T17">Положение о лицензировании деятельности по проектированию и строительству зданий и сооружений</text:span><text:span text:style-name="T11">», «</text:span><text:span text:style-name="T17">Перечень лицензируемых видов деятельности</text:span><text:span text:style-name="T11">».</text:span></text:p>
      <text:p text:style-name="Text_20_body">Договор поставки: «<text:span text:style-name="T16">Положение о поставке товаров</text:span><text:span text:style-name="T19">», «</text:span><text:span text:style-name="T16">Положение о приемке товаров по количеству и качеству</text:span><text:span text:style-name="T19">».</text:span></text:p>
      <text:p text:style-name="Text_20_body"><text:span text:style-name="T20">Кодексы: </text:span><text:span text:style-name="T19">«</text:span><text:span text:style-name="T16">Гражданский кодекс», «Гражданско процессуальный кодекс», «Жилищный кодекс», «Кодекс о земле», «Кодекс об административных </text:span><text:span text:style-name="T16">правонарушениях», «Уголовно-процессуальный кодекс», «Процессуально исполнительный кодекс об административных правонарушениях», «Налоговый кодекс Республики Беларусь», «Таможенный кодекс Республики Беларусь», «Инвестиционный кодекс Республики Беларусь», «Банковский Кодекс Республики Беларусь», «Трудовой кодекс Республики Беларусь», «Хозяйственный процессуальный кодекс Республики Беларусь».</text:span></text:p>
      <text:p text:style-name="Text_20_body"><text:span text:style-name="T18">Лицензирование: </text:span><text:span text:style-name="T16">«ПОСТАНОВЛЕНИЕ СОВМИНА ОТ 2.11.2005 г. № 1221 О НЕКОТОРЫХ ВОПРОСАХ ЛИЦЕНЗИРОВАНИЯ РОЗНИЧНОЙ ТОРГОВЛИ», «Положение о лицензировании деятельности в сфере игорного бизнеса и туристической деятельности», «Положение об осуществлении деятельности в сфере игорного бизнеса на территории Республики Беларусь», «Положение о лицензировании деятельности в области связи», «Положение о лицензировании привлечения в Беларусь иностранной рабочей силы», «Положение о лицензировании издательской и полиграфической деятельности», «Положение о лицензировании деятельности по проектированию и строительству зданий и сооружений», «Лицензирование деятельности, связанной со сбором информации о физических лицах с целью их знакомства», «О государственном регулировании производства и оборота алкогольной продукции», «О государственном регулировании производства, оборота и потребления табачных изделий», «Положение о лицензировании юридических услуг», «Постановление о лицензировании производства алкоголя», «Положение о лицензировании деятельности в области транспорта», «Перечень лицензируемых видов деятельности», «Декрет 17 О лицензировании».</text:span></text:p>
      <text:p text:style-name="Text_20_body"><text:soft-page-break/><text:span text:style-name="T18">Сертификация и гигиеническая регистрация: </text:span><text:span text:style-name="T16">«ПЕРЕЧЕНЬ ПРОДУКЦИИ, УСЛУГ, ИНЫХ ОБЪЕКТОВ, ПОДЛЕЖАЩИХ ОБЯЗАТЕЛЬНОМУ ПОДТВЕРЖДЕНИЮ СООТВЕТСТВИЯ».</text:span></text:p>
      <text:p text:style-name="Text_20_body"><text:span text:style-name="T18">Банкротство: </text:span><text:span text:style-name="T16">«ИНСТРУКЦИЯ ПО АНАЛИЗУ И КОНТРОЛЮ ЗА ФИНАНСОВЫМ СОСТОЯНИЕМ И ПЛАТЕЖЕСПОСОБНОСТЬЮ», «Указ 508 о некоторых вопросах банкротства», «Закон о банкротстве».</text:span></text:p>
      <text:h text:style-name="P77" text:outline-level="1"><text:span text:style-name="Default_20_Paragraph_20_Font"><text:span text:style-name="T14">ОХРАНА ТРУДА, ЭКОЛОГИЧЕСКАЯ БЕЗОПАСНОСТЬ, ЭНЕРГОСБЕРЕЖЕНИЕ</text:span></text:span></text:h>
      <text:h text:style-name="Heading_20_2" text:outline-level="2"><text:span text:style-name="Default_20_Paragraph_20_Font"><text:span text:style-name="T15">Проектирование мер по обеспечению эргономических требований к организации рабочего места разработчика Интернет – приложений</text:span></text:span></text:h>
      <text:p text:style-name="P34">При работе с персональными компьютерами возникает ряд опасных и вредных факторов: возможность поражения электрическим током, недостаточность или качественность освещения, электромагнитные излучения, шум, нерациональная организация рабочих мест и низкие эргономические качества изделий оказывающих негативное воздействие на зрение и опорно-двигательный аппарат человека. Максимально обезопасить разработчиков Интернет-приложений можно используя только весь комплекс технических, организационных и медико-профилактических мероприятий [<text:bookmark-ref text:reference-format="number" text:ref-name="__RefNumPara__4438_125047205">30</text:bookmark-ref>].</text:p>
      <text:p text:style-name="P34">Опишем алгоритм таких мероприятий:</text:p>
      <text:list xml:id="list1168869542" text:style-name="L18">
        <text:list-item>
          <text:p text:style-name="P65">создание полного описания характеристик проектируемого рабочего места <text:s/>с учетом особенностей его эксплуатации;</text:p>
        </text:list-item>
        <text:list-item>
          <text:p text:style-name="P65">выбор оборудования и аппаратного обеспечения в соответствии с требованиями к эргономическим показателям (включая обоснование решений по их обеспечению);</text:p>
        </text:list-item>
        <text:list-item>
          <text:p text:style-name="P65">оценка эргономичности принятых решений.</text:p>
        </text:list-item>
      </text:list>
      <text:p text:style-name="P34">Наиболее ответственным этапом является выбор оборудования и аппаратного обеспечения. При этом необходимо учитывать вид выполняемой сотрудником работы, среднюю квалификацию пользователей, среднее время, проводимое им за рабочим местом и другие факторы.</text:p>
      <text:p text:style-name="P34">Рабочее место должно быть устроено так, чтобы минимизировать электромагнитное и электростатическое излучение, негативное воздействие на зрение и опорно-двигательный аппарат. Последнее достигается, в частности, с помощью правильного выбора офисного оборудования (кресел, столов, настольных и общих осветительных приборов и др.) [<text:bookmark-ref text:reference-format="number" text:ref-name="__RefNumPara__4438_125047205">30</text:bookmark-ref>]. </text:p>
      <text:p text:style-name="P34">Рациональная организация помещений включает в себя организацию освещения и правильную эксплуатацию осветительных установок, поддержание оптимального микроклимата, защиту работающих от шума, исключение взаимного влияния мониторов соседних рабочих мест и другие меры. Другими опасными факторами являются возможное поражение оператора <text:soft-page-break/>электрическим током и при возникновении пожара. Медико-профилактические и оздоровительные мероприятия включают регулярные медицинские осмотры, правильный режим труда и отдыха, периодические физкультурные паузы, ежечасные профилактические прогулки, физкультурные разминки для глазных мышц, небольшие разминки для ладоней и пальцев рук и ног и другие мероприятия.</text:p>
      <text:p text:style-name="P34">Каждому, кому приходится работать за компьютером, хорошо знакомо чувство усталости. Человек почти не замечает её в ходе работы и может, увлекшись, просидеть за компьютером не один час. При этом сотрудник может длительное время находится в неизменяемом положении, приводящем к мышечно-скелетному напряжению. Кроме того, постоянное напряжение глаз вызывает утомление, резь и мельтешение в глазах, головную боль [<text:bookmark-ref text:reference-format="number" text:ref-name="__RefNumPara__4440_125047205">31</text:bookmark-ref>]. Для избежания такого состояния требуется создать специальных механизм напоминания о необходимости постоянных физических зарядок, смены положения тела, некоторых физических упражнений для различных частей тела.</text:p>
      <text:p text:style-name="P34">Фактором, влияющим на нарушение здоровья пользователя персонального компьютера, является воздействие электромагнитных излучений видимого спектра, крайне низких, сверхнизких и высоких частот. Для разработчика Интернет-приложений также фактором может стать использование беспроводных сетей. Особенно часто с такими сетями встречаются разработчики работающие с мобильными устройствами (мобильные телефоны, карманные персональные компьютеры, планшетные персональные компьютеры, ноутбуки). Все эти излучения действуют на нервную систему [<text:bookmark-ref text:reference-format="number" text:ref-name="__RefNumPara__4440_125047205">31</text:bookmark-ref>]. </text:p>
      <text:p text:style-name="P34">Совокупность изменений, наблюдаемых в состоянии здоровья профессиональных пользователей персональных компьютеров, включают заболевания опорно-двигательного аппарата, органов зрения, центральной нервной и сердечно-сосудистых систем, верхних дыхательных путей, желудочно-кишечного тракта, аллергических расстройств, а также присущую для инженеров программного обеспечения тоннельный синдром [<text:bookmark-ref text:reference-format="number" text:ref-name="__RefNumPara__3991_125047205">29</text:bookmark-ref>]. </text:p>
      <text:p text:style-name="P34">Воспалительные заболевания <text:span text:style-name="T46">суставов опасны тем, что их первичные признаки не вызывают у людей особого беспокойства. Когда у работающего за компьютером человека впервые появляется легкая боль или онемение в руках, избавиться от этих симптомов позволяет простая разминка или разогревающие мази и гели. Но не леченное заболевание прогрессирует и приводит к осложнениям. Вследствие перенесенных воспалительных заболеваний соединительная ткань, поддерживающая хрящи, суставы и органы в организме, </text:span><text:soft-page-break/><text:span text:style-name="T46">перестает выполнять свои функции. Она перерождается в абсолютно не функциональную (не патогенную, но бесполезную) ткань [</text:span><text:span text:style-name="T46"><text:bookmark-ref text:reference-format="number" text:ref-name="__RefNumPara__3991_125047205">29</text:bookmark-ref></text:span><text:span text:style-name="T46">].</text:span></text:p>
      <text:p text:style-name="P34">Кроме того, воздействие компьютера осложняет течение беременности и родов, неблагоприятно влияет на плод. Существуют записи о поступлении жалоб на зуд кожи и кожные высыпания, развития у сотрудников катаракты, а также повышенным уровнем онкологических заболеваний. Работа предприятия требует повышенных умственных усилий и большого нервно-эмоционального напряжения, решения в ограниченное время сложных задач, высокой концентрации внимания и особой ответственности выполняемого задания. Это также влияет на нервную систему и психическое состояние человека [<text:bookmark-ref text:reference-format="number" text:ref-name="__RefNumPara__3991_125047205">29</text:bookmark-ref>].</text:p>
      <text:h text:style-name="Heading_20_2" text:outline-level="2">Описание условий организации рабочего места разработчика Интернет-приложения</text:h>
      <text:p text:style-name="P34">Задачей конструкции рабочего стола является обеспечение оптимального размещения используемого оборудования с учётом его количества и конструктивных особенностей, характера выполняемой работы на рабочей поверхности. Допускается использование рабочих столов различных конструкций, отвечающих современным требованиям эргономики. При этом необходимо учитывать антропометрических характеристики работающего и располагать оборудование с учетом зоны наблюдения и досягаемости рук. На данный момент рабочий стол представляет собой квадрат размерами 2 на 2 метра с вырезанным (радиус 90-100 см) полукругом на одном угле (схема поверхности стола представлена на рисунке <text:sequence-ref text:reference-format="value" text:ref-name="refDrawing26">4.1</text:sequence-ref>). Таким площадь рабочей поверхности примерно равна трём квадратным метрам. Данной площади достаточно для размещения персонального компьютера (монитора, клавиатуры, мыши, системного блока), необходимых документов, канцелярских принадлежностей и др.</text:p>
      <text:p text:style-name="P37"><draw:frame draw:style-name="fr1" draw:name="Врезка24" text:anchor-type="paragraph" svg:y="0cm" svg:width="8.946cm" draw:z-index="42"><draw:text-box fo:min-height="6.384cm"><text:p text:style-name="Drawing"><draw:frame draw:style-name="fr9" draw:name="Графический объект24" text:anchor-type="paragraph" svg:x="1.042cm" svg:y="0.213cm" svg:width="8.066cm" style:rel-width="78%" svg:height="5.934cm" style:rel-height="scale" draw:z-index="43"><draw:image xlink:href="../../../../../../../../_dev/univer/Diploma/SidarauIS/doc/Схема_поверхности_стола_для_охраны_труда.jpg" xlink:type="simple" xlink:show="embed" xlink:actuate="onLoad"/></draw:frame>Рисунок <text:sequence text:ref-name="refDrawing26" text:name="Drawing" text:formula="ooow:Drawing+1" style:num-format="1">4.1</text:sequence> - Схема поверхности рабочего стола</text:p></draw:text-box></draw:frame></text:p>
      <text:p text:style-name="P34"><text:soft-page-break/>Высота рабочей поверхности стола 725 мм, что соответствует необходимому нормативу. Пространство для ног составляет 700 мм (соответствует необходимому нормативу в 600 мм), ширина пространства для ног примерно равна 800 мм, глубина на уровне колен - зависит от положения сидящего варьируется от 400 мм до 1000 мм. Рабочая поверхность не имеет острых углов и краев. Регулировка высоты стола заменена возможностью регулирования высоты сидения [<text:bookmark-ref text:reference-format="number" text:ref-name="__RefNumPara__4438_125047205">30</text:bookmark-ref>].</text:p>
      <text:p text:style-name="P34">Для исключения попадания отраженных бликов в глаза пользователей покрытие рабочей поверхность стола имеет матовую фактуру. </text:p>
      <text:p text:style-name="P34">Конструкция рабочего кресла обеспечивает поддержание рациональной рабочей позы при работе с персональным компьютером, а также позволяет изменять позу с целью снижения статического напряжения мышц шейно-плечевой области и спины для предупреждения развития утомления [<text:bookmark-ref text:reference-format="number" text:ref-name="__RefNumPara__4438_125047205">30</text:bookmark-ref>]. Тип рабочего кресла позволяет поворачиваться на нём, что в свою очередь даёт возможность удобно использовать весь стол без траты дополнительных усилий.</text:p>
      <text:p text:style-name="P34">Рабочее место располагается в комнате, которая позволяет открывать окна и двери одновременно для проветривания помещения. А также комната оборудована кондиционером. Таким образом, на рабочем месте обеспечиваются необходимые параметры микроклимата. Эти параметры обеспечивают сохранение нормального функционального и теплового состояния организма при длительной и систематической работе, что является предпосылкой высокого уровня работоспособности [<text:bookmark-ref text:reference-format="number" text:ref-name="__RefNumPara__4440_125047205">31</text:bookmark-ref>]. Рабочее место оборудованно персональным вентилятором с возможностью включения тёплого воздуха. Что позволяет быстро создать персональные условия микроклимата.</text:p>
      <text:p text:style-name="P34">Рабочее место не оборудованно специализированной подставкой для ног. <text:s/>Для улучшения данного показателя опишем необходимые требования для подставки. Необходимые параметры подставки для ног, следующие: ширина не менее 300 мм, глубина не менее 400 мм, регулировка по высоте в пределах до 150 мм и по углу наклона опорной поверхности подставки до 20 градусов. А также рифленая поверхность и бортик высотой 10 мм по переднему краю [<text:bookmark-ref text:reference-format="number" text:ref-name="__RefNumPara__4440_125047205">31</text:bookmark-ref>].</text:p>
      <text:p text:style-name="P34">Клавиатура изготовлена в качестве отдельного устройства с возможностью свободного размещения. В соответствии с эргономическими требованиями монитор располагается выше поверхности, на которой установлена клавиатура. При это есть возможность изменять высоту экрана монитора, расстояние от монитора до края стола. Расположение клавиатуры регулируется сотрудником, по его желанию клавиатура может находится в любой части стола (включая возможность расположения клавиатуры на расстоянии 100-300 мм от переднего <text:soft-page-break/>края стола, чтобы запястья рук опирались на стол). Клавиатура имеет плоскую форму (10-15 мм), а также имеет опорное приспособление, позволяющее изменять угол наклона её поверхности в пределах от 5 до 15 градусов. Кресло и клавиатура могут быть размещены так, чтобы не приходилось дотягиваться до них. Это позволяет снизить нагрузку на локтевой сустав [<text:bookmark-ref text:reference-format="number" text:ref-name="__RefNumPara__4438_125047205">30</text:bookmark-ref>]. Что снижает вероятность болезни при которой уменьшается количество выделяемой смазочной жидкости для данного сустава; уменьшает трение костей и хрящей друг о друга [<text:bookmark-ref text:reference-format="number" text:ref-name="__RefNumPara__3991_125047205">29</text:bookmark-ref>].</text:p>
      <text:p text:style-name="P34">Для эффективного использования манипулятора типа «мышь» необходим специальный коврик-планшет. Рабочее место таким ковриком не оборудованно. Требования предъявляемые к коврику следующие: во-первых, хорошо держаться на поверхности стола, во-вторых, материал верхней поверхности планшета должен обеспечивать хорошее считывание движения манипулятора с датчиков движения (шарик, оптический или лазерный датчик движения), данный коврик-планшет не должен затруднять движение мыши. На данный момент в качестве поверхности для манипулятора типа мышь используется стол стол обеспечивает хорошее считывание движения манипулятора, а также не затрудняет движения мыши.</text:p>
      <text:p text:style-name="P34">Естественное освещение осуществляется через окна, ориентированные преимущественно на север. В светлое время суток освещения достаточно для чтения литературы без какого либо напряжения для глаз. Искусственное освещение в помещениях с компьютерами осуществляется системой общего равномерного освещения. Для случаев необходимости работы с документами рабочее место оборудованно дополнительным светильником местного освещения, предназначенные для освещения зоны расположения документов [<text:bookmark-ref text:reference-format="number" text:ref-name="__RefNumPara__4438_125047205">30</text:bookmark-ref>].</text:p>
      <text:p text:style-name="P34">Для более безопасного и продуктивного труда сотрудника необходимо уделять огромное внимание эксплуатируемой технике. Вычислительная техника соответствует современным технологиям развития компьютерной техники. Руководство предприятия следит за своевременным обновлением аппаратно-программного комплекса рабочего места сотрудника (для этого проводится ежегодный опрос пожеланий по обновлениям необходимых аппаратных частей используемой компьютерной техники). Для работы используется жидко-кристаллический монитор размером 19 дюймов.</text:p>
      <text:p text:style-name="P34">Для борьбы с монотонной нагрузкой используется специальное программное обеспечение напоминающее о необходимости перемены деятельности. В качестве такой перемены используются музыкальные паузы, <text:soft-page-break/>небольшие физкультурные упражнения (разминка рук, небольшая прогулка), физические упражнения для глаз. Особое внимание уделяется смене положения всего организма, а также физическим упражнениям для глаз и пальцев рук [<text:bookmark-ref text:reference-format="number" text:ref-name="__RefNumPara__3991_125047205">29</text:bookmark-ref>].</text:p>
      <text:p text:style-name="P34"><text:span text:style-name="Default_20_Paragraph_20_Font"><text:span text:style-name="T44">В данном разделе были описаны текущие условия работы. Они были сравнены с необходимыми показателями. В результате можно сделать вывод, что рабочее место обеспечено необходимым эргономическим требованиям рабочего места, что позволяет сохранить хорошую работоспособность в течение всего рабочего дня, а также уменьшить утомляемость.</text:span></text:span></text:p>
      <text:p text:style-name="Заголовок_20_Без_20_Нумерации">ЗАКЛЮЧЕНИЕ</text:p>
      <text:p text:style-name="Text_20_body">В соответствии с поставленными задачами в дипломном проекте, получены следующие результаты: рассмотрены современные технологии построения Интернет-приложений базирующиеся на различных библиотеках различных языков программирования; установлено, что проектирование сайтов с невысокой нагрузкой (сайты, которые не являются корпоративными системами, а являются презентационными сайтами, предоставляющими информационные услуги) достаточно использования языка программирования PHP, базы данных MySQL, веб-сервера Apache.</text:p>
      <text:p text:style-name="Text_20_body">Построена модель системы в соответствии с нотацией UML 1.4. Данная модель построена в соответствии с правилами проектирования систем, которые решают различные задачи в зависимости от пользователя системы. Для этого спроектирована диаграмма вариантов использования системы, определяющая группы пользователей, использующих систему и задачи, решаемые пользователями с помощью данной системы. На базе диаграммы вариантов использования спроектированы диаграммы примеров последовательности действий пользователя и системы при запросах страниц пользователем. Далее спроектирован общий алгоритм работы Интернет-приложения и диаграммы экземпляров классов информационной модели. В результате проектирования получена общая диаграмма компонент системы.</text:p>
      <text:p text:style-name="Text_20_body">Осуществлен выбор библиотеки «Joomla». С помощью его был реализован прототип информационного сайта. </text:p>
      <text:p text:style-name="Text_20_body">Разработан комплекс мер по обеспечению эргономических требований к организации рабочего места разработчика Интернет-приложений. Проведен технико-экономический расчет, который показал окупаемость программного продукта на четвертом году использования программного средства.</text:p>
      <text:p text:style-name="Text_20_body">Данная разработка в настоящий момент используется в компании «Надежный выбор» для получения информации клиентами и доступна в тестовом режиме по адресу http://jyristov.net.</text:p>
      <text:p text:style-name="Text_20_body"/>
      <text:p text:style-name="Заголовок_20_Без_20_Нумерации">СПИСОК ЛИТЕРАТУРЫ</text:p>
      <text:list xml:id="list1206210849" text:style-name="L19">
        <text:list-item>
          <text:p text:style-name="P67"><text:bookmark-start text:name="_Ref259730886"/><text:bookmark text:name="__RefNumPara__3804_2125587064"/>MVC для начинающих и для интернета в частности [Электронный ресурс]. - Режим доступа: http://chtivo.webhost.ru/articles/mvc.php.<text:bookmark-end text:name="_Ref259730886"/><text:bookmark-end text:name="__RefNumPara__3804_2125587064"/></text:p>
        </text:list-item>
        <text:list-item>
          <text:p text:style-name="P67"><text:bookmark-start text:name="_Ref259719612"/><text:bookmark text:name="__RefNumPara__3478_2125587064"/>Стивенс У. Р. Unix. Разработка сетевых приложений / У. Р. Стивенс. СПб. : Питер, 2007. 1038 с.<text:bookmark-end text:name="_Ref259719612"/><text:bookmark-end text:name="__RefNumPara__3478_2125587064"/></text:p>
        </text:list-item>
        <text:list-item>
          <text:p text:style-name="P67"><text:bookmark-start text:name="_Ref259730896"/><text:bookmark text:name="__RefNumPara__3806_2125587064"/>Аллен Э. Типичные ошибки проектирования / Э. Аллен. СПб. : Питер, 2003. 223 с.<text:bookmark-end text:name="_Ref259730896"/><text:bookmark-end text:name="__RefNumPara__3806_2125587064"/></text:p>
        </text:list-item>
        <text:list-item>
          <text:p text:style-name="P67"><text:bookmark-start text:name="_Ref259730904"/><text:bookmark text:name="__RefNumPara__3808_2125587064"/>Официальный сайт MySQL [Электронный ресурс]. - Режим доступа: http://dev.mysql.com/<text:bookmark-end text:name="_Ref259730904"/><text:bookmark-end text:name="__RefNumPara__3808_2125587064"/></text:p>
        </text:list-item>
        <text:list-item>
          <text:p text:style-name="P67"><text:bookmark-start text:name="_Ref259730956"/><text:bookmark text:name="__RefNumPara__3964_2125587064"/>Берри Н. Joomla! Практическое руководство / Н. Берри. СПб. : Символ, 2008. 448 с.<text:bookmark-end text:name="_Ref259730956"/><text:bookmark-end text:name="__RefNumPara__3964_2125587064"/></text:p>
        </text:list-item>
        <text:list-item>
          <text:p text:style-name="P67"><text:bookmark-start text:name="_Ref259719558"/><text:bookmark text:name="__RefNumPara__3756_2125587064"/>Орлов А. PHP: Полезные приемы / А. Орлов. М. : Горячая Линия - Телеком, 2003. 224 с.<text:bookmark-end text:name="_Ref259719558"/><text:bookmark-end text:name="__RefNumPara__3756_2125587064"/></text:p>
        </text:list-item>
        <text:list-item>
          <text:p text:style-name="P67">Учебник PHP [Электронный ресурс]. - Режим доступа: http://phpclub.ru/manrus/</text:p>
        </text:list-item>
        <text:list-item>
          <text:p text:style-name="P67"><text:bookmark-start text:name="_Ref259731028"/><text:bookmark text:name="__RefNumPara__4132_2125587064"/>About Drupal [Электронный ресурс]. - Режим доступа: http://drupal.org/about<text:bookmark-end text:name="_Ref259731028"/><text:bookmark-end text:name="__RefNumPara__4132_2125587064"/></text:p>
        </text:list-item>
        <text:list-item>
          <text:p text:style-name="P67"><text:bookmark-start text:name="_Ref259731062"/><text:bookmark text:name="__RefNumPara__4142_2125587064"/>Drupal handbook [Электронный ресурс]. - Режим доступа: http://drupal.org/handbooks<text:bookmark-end text:name="_Ref259731062"/><text:bookmark-end text:name="__RefNumPara__4142_2125587064"/></text:p>
        </text:list-item>
        <text:list-item>
          <text:p text:style-name="P67"><text:bookmark text:name="__RefNumPara__4140_2125587064"/>Joomla - система управления сайтом [Электронный ресурс]. - Режим доступа: http://joomla.ru/<text:bookmark-end text:name="__RefNumPara__4140_2125587064"/></text:p>
        </text:list-item>
        <text:list-item>
          <text:p text:style-name="P67"><text:bookmark-start text:name="_Ref259731037"/><text:bookmark text:name="__RefNumPara__4134_2125587064"/>База знаний Joomla [Электронный ресурс]. - Режим доступа: http://www.joomla-docs.ru/Заглавная_страница<text:bookmark-end text:name="_Ref259731037"/><text:bookmark-end text:name="__RefNumPara__4134_2125587064"/></text:p>
        </text:list-item>
        <text:list-item>
          <text:p text:style-name="P67"><text:bookmark-start text:name="_Ref259731069"/><text:bookmark text:name="__RefNumPara__4144_2125587064"/>SEO Joomla [Электронный ресурс]. - Режим доступа: http://www.seo-joomla.net/<text:bookmark-end text:name="_Ref259731069"/><text:bookmark-end text:name="__RefNumPara__4144_2125587064"/></text:p>
        </text:list-item>
        <text:list-item>
          <text:p text:style-name="P67">FAQ по Joomla [Электронный ресурс]. - Режим доступа: http://www.joomla-docs.ru/FAQ_по_Joomla</text:p>
        </text:list-item>
        <text:list-item>
          <text:p text:style-name="P67"><text:bookmark-start text:name="_Ref259731108"/><text:bookmark text:name="__RefNumPara__4146_2125587064"/>PHP FAQ. Сайт с ответами на вопросы [Электронный ресурс]. - Режим доступа: http://www.phpfaq.ru/<text:bookmark-end text:name="_Ref259731108"/><text:bookmark-end text:name="__RefNumPara__4146_2125587064"/></text:p>
        </text:list-item>
        <text:list-item>
          <text:p text:style-name="P67"><text:bookmark-start text:name="_Ref259730948"/><text:bookmark text:name="__RefNumPara__3962_2125587064"/>MySQL 5.1 <text:span text:style-name="Default_20_Paragraph_20_Font"><text:span text:style-name="T35">Reference</text:span></text:span> <text:span text:style-name="Default_20_Paragraph_20_Font"><text:span text:style-name="T35">Manual</text:span></text:span> [Электронный ресурс]. - Режим доступа: http://dev.mysql.com/doc/refman/5.1/en/<text:bookmark-end text:name="_Ref259730948"/><text:bookmark-end text:name="__RefNumPara__3962_2125587064"/></text:p>
        </text:list-item>
        <text:list-item>
          <text:p text:style-name="P67">MySQL <text:span text:style-name="Default_20_Paragraph_20_Font"><text:span text:style-name="T35">Help</text:span></text:span> [Электронный ресурс]. - Режим доступа: <text:soft-page-break/>http://www.phpfreaks.com/forums/index.php?board=3.0</text:p>
        </text:list-item>
        <text:list-item>
          <text:p text:style-name="P67"><text:bookmark-start text:name="_Ref259731051"/><text:bookmark text:name="__RefNumPara__4138_2125587064"/>FAQ WordPress Россия [Электронный ресурс]. - Режим доступа: http://mywordpress.ru/faq/<text:bookmark-end text:name="_Ref259731051"/><text:bookmark-end text:name="__RefNumPara__4138_2125587064"/></text:p>
        </text:list-item>
        <text:list-item>
          <text:p text:style-name="P67"><text:bookmark text:name="__RefNumPara__4136_2125587064"/><text:s/><text:bookmark-start text:name="_Ref259731043"/>WordPress.com - Get a Free Blog Here [Электронный ресурс]. - Режим доступа: http://wordpress.com/<text:bookmark-end text:name="__RefNumPara__4136_2125587064"/><text:bookmark-end text:name="_Ref259731043"/></text:p>
        </text:list-item>
        <text:list-item>
          <text:p text:style-name="P67">Браузер. Словарь терминов [Электронный ресурс]. - Режим доступа: http://your-hosting.ru/terms/b/browser/.</text:p>
        </text:list-item>
        <text:list-item>
          <text:p text:style-name="P67"><text:bookmark-start text:name="_Ref259730929"/><text:bookmark text:name="__RefNumPara__3906_2125587064"/>HTML — определение термина в словаре [Электронный ресурс]. - Режим доступа: http://www.prosmi.ru/slovar/index.php?wid=1932.<text:bookmark-end text:name="_Ref259730929"/><text:bookmark-end text:name="__RefNumPara__3906_2125587064"/></text:p>
        </text:list-item>
        <text:list-item>
          <text:p text:style-name="P67"><text:bookmark-start text:name="_Ref259730963"/><text:bookmark text:name="__RefNumPara__3966_2125587064"/>Ruby On Rails [Электронный ресурс]. - Режим доступа: http://rubyonrails.org/.<text:bookmark-end text:name="_Ref259730963"/><text:bookmark-end text:name="__RefNumPara__3966_2125587064"/></text:p>
        </text:list-item>
        <text:list-item>
          <text:p text:style-name="P67"><text:bookmark text:name="__RefNumPara__1956_1823942306"/>Установка<text:span text:style-name="Default_20_Paragraph_20_Font"><text:span text:style-name="T24"> PHP + Apache: CGI vs module. </text:span></text:span>[Электронный ресурс]. - Режим доступа: http://phpclub.ru/detail/article/2001-04-20.<text:bookmark-end text:name="__RefNumPara__1956_1823942306"/></text:p>
        </text:list-item>
        <text:list-item>
          <text:p text:style-name="P67"><text:bookmark text:name="__RefNumPara__3222_820469989"/>Class: ActiveRecord::Base [Электронный ресурс]. - Режим доступа: http://api.rubyonrails.org/classes/ActiveRecord/Base.html.<text:bookmark-end text:name="__RefNumPara__3222_820469989"/></text:p>
        </text:list-item>
        <text:list-item>
          <text:p text:style-name="P67"><text:bookmark text:name="__RefNumPara__1954_1823942306"/>Диаграмма компонент - Википедия [Электронный ресурс]. - Режим доступа: http://library.mnwhost.ru/doc/UML_HTM/gl_29.htm.<text:bookmark-end text:name="__RefNumPara__1954_1823942306"/></text:p>
        </text:list-item>
        <text:list-item>
          <text:p text:style-name="P67"><text:bookmark text:name="__RefNumPara__2194_1823942306"/><text:span text:style-name="Default_20_Paragraph_20_Font"><text:span text:style-name="T24">Joomla! Help Site – Manual Installation [</text:span></text:span>Электронный<text:span text:style-name="Default_20_Paragraph_20_Font"><text:span text:style-name="T24"> </text:span></text:span>ресурс<text:span text:style-name="Default_20_Paragraph_20_Font"><text:span text:style-name="T24">]. –</text:span></text:span> Режим доступа: http://help.joomla.org/content/view/1944/302/<text:span text:style-name="Default_20_Paragraph_20_Font"><text:span text:style-name="T24">.</text:span></text:span><text:bookmark-end text:name="__RefNumPara__2194_1823942306"/></text:p>
        </text:list-item>
        <text:list-item>
          <text:p text:style-name="P67"><text:bookmark text:name="__RefNumPara__3546_1823942306"/><text:span text:style-name="Default_20_Paragraph_20_Font"><text:span text:style-name="T24">PhpMyAdmin [Электронный ресурс]. - Режим доступа: </text:span></text:span><text:span text:style-name="Default_20_Paragraph_20_Font"><text:span text:style-name="T24">http://www.phpmyadmin.net/home_page/index.php</text:span></text:span><text:span text:style-name="Default_20_Paragraph_20_Font"><text:span text:style-name="T24">.</text:span></text:span><text:bookmark-end text:name="__RefNumPara__3546_1823942306"/></text:p>
        </text:list-item>
        <text:list-item>
          <text:p text:style-name="P67"><text:bookmark text:name="__RefNumPara__3020_917514657"/><text:span text:style-name="Default_20_Paragraph_20_Font"><text:span text:style-name="T24">Joomla! Help Site - mosLoadModules [Электронный ресурс]. - Режим доступа: </text:span></text:span><text:span text:style-name="Default_20_Paragraph_20_Font"><text:span text:style-name="T24">http://help.joomla.org/content/view/1565/125/</text:span></text:span><text:span text:style-name="Default_20_Paragraph_20_Font"><text:span text:style-name="T24">.</text:span></text:span><text:bookmark-end text:name="__RefNumPara__3020_917514657"/></text:p>
        </text:list-item>
        <text:list-item>
          <text:p text:style-name="P67"><text:bookmark text:name="__RefNumPara__5055_917514657"/><text:span text:style-name="Default_20_Paragraph_20_Font"><text:span text:style-name="T24">Joomla! Help Site - mosMainBody [Электронный ресурс]. - Режим доступа: </text:span></text:span><text:span text:style-name="Default_20_Paragraph_20_Font"><text:span text:style-name="T24">http://help.joomla.org/content/view/1566/125/</text:span></text:span><text:span text:style-name="Default_20_Paragraph_20_Font"><text:span text:style-name="T24">.</text:span></text:span><text:bookmark-end text:name="__RefNumPara__5055_917514657"/></text:p>
        </text:list-item>
        <text:list-item>
          <text:p text:style-name="P67"><text:bookmark text:name="__RefNumPara__3991_125047205"/><text:span text:style-name="Default_20_Paragraph_20_Font"><text:span text:style-name="T24">Синдром продвинутого пользователя [Электронный ресурс]. - Режим доступа: </text:span></text:span><text:span text:style-name="Default_20_Paragraph_20_Font">http://www.rhr.ru/index/midday/6976,0.html</text:span><text:span text:style-name="Default_20_Paragraph_20_Font"><text:span text:style-name="T21">.</text:span></text:span><text:bookmark-end text:name="__RefNumPara__3991_125047205"/></text:p>
        </text:list-item>
        <text:list-item>
          <text:p text:style-name="P66"><text:bookmark text:name="__RefNumPara__4438_125047205"/><text:span text:style-name="Default_20_Paragraph_20_Font"><text:span text:style-name="T24">Оскерко Т. Работа за компьютером. Вопросы охраны труда / Т. Оскерко. - Минск: Регистр, 2007. 144 с.</text:span></text:span><text:bookmark-end text:name="__RefNumPara__4438_125047205"/></text:p>
        </text:list-item>
        <text:list-item>
          <text:p text:style-name="P66"><text:bookmark text:name="__RefNumPara__4440_125047205"/><text:span text:style-name="Default_20_Paragraph_20_Font"><text:span text:style-name="T24">Шумилин В.К. Охрана труда на рабочих местах с компьютером / В. К. Шумилин, Е. П. Палькеев - М.: Нела-Информ, 2004. 160 с.</text:span></text:span><text:bookmark-end text:name="__RefNumPara__4440_125047205"/></text:p>
        </text:list-item>
        <text:list-item>
          <text:p text:style-name="P66"><text:bookmark text:name="__RefNumPara__6501_851631234"/><text:span text:style-name="Default_20_Paragraph_20_Font"><text:span text:style-name="T24">Схема работы Joomla [Электронный ресурс]. - Режим доступа: http://www.joomla-docs.ru/Схема_работы_Joomla.</text:span></text:span><text:bookmark-end text:name="__RefNumPara__6501_851631234"/></text:p>
        </text:list-item>
      </text:list>
      <text:p text:style-name="Заголовок_20_Без_20_Нумерации"><text:span text:style-name="Default_20_Paragraph_20_Font"><text:span text:style-name="T24">Приложение А</text:span></text:span></text:p>
      <text:p text:style-name="Text_20_body"><text:span text:style-name="Default_20_Paragraph_20_Font"><text:span text:style-name="T24">Часть текста конфигурационного файла “</text:span></text:span><text:span text:style-name="Default_20_Paragraph_20_Font"><text:span text:style-name="T27">configuration.php</text:span></text:span><text:span text:style-name="Default_20_Paragraph_20_Font"><text:span text:style-name="T24">”:</text:span></text:span></text:p>
      <table:table table:name="Таблица3" table:style-name="Таблица3">
        <table:table-column table:style-name="Таблица3.A"/>
        <table:table-row>
          <table:table-cell table:style-name="Таблица3.A1" office:value-type="string">
            <text:p text:style-name="Листинг_20_кода">&lt;?php </text:p>
            <text:p text:style-name="Листинг_20_кода">if(!defined('RG_EMULATION')) { define( 'RG_EMULATION', 0 ); }</text:p>
            <text:p text:style-name="Листинг_20_кода">$mosConfig_absolute_path = '/home/jyrist/public_html';</text:p>
            <text:p text:style-name="Листинг_20_кода">$mosConfig_admin_expired = '1';</text:p>
            <text:p text:style-name="Листинг_20_кода">$mosConfig_allowUserRegistration = '1';</text:p>
            <text:p text:style-name="Листинг_20_кода">$mosConfig_back_button = '1';</text:p>
            <text:p text:style-name="Листинг_20_кода">$mosConfig_cachepath = '/home/jyrist/public_html/cache';</text:p>
            <text:p text:style-name="Листинг_20_кода">$mosConfig_cachetime = '900';</text:p>
            <text:p text:style-name="Листинг_20_кода">$mosConfig_caching = '0';</text:p>
            <text:p text:style-name="Листинг_20_кода">$mosConfig_db = 'jyrist_jyristov';</text:p>
            <text:p text:style-name="Листинг_20_кода">$mosConfig_dbprefix = 'inn_';</text:p>
            <text:p text:style-name="Листинг_20_кода">$mosConfig_debug = '0';</text:p>
            <text:p text:style-name="Листинг_20_кода">$mosConfig_editor = 'fckeditor';</text:p>
            <text:p text:style-name="Листинг_20_кода">$mosConfig_enable_log_items = '0';</text:p>
            <text:p text:style-name="Листинг_20_кода">$mosConfig_enable_log_searches = '0';</text:p>
            <text:p text:style-name="Листинг_20_кода">$mosConfig_enable_stats = '0';</text:p>
            <text:p text:style-name="Листинг_20_кода">$mosConfig_error_message = 'Сайт временно недоступен.&lt;br /&gt; Пожалуйста сообщите об этом системному администратору';</text:p>
            <text:p text:style-name="Листинг_20_кода">$mosConfig_error_reporting = '0';</text:p>
            <text:p text:style-name="Листинг_20_кода">$mosConfig_favicon = 'favicon.ico';</text:p>
            <text:p text:style-name="Листинг_20_кода">$mosConfig_fileperms = '';</text:p>
            <text:p text:style-name="Листинг_20_кода">$mosConfig_fromname = 'jyrist';</text:p>
            <text:p text:style-name="Листинг_20_кода">$mosConfig_frontend_login = '1';</text:p>
            <text:p text:style-name="Листинг_20_кода">$mosConfig_frontend_userparams = '0';</text:p>
            <text:p text:style-name="Листинг_20_кода">$mosConfig_hideAuthor = '1';</text:p>
            <text:p text:style-name="Листинг_20_кода">$mosConfig_hideCreateDate = '1';</text:p>
            <text:p text:style-name="Листинг_20_кода">$mosConfig_hideEmail = '1';</text:p>
            <text:p text:style-name="Листинг_20_кода">$mosConfig_hideModifyDate = '1';</text:p>
            <text:p text:style-name="Листинг_20_кода">$mosConfig_hidePdf = '1';</text:p>
            <text:p text:style-name="Листинг_20_кода">$mosConfig_hidePrint = '1';</text:p>
            <text:p text:style-name="Листинг_20_кода">$mosConfig_host = 'localhost';</text:p>
            <text:p text:style-name="Листинг_20_кода">$mosConfig_lang = 'russian';</text:p>
            <text:p text:style-name="Листинг_20_кода">$mosConfig_lifetime = '15000';</text:p>
            <text:p text:style-name="Листинг_20_кода">$mosConfig_list_limit = '50';</text:p>
            <text:p text:style-name="Листинг_20_кода">$mosConfig_live_site = 'http://jyristov.net';</text:p>
            <text:p text:style-name="Листинг_20_кода">$mosConfig_locale = 'ru';</text:p>
            <text:p text:style-name="Листинг_20_кода"><text:span text:style-name="Default_20_Paragraph_20_Font"><text:span text:style-name="T37">$mosConfig_mailer = 'mail';</text:span></text:span></text:p>
            <text:p text:style-name="Листинг_20_кода">$mosConfig_mailfrom = 'mailbox@mailbox.by';</text:p>
            <text:p text:style-name="Листинг_20_кода">$mosConfig_offline_message = 'Сайт сейчас закрыт на техническое обслуживание.&lt;br /&gt; Пожалуйста зайдите позже.';</text:p>
            <text:p text:style-name="Листинг_20_кода">$mosConfig_password = 'jyristov';</text:p>
            <text:p text:style-name="Листинг_20_кода">$mosConfig_secret = 'SecretKey';</text:p>
            <text:p text:style-name="Листинг_20_кода">$mosConfig_sendmail = '/usr/sbin/sendmail';</text:p>
            <text:p text:style-name="Листинг_20_кода">$mosConfig_session_life_admin = '15000';</text:p>
            <text:p text:style-name="Листинг_20_кода">$mosConfig_smtphost = 'localhost';</text:p>
            <text:p text:style-name="Листинг_20_кода">setlocale (LC_TIME, $mosConfig_locale);</text:p>
            <text:p text:style-name="Листинг_20_кода"><text:span text:style-name="Default_20_Paragraph_20_Font"><text:span text:style-name="T38">?&gt;</text:span></text:span></text:p>
          </table:table-cell>
        </table:table-row>
      </table:table>
      <text:p text:style-name="Text_20_body"><text:span text:style-name="Default_20_Paragraph_20_Font"><text:span text:style-name="T34"/></text:span></text:p>
      <text:p text:style-name="P48"><text:span text:style-name="Default_20_Paragraph_20_Font"><text:span text:style-name="T43">Приложение Б</text:span></text:span></text:p>
      <text:p text:style-name="Text_20_body">Листинг программного кода блока "Название":</text:p>
      <table:table table:name="Таблица7" table:style-name="Таблица7">
        <table:table-column table:style-name="Таблица7.A"/>
        <table:table-column table:style-name="Таблица7.B"/>
        <table:table-row>
          <table:table-cell table:style-name="Таблица7.A1" office:value-type="string">
            <text:p text:style-name="P44">Программный код препроцессора</text:p>
          </table:table-cell>
          <table:table-cell table:style-name="Таблица7.B1" office:value-type="string">
            <text:p text:style-name="Листинг_20_кода">&lt;div style="position: absolute; top: 50px; left: 0px; width: 936px; height: 1362px; background-image: url(&lt;?php echo $mosConfig_live_site;?&gt;/templates/&lt;?php echo $mainframe-&gt;getTemplate(); ?&gt;/images/bg.jpg); background-repeat: repeat-y; clear: both;"&gt;</text:p>
            <text:p text:style-name="Листинг_20_кода">&lt;img src="&lt;?php echo $mosConfig_live_site;?&gt;/templates/&lt;?php echo $mainframe-&gt;getTemplate(); ?&gt;/images/verh.jpg" title="Юридическая компания Надежный выбор" style="position: absolute; top: -44px; left: 0px;" clear: both;&gt;</text:p>
            <text:p text:style-name="Листинг_20_кода">&lt;img src="&lt;?php echo $mosConfig_live_site;?&gt;/templates/&lt;?php echo $mainframe-&gt;getTemplate(); ?&gt;/images/bok.jpg" style="position: absolute; top: -36px; right: 0px; z-index: 5; clear: both;"&gt;</text:p>
          </table:table-cell>
        </table:table-row>
        <table:table-row>
          <table:table-cell table:style-name="Таблица7.A2" office:value-type="string">
            <text:p text:style-name="Листинг_20_кода">Программный код браузера</text:p>
          </table:table-cell>
          <table:table-cell table:style-name="Таблица7.B2" office:value-type="string">
            <text:p text:style-name="Листинг_20_кода"><text:span text:style-name="T6">&lt;div style="position: absolute; top: 50px; left: 0px; width: 936px; height: 1362px; background-image: url(</text:span>http://jyristov.net/templates/jyristov/images/bg.jpg);<text:span text:style-name="T6"> background-repeat: repeat-y; clear: both;"&gt;</text:span></text:p>
            <text:p text:style-name="Листинг_20_кода"><text:span text:style-name="T6">&lt;img src="</text:span>http://jyristov.net/templates/jyristov/images/verh.jpg<text:span text:style-name="T6">" title="Юридическая компания Надежный выбор" style="position: absolute; top: -44px; left: 0px;" clear: both;&gt;</text:span></text:p>
            <text:p text:style-name="Листинг_20_кода"><text:span text:style-name="T6">&lt;img src="</text:span>http://jyristov.net/templates/jyristov/images/bok.jpg<text:span text:style-name="T6">" style="position: absolute; top: -36px; right: 0px; z-index: 5; clear: both;"&gt;</text:span></text:p>
          </table:table-cell>
        </table:table-row>
      </table:table>
      <text:p text:style-name="Text_20_body"><text:span text:style-name="Default_20_Paragraph_20_Font"><text:span text:style-name="T43"/></text:span></text:p>
      <text:p text:style-name="Заголовок_20_Без_20_Нумерации"><text:span text:style-name="Default_20_Paragraph_20_Font"><text:span text:style-name="T43">Приложение В</text:span></text:span></text:p>
      <text:p text:style-name="Text_20_body">Листинг программного кода блока «Меню приложения»:</text:p>
      <table:table table:name="Таблица8" table:style-name="Таблица8">
        <table:table-column table:style-name="Таблица8.A"/>
        <table:table-column table:style-name="Таблица8.B"/>
        <table:table-row>
          <table:table-cell table:style-name="Таблица8.A1" office:value-type="string">
            <text:p text:style-name="P44">Программный код препроцессора</text:p>
          </table:table-cell>
          <table:table-cell table:style-name="Таблица8.B1" office:value-type="string">
            <text:p text:style-name="P42">&lt;div style="position: absolute; top: 155px; left: 129px; width: 746px; height: 57px; background-image: url(&lt;?php echo $mosConfig_live_site;?&gt;/templates/&lt;?php echo $mainframe-&gt;getTemplate(); ?&gt;/images/bg1.jpg); background-repeat: repeat-y; padding-left: 40px; clear: both;"&gt;</text:p>
            <text:p text:style-name="P42">&lt;div id="menu" class="mainlevel"&gt;</text:p>
            <text:p text:style-name="P42">&lt;?php <text:s/>mosLoadModules ( 'left' , -1); ?&gt;</text:p>
            <text:p text:style-name="P42">&lt;/div&gt;</text:p>
          </table:table-cell>
        </table:table-row>
        <table:table-row>
          <table:table-cell table:style-name="Таблица8.A2" office:value-type="string">
            <text:p text:style-name="Листинг_20_кода">Программный код браузера</text:p>
          </table:table-cell>
          <table:table-cell table:style-name="Таблица8.B2" office:value-type="string">
            <text:p text:style-name="Листинг_20_кода"><text:span text:style-name="T6">&lt;div style="position: absolute; top: 155px; left: 129px; width: 746px; height: 57px; background-image: url(</text:span>http://jyristov.net/templates/jyristov/images/bg1.jpg);<text:span text:style-name="T6"> background-repeat: repeat-y; padding-left: 40px; clear: both;"&gt;</text:span></text:p>
            <text:p text:style-name="P45">&lt;div id="menu" class="mainlevel"&gt;</text:p>
            <text:p text:style-name="Листинг_20_кода"><text:span text:style-name="T6">&lt;ul&gt;&lt;a href="</text:span>http://jyristov.net/<text:span text:style-name="T6">" id="active_menu"&gt;Главная&lt;/a&gt;</text:span></text:p>
            <text:p text:style-name="Листинг_20_кода"><text:span text:style-name="T6">&lt;a href="</text:span>http://jyristov.net/docs/index.html<text:span text:style-name="T6">" &gt;Документы&lt;/a&gt;</text:span></text:p>
            <text:p text:style-name="Листинг_20_кода"><text:span text:style-name="T6">&lt;a href="</text:span>http://jyristov.net/uslugi/index.html<text:span text:style-name="T6">" &gt;Услуги&lt;/a&gt;</text:span></text:p>
            <text:p text:style-name="Листинг_20_кода"><text:span text:style-name="T6">&lt;a href="</text:span>http://jyristov.net/novosti/index.html<text:span text:style-name="T6">" &gt;Новости&lt;/a&gt;</text:span></text:p>
            <text:p text:style-name="Листинг_20_кода"><text:span text:style-name="T6">&lt;a href="</text:span>http://jyristov.net/klientyi/index.html<text:span text:style-name="T6">" &gt;Клиенты&lt;/a&gt;</text:span></text:p>
            <text:p text:style-name="Листинг_20_кода"><text:span text:style-name="T6">&lt;a href="</text:span>http://jyristov.net/kontaktaj-informacia.php<text:span text:style-name="T6">" &gt;Контакты&lt;/a&gt;</text:span></text:p>
            <text:p text:style-name="P44">&lt;/ul&gt;&lt;/div&gt;</text:p>
            <text:p text:style-name="Листинг_20_кода"><text:span text:style-name="T7">&lt;img src="</text:span>http://jyristov.net/templates/jyristov/images/i1.jpg<text:span text:style-name="T7">" style="position: absolute; bottom: 0px; left: 0px;"&gt;</text:span></text:p>
            <text:p text:style-name="P46">&lt;/div&gt;</text:p>
          </table:table-cell>
        </table:table-row>
      </table:table>
      <text:p text:style-name="Text_20_body"><text:span text:style-name="Default_20_Paragraph_20_Font"><text:span text:style-name="T43"/></text:span></text:p>
      <text:p text:style-name="Заголовок_20_Без_20_Нумерации"><text:span text:style-name="Default_20_Paragraph_20_Font"><text:span text:style-name="T43">Приложение Г</text:span></text:span></text:p>
      <text:p text:style-name="Text_20_body">Пример листинга программного кода блока "Новостная лента":</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44">Программный код препроцессора</text:p>
          </table:table-cell>
          <table:table-cell table:style-name="Таблица9.B1" office:value-type="string">
            <text:p text:style-name="P42">&lt;div style="position:absolute; top:239px; left:129px; width:746px;"&gt;</text:p>
            <text:p text:style-name="P42">&lt;div class="newsall"&gt;</text:p>
            <text:p text:style-name="P42">&lt;?php <text:s/>mosLoadModules ('price',1); ?&gt;</text:p>
            <text:p text:style-name="P42">&lt;?php <text:s/>mosLoadModules ('latestnews', 0); ?&gt;</text:p>
          </table:table-cell>
        </table:table-row>
        <table:table-row table:style-name="Таблица9.2">
          <table:table-cell table:style-name="Таблица9.A2" office:value-type="string">
            <text:p text:style-name="Листинг_20_кода">Программный код браузера</text:p>
          </table:table-cell>
          <table:table-cell table:style-name="Таблица9.B2" office:value-type="string">
            <text:p text:style-name="P43">&lt;div style="position:absolute; top:239px; left:129px; width:746px;"&gt;</text:p>
            <text:p text:style-name="P43">&lt;div class="newsall"&gt;</text:p>
            <text:p text:style-name="P43">&lt;table cellpadding="0" cellspacing="0"&gt;</text:p>
            <text:p text:style-name="P43">&lt;tr&gt;&lt;td&gt;</text:p>
            <text:p text:style-name="P43">&lt;/td&gt;&lt;/tr&gt;</text:p>
            <text:p text:style-name="P43">&lt;/table&gt;</text:p>
            <text:p text:style-name="P43">&lt;table cellpadding="0" cellspacing="0"&gt;</text:p>
            <text:p text:style-name="P43">&lt;tr&gt;&lt;td&gt;</text:p>
            <text:p text:style-name="P43">&lt;div class="news"&gt;<text:tab/></text:p>
            <text:p text:style-name="P43">&lt;div class="bg_l"&gt;&lt;div class="text_z"&gt;28 октября, 2009&lt;/div&gt;&lt;/div&gt;</text:p>
            <text:p text:style-name="P43">&lt;br /&gt;</text:p>
            <text:p text:style-name="P43">&lt;b&gt;ИМНС пополняет бюджет&lt;/b&gt;&lt;br /&gt;</text:p>
            <text:p text:style-name="Листинг_20_кода"><text:span text:style-name="T39">&lt;p class="MsoNormal" style="text-align:justify;text-indent:27.0pt"&gt;Индивидуальный</text:span><text:span text:style-name="T40"> 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text:span><text:span text:style-name="T6"> И поскольку доход за этот период не получил, единый налог ИП не уплачивал...&lt;/p&gt;</text:span></text:p>
            <text:p text:style-name="Листинг_20_кода"><text:span text:style-name="T6">&lt;p&gt;&lt;a href="</text:span>http://jyristov.net/imns-popolnyaet-byudzhet.html<text:span text:style-name="T6">" class="latestnews"&gt;Читать полностью&lt;/a&gt;&lt;/p&gt;&lt;br /&gt;</text:span></text:p>
            <text:p text:style-name="P43">&lt;/div&gt;</text:p>
            <text:p text:style-name="P43">&lt;div class="news"&gt;<text:tab/></text:p>
            <text:p text:style-name="P43">&lt;div class="bg_l"&gt;&lt;div class="text_z"&gt;19 октября, 2009&lt;/div&gt;&lt;/div&gt;&lt;br /&gt;</text:p>
            <text:p text:style-name="P43">&lt;b&gt;Проверки взяты под особый контроль&lt;/b&gt;&lt;br /&gt;</text:p>
            <text:p text:style-name="P44">&lt;p&gt;&amp;#160;&lt;/p&gt;</text:p>
            <text:p text:style-name="Листинг_20_кода"><text:span text:style-name="T6">&lt;p&gt;&lt;a href="</text:span>http://jyristov.net/proverki-kgk.html<text:span text:style-name="T6">" class="latestnews"&gt;</text:span></text:p>
            <text:p text:style-name="P44">Читать полностью&lt;/a&gt;&lt;/p&gt;</text:p>
            <text:p text:style-name="P44">&lt;br /&gt;</text:p>
            <text:p text:style-name="P44">&lt;/div&gt;</text:p>
            <text:p text:style-name="P43">&lt;div class="news"&gt;<text:tab/></text:p>
            <text:p text:style-name="P43">&lt;div class="bg_l"&gt;&lt;div class="text_z"&gt;22 сентября, 2009&lt;/div&gt;&lt;/div&gt;</text:p>
            <text:p text:style-name="P43">&lt;br /&gt;</text:p>
            <text:p text:style-name="Листинг_20_кода"><text:span text:style-name="T39">&lt;b&gt;Рост иностранных инвестиций в Беларуси ожидается в конце 2009 года&lt;/b&gt;&lt;br /&gt;</text:span><text:span text:style-name="T6">&lt;p&gt;&amp;#160;&lt;/p&gt;</text:span></text:p>
            <text:p text:style-name="Листинг_20_кода"><text:span text:style-name="T6">&lt;p&gt;&lt;a href="</text:span>http://jyristov.net/rost-inostrannyih-investitsiy-v-belarusi-ozhidaetsya-v-kontse-2009-goda.html<text:span text:style-name="T6">" class="latestnews"&gt;Читать полностью&lt;/a&gt;&lt;/p&gt;&lt;br /&gt;</text:span></text:p>
            <text:p text:style-name="P43">&lt;/div&gt;</text:p>
            <text:p text:style-name="P43">&lt;/td&gt;&lt;/tr&gt;</text:p>
            <text:p text:style-name="P43">&lt;/table&gt;</text:p>
          </table:table-cell>
        </table:table-row>
      </table:table>
      <text:p text:style-name="P36"><text:span text:style-name="Default_20_Paragraph_20_Font"><text:span text:style-name="T43"/></text:span></text:p>
      <text:p text:style-name="Заголовок_20_Без_20_Нумерации">Приложение Д</text:p>
      <text:p text:style-name="Text_20_body">Листинг код блока "Содержимое страницы" для "Главной страницы»:</text:p>
      <table:table table:name="Таблица10" table:style-name="Таблица10">
        <table:table-column table:style-name="Таблица10.A"/>
        <table:table-column table:style-name="Таблица10.B"/>
        <table:table-row>
          <table:table-cell table:style-name="Таблица10.A1" office:value-type="string">
            <text:p text:style-name="P47">Программный код препроцессора</text:p>
          </table:table-cell>
          <table:table-cell table:style-name="Таблица10.B1" office:value-type="string">
            <text:p text:style-name="Листинг_20_кода">&lt;?php mosMainBody('', 0); ?&gt;</text:p>
            <text:p text:style-name="Листинг_20_кода"/>
          </table:table-cell>
        </table:table-row>
        <table:table-row>
          <table:table-cell table:style-name="Таблица10.A2" office:value-type="string">
            <text:p text:style-name="P47">Программный код браузера</text:p>
          </table:table-cell>
          <table:table-cell table:style-name="Таблица10.B2" office:value-type="string">
            <text:p text:style-name="Листинг_20_кода">&lt;table class="blog" cellpadding="0" cellspacing="0"&gt;&lt;tr&gt;&lt;td valign="top"&gt;&lt;div&gt;<text:tab/></text:p>
            <text:p text:style-name="Листинг_20_кода">&lt;table class="contentpaneopen"&gt;</text:p>
            <text:p text:style-name="Листинг_20_кода">&lt;tr&gt;&lt;td valign="top"&gt;</text:p>
            <text:p text:style-name="Листинг_20_кода">&lt;p&gt;ООО «Надежный выбор» оказывает следующие юридические и &lt;a title="бухгалтерские услуги организациям" href="http://jyristov.net/buhuchet.html"&gt;бухгалтерские услуги&lt;/a&gt; в области предпринимательской деятельности:&lt;/p&gt;</text:p>
            <text:p text:style-name="Листинг_20_кода">&lt;ul&gt;</text:p>
            <text:p text:style-name="Листинг_20_кода">&lt;li&gt;&lt;a title="Взыскание дебиторской задолженности" href="http://jyristov.net/vzyiskanie-dolgov.html"&gt;взыскание задолженности&lt;/a&gt;;&lt;/li&gt;</text:p>
            <text:p text:style-name="Листинг_20_кода">&lt;li&gt;&lt;a title="Регистрация фирм" href="http://jyristov.net/soprovozhdenie-registratsii.html"&gt;регистрация любых коммерческих организаций&lt;/a&gt; (ООО, ОДО, ЗАО, УП, ИП);&lt;/li&gt;</text:p>
            <text:p text:style-name="Листинг_20_кода">&lt;li&gt;&lt;a title="Бухгалтерское сопровождение" href="http://jyristov.net/buhuchet.html"&gt;ведение бухгалтерского учета&lt;/a&gt;;&lt;/li&gt;</text:p>
            <text:p text:style-name="Листинг_20_кода">&lt;li&gt;&lt;a title="Ликвидировать фирму" href="http://jyristov.net/likvidatsiya.html"&gt;ликвидация юридического лица&lt;/a&gt;;&lt;/li&gt;</text:p>
            <text:p text:style-name="Листинг_20_кода">&lt;li&gt;&lt;a title="Налоговые проверки в Минске" href="http://jyristov.net/nalogooblozhenie.html"&gt;консультации в области налогообложения&lt;/a&gt;;&lt;/li&gt;</text:p>
            <text:p text:style-name="Листинг_20_кода">&lt;li&gt;&lt;a title="Банкротство предприятия" href="http://jyristov.net/bankrotstvo.html"&gt;банкротство организаций&lt;/a&gt;;&lt;/li&gt;</text:p>
            <text:p text:style-name="Листинг_20_кода">&lt;li&gt;&lt;a title="Купить готовую фирму" href="http://jyristov.net/pokupka-kompanii.html"&gt;покупка и продажа организаций&lt;/a&gt;;&lt;/li&gt;</text:p>
            <text:p text:style-name="Листинг_20_кода">&lt;li&gt;&lt;a title="Получение лицензий" href="http://jyristov.net/poluchenie-litsenziy.html"&gt;лицензирование&lt;/a&gt;;&lt;/li&gt;</text:p>
            <text:p text:style-name="Листинг_20_кода">&lt;li&gt;&lt;a title="Получение сертификатов" href="http://jyristov.net/gigiena.html"&gt;сертификация и гигиеническая регистрация&lt;/a&gt;;&lt;/li&gt;</text:p>
            <text:p text:style-name="Листинг_20_кода">&lt;li&gt;&lt;a title="Реорганизация выделение" href="http://jyristov.net/reorganizatsiya-yuridicheskogo-litsa-v-voprosah-i-otvetah.html"&gt;реорганизация юридических лиц&lt;/a&gt;;&lt;/li&gt;</text:p>
            <text:p text:style-name="Листинг_20_кода">&lt;li&gt;&lt;a title="Представительство в суде" href="http://jyristov.net/vzyiskanie-dolgov.html"&gt;представительство в суде;&lt;/a&gt;&lt;/li&gt;</text:p>
            <text:p text:style-name="Листинг_20_кода">&lt;li&gt;юридическое сопровождение бизнеса.&lt;/li&gt;</text:p>
            <text:p text:style-name="Листинг_20_кода">&lt;/ul&gt;</text:p>
            <text:p text:style-name="Листинг_20_кода">&lt;p&gt;-----------------------------------------------------------------------------------&lt;/p&gt;</text:p>
            <text:p text:style-name="Листинг_20_кода">&lt;p&gt;По всем вопросам, касающимся порядка оказания услуг и стоимости звоните:&lt;/p&gt;</text:p>
            <text:p text:style-name="Листинг_20_кода">&lt;p&gt;+375 (17) &lt;b&gt;203-81-20&lt;/b&gt; (офис)&lt;/p&gt;</text:p>
            <text:p text:style-name="Листинг_20_кода">&lt;p&gt;+375 (29) &lt;b&gt;311-62-41&lt;/b&gt; (Велком)&lt;/p&gt;</text:p>
            <text:p text:style-name="Листинг_20_кода">&lt;p&gt;Минск, Обойная 12, офис 503 (рядом с кинотеатром Беларусь).&lt;/p&gt;</text:p>
            <text:p text:style-name="Листинг_20_кода">&lt;p&gt;&lt;a href="http://jyristov.net/nashe-konkurentnoe-preimuschestvo.html"&gt;Почему стоит обратиться к нам&lt;/a&gt;?&lt;/p&gt;</text:p>
            <text:p text:style-name="Листинг_20_кода">&lt;/td&gt;&lt;/tr&gt;&lt;/table&gt;</text:p>
          </table:table-cell>
        </table:table-row>
      </table:table>
      <text:p text:style-name="Заголовок_20_Без_20_Нумерации"/>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ArialMT" svg:font-family="ArialMT" style:font-family-generic="swiss"/>
    <style:font-face style:name="LucidaGrande" svg:font-family="LucidaGrande"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left="0cm" fo:margin-right="0cm" fo:margin-top="0cm" fo:margin-bottom="0.212cm" fo:line-height="120%" fo:text-align="justify" style:justify-single-word="false" fo:hyphenation-ladder-count="no-limit" fo:text-indent="0.9cm" style:auto-text-indent="false" style:page-number="auto" style:shadow="none">
        <style:tab-stops>
          <style:tab-stop style:position="15.998cm" style:type="right" style:leader-style="dotted" style:leader-text="."/>
        </style:tab-stops>
      </style:paragraph-properties>
      <style:text-properties fo:font-size="14pt" style:font-size-asian="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master-page-name="">
      <style:paragraph-properties fo:margin-top="0.42cm" fo:margin-bottom="0.349cm" fo:line-height="120%" fo:text-align="center" style:justify-single-word="false" fo:hyphenation-ladder-count="no-limit" style:page-number="auto" fo:break-before="page" fo:background-color="transparent">
        <style:tab-stops/>
        <style:background-image/>
      </style:paragraph-properties>
      <style:text-properties style:font-name="Times New Roman1"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margin-left="0cm" fo:margin-right="0cm" fo:margin-top="0.42cm" fo:margin-bottom="0.409cm" fo:line-height="150%" fo:hyphenation-ladder-count="no-limit" fo:text-indent="1.199cm" style:auto-text-indent="false"/>
      <style:text-properties style:font-name="Times New Roman1" fo:font-weight="bold"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1" style:family="paragraph">
      <style:paragraph-properties fo:line-height="150%" fo:orphans="2" fo:widows="2" fo:hyphenation-ladder-count="no-limit"/>
      <style:text-properties fo:font-size="10pt" fo:language="en" fo:country="US" style:font-name-asian="Arial" style:font-size-asian="10pt" style:font-name-complex="Times New Roman"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margin-top="0.42cm" fo:margin-bottom="0.409cm" fo:text-align="center" style:justify-single-word="false" fo:hyphenation-ladder-count="no-limit" style:shadow="none" text:number-lines="false" text:line-number="0"/>
      <style:text-properties style:font-name="Times New Roman1" fo:font-size="14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line-height="150%" fo:hyphenation-ladder-count="no-limit">
        <style:tab-stops>
          <style:tab-stop style:position="16.999cm" style:type="right" style:leader-style="dotted" style:leader-text="."/>
        </style:tab-stops>
      </style:paragraph-properties>
      <style:text-properties fo:font-size="14pt" style:font-size-asian="14pt" fo:hyphenate="false" fo:hyphenation-remain-char-count="0" fo:hyphenation-push-char-count="0"/>
    </style:style>
    <style:style style:name="Contents_20_2" style:display-name="Contents 2" style:family="paragraph" style:parent-style-name="Index" style:class="index">
      <style:paragraph-properties fo:margin-left="0.499cm" fo:margin-right="0cm" fo:line-height="150%" fo:hyphenation-ladder-count="no-limit" fo:text-indent="0cm" style:auto-text-indent="false">
        <style:tab-stops>
          <style:tab-stop style:position="16.499cm" style:type="right" style:leader-style="dotted" style:leader-text="."/>
        </style:tab-stops>
      </style:paragraph-properties>
      <style:text-properties fo:font-size="14pt" style:font-size-asian="14pt" fo:hyphenate="false" fo:hyphenation-remain-char-count="0" fo:hyphenation-push-char-count="0"/>
    </style:style>
    <style:style style:name="Table" style:family="paragraph" style:parent-style-name="Caption" style:class="extra">
      <style:paragraph-properties fo:hyphenation-ladder-count="no-limit"/>
      <style:text-properties fo:font-size="14pt" fo:font-style="normal" style:font-size-asian="14pt" style:font-style-asian="norm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rawing" style:family="paragraph" style:parent-style-name="Caption" style:class="extra">
      <style:paragraph-properties fo:text-align="center" style:justify-single-word="false" fo:hyphenation-ladder-count="no-limit"/>
      <style:text-properties fo:font-size="14pt" fo:font-style="normal" style:font-size-asian="14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_3f__3f__3f__3f__3f__3f__3f_" style:display-name="???????"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20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3f__3f__3f__20__3f__20__3f__3f__3f__3f__3f__3f__3f__3f_" style:display-name="?????? ?????? ? ????????" style:family="paragraph" style:parent-style-name="_3f__3f__3f__3f__3f__3f__3f_">
      <style:paragraph-properties fo:margin-left="0cm" fo:margin-right="0cm" fo:hyphenation-ladder-count="no-limit" fo:text-indent="0.6cm" style:auto-text-indent="false"/>
      <style:text-properties fo:hyphenate="false" fo:hyphenation-remain-char-count="0" fo:hyphenation-push-char-count="0"/>
    </style:style>
    <style:style style:name="_3f__3f__3f__3f_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fo:hyphenation-remain-char-count="0" fo:hyphenation-push-char-count="0"/>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WW-_3f__3f__3f__3f__3f__3f__3f__3f__3f_" style:display-name="WW-?????????"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 style:display-name="WW-????????? 1"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 style:display-name="WW-????????? 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_3f_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7e_LT_7e_Gliederung_20_1" style:display-name="???????~LT~Gliederung 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_3f__3f__3f__3f__3f__3f__3f__7e_LT_7e_Gliederung_20_2" style:display-name="???????~LT~Gliederung 2" style:family="paragraph" style:parent-style-name="_3f__3f__3f__3f__3f__3f__3f_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7e_LT_7e_Gliederung_20_3" style:display-name="???????~LT~Gliederung 3" style:family="paragraph" style:parent-style-name="_3f__3f__3f__3f__3f__3f__3f_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7e_LT_7e_Gliederung_20_4" style:display-name="???????~LT~Gliederung 4" style:family="paragraph" style:parent-style-name="_3f__3f__3f__3f__3f__3f__3f_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7e_LT_7e_Gliederung_20_5" style:display-name="???????~LT~Gliederung 5" style:family="paragraph" style:parent-style-name="_3f__3f__3f__3f__3f__3f__3f__7e_LT_7e_Gliederung_20_4">
      <style:paragraph-properties fo:margin-top="0cm" fo:margin-bottom="0.101cm" fo:hyphenation-ladder-count="no-limit"/>
      <style:text-properties fo:hyphenate="false" fo:hyphenation-remain-char-count="0" fo:hyphenation-push-char-count="0"/>
    </style:style>
    <style:style style:name="_3f__3f__3f__3f__3f__3f__3f__7e_LT_7e_Gliederung_20_6" style:display-name="???????~LT~Gliederung 6" style:family="paragraph" style:parent-style-name="_3f__3f__3f__3f__3f__3f__3f__7e_LT_7e_Gliederung_20_5">
      <style:paragraph-properties fo:hyphenation-ladder-count="no-limit"/>
      <style:text-properties fo:hyphenate="false" fo:hyphenation-remain-char-count="0" fo:hyphenation-push-char-count="0"/>
    </style:style>
    <style:style style:name="_3f__3f__3f__3f__3f__3f__3f__7e_LT_7e_Gliederung_20_7" style:display-name="???????~LT~Gliederung 7" style:family="paragraph" style:parent-style-name="_3f__3f__3f__3f__3f__3f__3f__7e_LT_7e_Gliederung_20_6">
      <style:paragraph-properties fo:hyphenation-ladder-count="no-limit"/>
      <style:text-properties fo:hyphenate="false" fo:hyphenation-remain-char-count="0" fo:hyphenation-push-char-count="0"/>
    </style:style>
    <style:style style:name="_3f__3f__3f__3f__3f__3f__3f__7e_LT_7e_Gliederung_20_8" style:display-name="???????~LT~Gliederung 8" style:family="paragraph" style:parent-style-name="_3f__3f__3f__3f__3f__3f__3f__7e_LT_7e_Gliederung_20_7">
      <style:paragraph-properties fo:hyphenation-ladder-count="no-limit"/>
      <style:text-properties fo:hyphenate="false" fo:hyphenation-remain-char-count="0" fo:hyphenation-push-char-count="0"/>
    </style:style>
    <style:style style:name="_3f__3f__3f__3f__3f__3f__3f__7e_LT_7e_Gliederung_20_9" style:display-name="???????~LT~Gliederung 9" style:family="paragraph" style:parent-style-name="_3f__3f__3f__3f__3f__3f__3f__7e_LT_7e_Gliederung_20_8">
      <style:paragraph-properties fo:hyphenation-ladder-count="no-limit"/>
      <style:text-properties fo:hyphenate="false" fo:hyphenation-remain-char-count="0" fo:hyphenation-push-char-count="0"/>
    </style:style>
    <style:style style:name="_3f__3f__3f__3f__3f__3f__3f__7e_LT_7e_Titel" style:display-name="???????~LT~Titel"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7e_LT_7e_Untertitel" style:display-name="???????~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7e_LT_7e_Notizen" style:display-name="???????~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_3f__3f__3f__3f__3f__3f__3f__7e_LT_7e_Hintergrundobjekte" style:display-name="???????~LT~Hintergrundobjekte" style:family="paragraph">
      <style:paragraph-properties fo:hyphenation-ladder-count="no-limit" style:text-autospace="none"/>
      <style:text-properties fo:hyphenate="false" fo:hyphenation-remain-char-count="0" fo:hyphenation-push-char-count="0"/>
    </style:style>
    <style:style style:name="_3f__3f__3f__3f__3f__3f__3f__7e_LT_7e_Hintergrund" style:display-name="???????~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_3f__3f__3f__3f__3f__3f__3f__3f__3f_1" style:display-name="WW-?????????1"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3f__3f__3f__3f__3f_" style:display-name="????????????"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20__3f__3f__3f__3f_" style:display-name="??????? ????" style:family="paragraph">
      <style:paragraph-properties fo:hyphenation-ladder-count="no-limit" style:text-autospace="none"/>
      <style:text-properties fo:hyphenate="false" fo:hyphenation-remain-char-count="0" fo:hyphenation-push-char-count="0"/>
    </style:style>
    <style:style style:name="_3f__3f__3f_" style:display-name="???" style:family="paragraph">
      <style:paragraph-properties fo:hyphenation-ladder-count="no-limit" style:text-autospace="none"/>
      <style:text-properties fo:hyphenate="false" fo:hyphenation-remain-char-count="0" fo:hyphenation-push-char-count="0"/>
    </style:style>
    <style:style style:name="_3f__3f__3f__3f__3f__3f__3f__3f__3f__3f_" style:display-name="??????????"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WW-_3f__3f__3f__3f__3f__3f__3f__3f__3f__20_11" style:display-name="WW-????????? 1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 style:display-name="WW-????????? 21" style:family="paragraph" style:parent-style-name="WW-_3f__3f__3f__3f__3f__3f__3f__3f__3f__20_1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3f__3f__20_3" style:display-name="????????? 3" style:family="paragraph" style:parent-style-name="WW-_3f__3f__3f__3f__3f__3f__3f__3f__3f__20_21">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3f__3f__20_4" style:display-name="????????? 4" style:family="paragraph" style:parent-style-name="_3f__3f__3f__3f__3f__3f__3f__3f__3f_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3f__3f__20_5" style:display-name="????????? 5" style:family="paragraph" style:parent-style-name="_3f__3f__3f__3f__3f__3f__3f__3f__3f__20_4">
      <style:paragraph-properties fo:margin-top="0cm" fo:margin-bottom="0.101cm" fo:hyphenation-ladder-count="no-limit"/>
      <style:text-properties fo:hyphenate="false" fo:hyphenation-remain-char-count="0" fo:hyphenation-push-char-count="0"/>
    </style:style>
    <style:style style:name="_3f__3f__3f__3f__3f__3f__3f__3f__3f__20_6" style:display-name="????????? 6" style:family="paragraph" style:parent-style-name="_3f__3f__3f__3f__3f__3f__3f__3f__3f__20_5">
      <style:paragraph-properties fo:hyphenation-ladder-count="no-limit"/>
      <style:text-properties fo:hyphenate="false" fo:hyphenation-remain-char-count="0" fo:hyphenation-push-char-count="0"/>
    </style:style>
    <style:style style:name="_3f__3f__3f__3f__3f__3f__3f__3f__3f__20_7" style:display-name="????????? 7" style:family="paragraph" style:parent-style-name="_3f__3f__3f__3f__3f__3f__3f__3f__3f__20_6">
      <style:paragraph-properties fo:hyphenation-ladder-count="no-limit"/>
      <style:text-properties fo:hyphenate="false" fo:hyphenation-remain-char-count="0" fo:hyphenation-push-char-count="0"/>
    </style:style>
    <style:style style:name="_3f__3f__3f__3f__3f__3f__3f__3f__3f__20_8" style:display-name="????????? 8" style:family="paragraph" style:parent-style-name="_3f__3f__3f__3f__3f__3f__3f__3f__3f__20_7">
      <style:paragraph-properties fo:hyphenation-ladder-count="no-limit"/>
      <style:text-properties fo:hyphenate="false" fo:hyphenation-remain-char-count="0" fo:hyphenation-push-char-count="0"/>
    </style:style>
    <style:style style:name="_3f__3f__3f__3f__3f__3f__3f__3f__3f__20_9" style:display-name="????????? 9" style:family="paragraph" style:parent-style-name="_3f__3f__3f__3f__3f__3f__3f__3f__3f__20_8">
      <style:paragraph-properties fo:hyphenation-ladder-count="no-limit"/>
      <style:text-properties fo:hyphenate="false" fo:hyphenation-remain-char-count="0" fo:hyphenation-push-char-count="0"/>
    </style:style>
    <style:style style:name="WW-_3f__3f__3f__3f__3f__3f__3f__3f__3f_12" style:display-name="WW-?????????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 style:display-name="WW-????????? 1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 style:display-name="WW-????????? 2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 style:display-name="WW-?????????123"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 style:display-name="WW-????????? 1123"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 style:display-name="WW-????????? 2123" style:family="paragraph" style:parent-style-name="WW-_3f__3f__3f__3f__3f__3f__3f__3f__3f__20_1123">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WW-_3f__3f__3f__3f__3f__3f__3f__3f__3f_1234" style:display-name="WW-?????????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34" style:display-name="WW-????????? 1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34" style:display-name="WW-????????? 2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45" style:display-name="WW-?????????12345"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45" style:display-name="WW-????????? 112345"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45" style:display-name="WW-????????? 212345" style:family="paragraph" style:parent-style-name="WW-_3f__3f__3f__3f__3f__3f__3f__3f__3f__20_112345">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Заголовок_20_Без_20_Нумерации" style:display-name="Заголовок Без Нумерации" style:family="paragraph" style:parent-style-name="Heading_20_1" style:default-outline-level="" style:list-style-name="" style:class="text">
      <style:paragraph-properties text:number-lines="false" text:line-number="0"/>
    </style:style>
    <style:style style:name="Основной_20_текст_20_содержания" style:display-name="Основной текст содержания" style:family="paragraph" style:parent-style-name="Text_20_body">
      <style:paragraph-properties fo:margin-left="0cm" fo:margin-right="0cm" fo:text-align="start" style:justify-single-word="false" fo:text-indent="0cm" style:auto-text-indent="false"/>
      <style:text-properties fo:font-size="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Листинг_20_кода" style:display-name="Листинг кода" style:family="paragraph" style:parent-style-name="Normal" style:class="extra">
      <style:paragraph-properties fo:orphans="2" fo:widows="2" fo:hyphenation-ladder-count="no-limit" style:text-autospace="none" style:vertical-align="auto"/>
      <style:text-properties style:font-name="Times New Roman" fo:font-size="12pt" fo:language="en" fo:country="US" style:letter-kerning="false" style:font-size-asian="12pt" style:font-name-complex="LucidaGrande" style:font-size-complex="12pt" fo:hyphenate="true" fo:hyphenation-remain-char-count="0" fo:hyphenation-push-char-count="0"/>
    </style:style>
    <style:style style:name="Безымянный1" style:family="paragraph" style:parent-style-name="Листинг_20_кода"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199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101cm" text:min-label-distance="0.15cm"/>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57</text:page-number></text:p>
      </style:footer>
    </style:master-page>
    <style:master-page style:name="MPF0" style:page-layout-name="Mpm3" style:next-style-name="MP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Ivan Sidarau</meta:initial-creator>
    <dc:creator>Ivan Sidarau</dc:creator>
    <meta:creation-date>2010-04-14T22:00:00Z</meta:creation-date>
    <dc:date>2010-05-26T00:43:22</dc:date>
    <meta:editing-cycles>579</meta:editing-cycles>
    <meta:editing-duration>PT93H11M52S</meta:editing-duration>
    <meta:document-statistic meta:table-count="10" meta:image-count="27" meta:object-count="0" meta:page-count="60" meta:paragraph-count="605" meta:word-count="9511" meta:character-count="84205"/>
    <meta:template xlink:type="simple" xlink:actuate="onRequest" xlink:title="" xlink:href="../../../../../../../../_dev/univer/Diploma/SidarauIS/doc/sidarau.odt/Normal.dotm"/>
  </office:meta>
</office:document-meta>
</file>